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F00000037DF2FF1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ova" svg:font-family="'Arial Nova'" style:font-family-generic="roman" style:font-pitch="variable"/>
    <style:font-face style:name="Arial Nova1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8.016cm" fo:margin-left="-0.182cm" fo:margin-top="0cm" fo:margin-bottom="0cm" table:align="left" style:writing-mode="lr-tb"/>
    </style:style>
    <style:style style:name="Table1.A" style:family="table-column">
      <style:table-column-properties style:column-width="9.0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0.5pt solid #000000" fo:border-right="0.5pt solid #000000" fo:border-top="0.5pt solid #000000" fo:border-bottom="3pt solid #000000" style:writing-mode="lr-tb"/>
    </style:style>
    <style:style style:name="Table1.A2" style:family="table-cell">
      <style:table-cell-properties style:vertical-align="" fo:padding-left="0.191cm" fo:padding-right="0.191cm" fo:padding-top="0cm" fo:padding-bottom="0cm" fo:border-left="3pt solid #000000" fo:border-right="0.5pt solid #000000" fo:border-top="3pt solid #000000" fo:border-bottom="3pt solid #000000" style:writing-mode="lr-tb"/>
    </style:style>
    <style:style style:name="Table1.B2" style:family="table-cell">
      <style:table-cell-properties style:vertical-align="" fo:padding-left="0.191cm" fo:padding-right="0.191cm" fo:padding-top="0cm" fo:padding-bottom="0cm" fo:border-left="0.5pt solid #000000" fo:border-right="3pt solid #000000" fo:border-top="3pt solid #000000" fo:border-bottom="3pt solid #000000" style:writing-mode="lr-tb"/>
    </style:style>
    <style:style style:name="Table1.A3" style:family="table-cell">
      <style:table-cell-properties style:vertical-align="" fo:padding-left="0.191cm" fo:padding-right="0.191cm" fo:padding-top="0cm" fo:padding-bottom="0cm" fo:border-left="0.5pt solid #000000" fo:border-right="0.5pt solid #000000" fo:border-top="3pt solid #000000" fo:border-bottom="0.5pt solid #000000" style:writing-mode="lr-tb"/>
    </style:style>
    <style:style style:name="Table1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17" style:family="table-row">
      <style:table-row-properties style:min-row-height="0.141cm" fo:keep-together="auto"/>
    </style:style>
    <style:style style:name="Table2" style:family="table">
      <style:table-properties style:width="17.685cm" fo:margin-left="-0.191cm" fo:margin-top="0cm" fo:margin-bottom="0cm" table:align="left" style:writing-mode="lr-tb"/>
    </style:style>
    <style:style style:name="Table2.A" style:family="table-column">
      <style:table-column-properties style:column-width="15.127cm"/>
    </style:style>
    <style:style style:name="Table2.B" style:family="table-column">
      <style:table-column-properties style:column-width="2.55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3" style:family="table">
      <style:table-properties style:width="16.757cm" fo:margin-top="0cm" fo:margin-bottom="0cm" table:align="center" style:writing-mode="lr-tb"/>
    </style:style>
    <style:style style:name="Table3.A" style:family="table-column">
      <style:table-column-properties style:column-width="0.801cm"/>
    </style:style>
    <style:style style:name="Table3.B" style:family="table-column">
      <style:table-column-properties style:column-width="5.271cm"/>
    </style:style>
    <style:style style:name="Table3.C" style:family="table-column">
      <style:table-column-properties style:column-width="3.454cm"/>
    </style:style>
    <style:style style:name="Table3.D" style:family="table-column">
      <style:table-column-properties style:column-width="7.232cm"/>
    </style:style>
    <style:style style:name="Table3.1" style:family="table-row">
      <style:table-row-properties style:min-row-height="0.734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529cm" fo:keep-together="auto"/>
    </style:style>
    <style:style style:name="Table4" style:family="table">
      <style:table-properties style:width="16.977cm" fo:margin-top="0cm" fo:margin-bottom="0cm" table:align="center" style:writing-mode="lr-tb"/>
    </style:style>
    <style:style style:name="Table4.A" style:family="table-column">
      <style:table-column-properties style:column-width="0.884cm"/>
    </style:style>
    <style:style style:name="Table4.B" style:family="table-column">
      <style:table-column-properties style:column-width="5.466cm"/>
    </style:style>
    <style:style style:name="Table4.C" style:family="table-column">
      <style:table-column-properties style:column-width="3.175cm"/>
    </style:style>
    <style:style style:name="Table4.D" style:family="table-column">
      <style:table-column-properties style:column-width="7.452cm"/>
    </style:style>
    <style:style style:name="Table4.1" style:family="table-row">
      <style:table-row-properties style:min-row-height="0.54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4.A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text-properties officeooo:rsid="0028ec18" officeooo:paragraph-rsid="0028ec18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36eb6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b1208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bba469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ab69c8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5a7ba3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78d91e" style:font-size-asian="11pt" style:font-name-complex="Arial1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bba8d7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89d1e1" style:font-size-asian="11pt" style:font-name-complex="Arial1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8fb8cc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9380f4" style:font-size-asian="11pt" style:font-name-complex="Arial1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9781f2" style:font-size-asian="11pt" style:font-name-complex="Arial1" style:font-size-complex="11pt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Arial" fo:font-size="11pt" officeooo:paragraph-rsid="009b8917" style:font-size-asian="11pt" style:font-name-complex="Arial1" style:font-size-complex="11pt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Arial" fo:font-size="11pt" officeooo:paragraph-rsid="009fc5d4" style:font-size-asian="11pt" style:font-name-complex="Arial1" style:font-size-complex="11pt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Arial" fo:font-size="11pt" officeooo:paragraph-rsid="00a27815" style:font-size-asian="11pt" style:font-name-complex="Arial1" style:font-size-complex="11pt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Arial" fo:font-size="11pt" officeooo:paragraph-rsid="00a558e1" style:font-size-asian="11pt" style:font-name-complex="Arial1" style:font-size-complex="11pt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Arial" fo:font-size="11pt" officeooo:paragraph-rsid="00a9a49a" style:font-size-asian="11pt" style:font-name-complex="Arial1" style:font-size-complex="11pt"/>
    </style:style>
    <style:style style:name="P24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style:writing-mode="lr-tb"/>
      <style:text-properties officeooo:paragraph-rsid="01080853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style:font-name-asian="Arial1" style:font-size-asian="11pt" style:font-name-complex="Arial1" style:font-size-complex="11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47c98a" style:font-name-asian="Arial1" style:font-size-asian="11pt" style:font-name-complex="Arial1" style:font-size-complex="11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47c98a" style:font-name-asian="Arial1" style:font-size-asian="11pt" style:font-name-complex="Arial1" style:font-size-complex="11pt"/>
    </style:style>
    <style:style style:name="P30" style:family="paragraph" style:parent-style-name="Standard">
      <style:paragraph-properties fo:margin-left="0cm" fo:margin-right="0cm" style:line-height-at-least="0.494cm" fo:text-indent="0cm" style:auto-text-indent="false" style:writing-mode="lr-tb"/>
      <style:text-properties style:font-name="Arial" fo:font-size="11pt" style:font-name-asian="Arial1" style:font-size-asian="11pt" style:font-name-complex="Arial1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style:font-size-asian="11pt" style:font-name-complex="Arial1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b13fb3" style:font-size-asian="11pt" style:font-name-complex="Arial1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b51b25" style:font-size-asian="11pt" style:font-name-complex="Arial1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be3b86" style:font-size-asian="11pt" style:font-name-complex="Arial1" style:font-size-complex="11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c04c8e" style:font-size-asian="11pt" style:font-name-complex="Arial1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c3802c" style:font-size-asian="11pt" style:font-name-complex="Arial1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b0b675" style:font-size-asian="11pt" style:font-name-complex="Arial1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b13fb3" style:font-size-asian="11pt" style:font-name-complex="Arial1" style:font-size-complex="11pt"/>
    </style:style>
    <style:style style:name="P40" style:family="paragraph" style:parent-style-name="Standard">
      <style:paragraph-properties fo:margin-left="0cm" fo:margin-right="0.33cm" fo:text-align="start" style:justify-single-word="false" fo:text-indent="0cm" style:auto-text-indent="false" style:writing-mode="lr-tb"/>
      <style:text-properties style:font-name="Arial" fo:font-size="11pt" officeooo:paragraph-rsid="00b7d685" style:font-size-asian="11pt" style:font-name-complex="Arial1" style:font-size-complex="11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b7d685" style:font-size-asian="11pt" style:font-name-complex="Arial1" style:font-size-complex="11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be3b86" style:font-size-asian="11pt" style:font-name-complex="Arial1" style:font-size-complex="11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c04c8e" style:font-size-asian="11pt" style:font-name-complex="Arial1" style:font-size-complex="11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c3802c" style:font-size-asian="11pt" style:font-name-complex="Arial1" style:font-size-complex="11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officeooo:rsid="00bba469" officeooo:paragraph-rsid="00bba469" style:font-size-asian="11pt" style:font-name-complex="Arial1" style:font-size-complex="11pt"/>
    </style:style>
    <style:style style:name="P46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style:font-size-asian="11pt" style:font-name-complex="Arial1" style:font-size-complex="11pt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P49" style:family="paragraph" style:parent-style-name="Standard">
      <style:paragraph-properties fo:margin-left="0cm" fo:margin-right="0cm" fo:text-indent="0cm" style:auto-text-indent="false" style:writing-mode="lr-tb"/>
    </style:style>
    <style:style style:name="P50" style:family="paragraph" style:parent-style-name="Standard">
      <style:paragraph-properties fo:margin-left="0cm" fo:margin-right="0cm" style:line-height-at-least="0.494cm" fo:text-indent="0cm" style:auto-text-indent="false" style:writing-mode="lr-tb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663000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7e656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821c9c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</style:style>
    <style:style style:name="P5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58" style:family="paragraph" style:parent-style-name="Standard">
      <style:paragraph-properties fo:margin-left="0cm" fo:margin-right="0cm" fo:text-indent="0cm" style:auto-text-indent="false" style:writing-mode="lr-tb"/>
      <style:text-properties officeooo:paragraph-rsid="00c9a90e"/>
    </style:style>
    <style:style style:name="P59" style:family="paragraph" style:parent-style-name="Standard">
      <style:paragraph-properties fo:margin-left="0cm" fo:margin-right="0cm" fo:text-indent="0cm" style:auto-text-indent="false" style:writing-mode="lr-tb"/>
      <style:text-properties officeooo:paragraph-rsid="00cf11cf"/>
    </style:style>
    <style:style style:name="P60" style:family="paragraph" style:parent-style-name="Standard">
      <style:paragraph-properties fo:margin-left="2.54cm" fo:margin-right="0cm" fo:text-indent="0cm" style:auto-text-indent="false" style:writing-mode="lr-tb"/>
      <style:text-properties officeooo:paragraph-rsid="00cf11cf"/>
    </style:style>
    <style:style style:name="P61" style:family="paragraph" style:parent-style-name="Standard">
      <style:paragraph-properties fo:margin-left="0cm" fo:margin-right="0cm" fo:text-indent="0cm" style:auto-text-indent="false" style:writing-mode="lr-tb"/>
      <style:text-properties officeooo:paragraph-rsid="00cf5d60"/>
    </style:style>
    <style:style style:name="P62" style:family="paragraph" style:parent-style-name="Standard">
      <style:paragraph-properties fo:margin-left="0cm" fo:margin-right="0cm" fo:text-indent="0cm" style:auto-text-indent="false" style:writing-mode="lr-tb"/>
      <style:text-properties officeooo:paragraph-rsid="00cfd85b"/>
    </style:style>
    <style:style style:name="P63" style:family="paragraph" style:parent-style-name="Standard">
      <style:paragraph-properties fo:margin-left="0cm" fo:margin-right="0cm" fo:text-indent="0cm" style:auto-text-indent="false" style:writing-mode="lr-tb"/>
      <style:text-properties officeooo:paragraph-rsid="00d69b05"/>
    </style:style>
    <style:style style:name="P64" style:family="paragraph" style:parent-style-name="Standard">
      <style:paragraph-properties fo:margin-left="1.27cm" fo:margin-right="0cm" fo:text-indent="1.27cm" style:auto-text-indent="false" style:writing-mode="lr-tb"/>
      <style:text-properties officeooo:paragraph-rsid="00d69b05"/>
    </style:style>
    <style:style style:name="P65" style:family="paragraph" style:parent-style-name="Standard">
      <style:paragraph-properties fo:margin-left="0cm" fo:margin-right="0cm" fo:text-indent="0cm" style:auto-text-indent="false" style:writing-mode="lr-tb"/>
      <style:text-properties officeooo:paragraph-rsid="00d90654"/>
    </style:style>
    <style:style style:name="P66" style:family="paragraph" style:parent-style-name="Standard">
      <style:paragraph-properties fo:margin-left="0cm" fo:margin-right="0cm" fo:text-indent="0cm" style:auto-text-indent="false" style:writing-mode="lr-tb"/>
      <style:text-properties officeooo:paragraph-rsid="00db2622"/>
    </style:style>
    <style:style style:name="P67" style:family="paragraph" style:parent-style-name="Standard">
      <style:paragraph-properties fo:margin-left="0cm" fo:margin-right="0cm" fo:text-indent="0cm" style:auto-text-indent="false" style:writing-mode="lr-tb"/>
      <style:text-properties officeooo:paragraph-rsid="00e1c667"/>
    </style:style>
    <style:style style:name="P68" style:family="paragraph" style:parent-style-name="Standard">
      <style:paragraph-properties fo:margin-left="2.54cm" fo:margin-right="0cm" fo:text-indent="0cm" style:auto-text-indent="false" style:writing-mode="lr-tb"/>
      <style:text-properties officeooo:paragraph-rsid="00e1c667"/>
    </style:style>
    <style:style style:name="P69" style:family="paragraph" style:parent-style-name="Standard">
      <style:paragraph-properties fo:margin-left="0cm" fo:margin-right="0cm" fo:text-indent="0cm" style:auto-text-indent="false" style:writing-mode="lr-tb"/>
      <style:text-properties officeooo:paragraph-rsid="00e24536"/>
    </style:style>
    <style:style style:name="P70" style:family="paragraph" style:parent-style-name="Standard">
      <style:paragraph-properties fo:margin-left="0cm" fo:margin-right="0cm" fo:text-indent="0cm" style:auto-text-indent="false" style:writing-mode="lr-tb"/>
      <style:text-properties officeooo:paragraph-rsid="00e93454"/>
    </style:style>
    <style:style style:name="P71" style:family="paragraph" style:parent-style-name="Standard">
      <style:paragraph-properties fo:margin-left="0cm" fo:margin-right="0cm" fo:text-indent="0cm" style:auto-text-indent="false" style:writing-mode="lr-tb"/>
      <style:text-properties officeooo:paragraph-rsid="00f3d08b"/>
    </style:style>
    <style:style style:name="P72" style:family="paragraph" style:parent-style-name="Standard">
      <style:paragraph-properties fo:margin-left="0cm" fo:margin-right="0cm" fo:text-indent="0cm" style:auto-text-indent="false" style:writing-mode="lr-tb"/>
      <style:text-properties officeooo:paragraph-rsid="00f637ec"/>
    </style:style>
    <style:style style:name="P73" style:family="paragraph" style:parent-style-name="Standard">
      <style:paragraph-properties fo:margin-left="0cm" fo:margin-right="0cm" fo:text-indent="0cm" style:auto-text-indent="false" style:writing-mode="lr-tb"/>
      <style:text-properties officeooo:paragraph-rsid="00f96b72"/>
    </style:style>
    <style:style style:name="P74" style:family="paragraph" style:parent-style-name="Standard">
      <style:paragraph-properties fo:margin-left="2.54cm" fo:margin-right="0cm" fo:text-indent="1.27cm" style:auto-text-indent="false" style:writing-mode="lr-tb"/>
      <style:text-properties officeooo:paragraph-rsid="00fbcc23"/>
    </style:style>
    <style:style style:name="P75" style:family="paragraph" style:parent-style-name="Standard">
      <style:paragraph-properties fo:margin-left="0cm" fo:margin-right="0cm" fo:text-indent="0cm" style:auto-text-indent="false" style:writing-mode="lr-tb"/>
      <style:text-properties officeooo:paragraph-rsid="00fc4319"/>
    </style:style>
    <style:style style:name="P76" style:family="paragraph" style:parent-style-name="Standard">
      <style:paragraph-properties fo:margin-left="0cm" fo:margin-right="0cm" fo:text-indent="1.27cm" style:auto-text-indent="false" style:writing-mode="lr-tb"/>
      <style:text-properties officeooo:paragraph-rsid="00fdcec4"/>
    </style:style>
    <style:style style:name="P77" style:family="paragraph" style:parent-style-name="Standard">
      <style:paragraph-properties fo:margin-left="0cm" fo:margin-right="0cm" fo:text-indent="0cm" style:auto-text-indent="false" style:writing-mode="lr-tb"/>
      <style:text-properties officeooo:paragraph-rsid="00fdcec4"/>
    </style:style>
    <style:style style:name="P78" style:family="paragraph" style:parent-style-name="Standard">
      <style:paragraph-properties fo:margin-left="0cm" fo:margin-right="0cm" fo:text-indent="0cm" style:auto-text-indent="false" style:writing-mode="lr-tb"/>
      <style:text-properties officeooo:paragraph-rsid="010c562a"/>
    </style:style>
    <style:style style:name="P79" style:family="paragraph" style:parent-style-name="Standard">
      <style:paragraph-properties fo:margin-left="0cm" fo:margin-right="0cm" fo:text-indent="0cm" style:auto-text-indent="false" style:writing-mode="lr-tb"/>
      <style:text-properties officeooo:paragraph-rsid="011fc7a5"/>
    </style:style>
    <style:style style:name="P80" style:family="paragraph" style:parent-style-name="Standard">
      <style:paragraph-properties fo:margin-left="0cm" fo:margin-right="0cm" fo:text-indent="0cm" style:auto-text-indent="false" style:writing-mode="lr-tb"/>
      <style:text-properties officeooo:paragraph-rsid="01177222"/>
    </style:style>
    <style:style style:name="P81" style:family="paragraph" style:parent-style-name="Standard">
      <style:paragraph-properties fo:margin-left="0cm" fo:margin-right="0cm" fo:text-indent="0cm" style:auto-text-indent="false" style:writing-mode="lr-tb"/>
      <style:text-properties officeooo:paragraph-rsid="011f7947"/>
    </style:style>
    <style:style style:name="P82" style:family="paragraph" style:parent-style-name="Standard">
      <style:paragraph-properties fo:margin-left="0cm" fo:margin-right="0cm" fo:text-indent="0cm" style:auto-text-indent="false" style:writing-mode="lr-tb"/>
      <style:text-properties officeooo:paragraph-rsid="01206044"/>
    </style:style>
    <style:style style:name="P83" style:family="paragraph" style:parent-style-name="Standard">
      <style:paragraph-properties fo:margin-left="0cm" fo:margin-right="0cm" fo:text-indent="0cm" style:auto-text-indent="false" style:writing-mode="lr-tb"/>
      <style:text-properties officeooo:paragraph-rsid="01218833"/>
    </style:style>
    <style:style style:name="P84" style:family="paragraph" style:parent-style-name="Standard">
      <style:paragraph-properties fo:margin-left="0cm" fo:margin-right="0cm" fo:text-indent="0cm" style:auto-text-indent="false" style:writing-mode="lr-tb"/>
      <style:text-properties officeooo:paragraph-rsid="0128d26a"/>
    </style:style>
    <style:style style:name="P85" style:family="paragraph" style:parent-style-name="Standard">
      <style:paragraph-properties fo:margin-left="0cm" fo:margin-right="0cm" fo:text-indent="0cm" style:auto-text-indent="false" style:writing-mode="lr-tb"/>
      <style:text-properties officeooo:paragraph-rsid="012e473f"/>
    </style:style>
    <style:style style:name="P86" style:family="paragraph" style:parent-style-name="Standard">
      <style:paragraph-properties fo:margin-left="0cm" fo:margin-right="0cm" fo:text-indent="0cm" style:auto-text-indent="false" style:writing-mode="lr-tb"/>
      <style:text-properties officeooo:paragraph-rsid="0135d7b0"/>
    </style:style>
    <style:style style:name="P87" style:family="paragraph" style:parent-style-name="Standard">
      <style:paragraph-properties fo:margin-left="0cm" fo:margin-right="0cm" fo:text-indent="0cm" style:auto-text-indent="false" style:writing-mode="lr-tb"/>
      <style:text-properties officeooo:paragraph-rsid="0136b446"/>
    </style:style>
    <style:style style:name="P88" style:family="paragraph" style:parent-style-name="Header" style:master-page-name="">
      <loext:graphic-properties draw:fill="none"/>
      <style:paragraph-properties fo:margin-left="0cm" fo:margin-right="-0.792cm" fo:text-align="center" style:justify-single-word="false" fo:text-indent="0cm" style:auto-text-indent="false" style:page-number="auto" fo:background-color="transparent" text:number-lines="false" text:line-number="0" style:writing-mode="lr-tb">
        <style:tab-stops>
          <style:tab-stop style:position="1.61cm"/>
        </style:tab-stops>
      </style:paragraph-properties>
    </style:style>
    <style:style style:name="P89" style:family="paragraph" style:parent-style-name="Heading_20_1">
      <style:paragraph-properties fo:margin-left="0cm" fo:margin-right="0cm" fo:text-indent="0cm" style:auto-text-indent="false" style:writing-mode="lr-tb"/>
      <style:text-properties officeooo:paragraph-rsid="013bd3ca"/>
    </style:style>
    <style:style style:name="P90" style:family="paragraph" style:parent-style-name="Heading_20_1">
      <style:paragraph-properties fo:margin-left="0cm" fo:margin-right="0cm" fo:text-indent="0cm" style:auto-text-indent="false" style:writing-mode="lr-tb"/>
      <style:text-properties fo:font-size="11pt" style:text-underline-style="none" style:font-size-asian="11pt" style:font-name-complex="Arial1" style:font-size-complex="11pt"/>
    </style:style>
    <style:style style:name="P91" style:family="paragraph" style:parent-style-name="Heading_20_1">
      <style:paragraph-properties fo:margin-left="0cm" fo:margin-right="0cm" fo:text-indent="0cm" style:auto-text-indent="false" style:writing-mode="lr-tb"/>
    </style:style>
    <style:style style:name="P92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93" style:family="paragraph" style:parent-style-name="List_20_Paragraph" style:list-style-name="WWNum2">
      <loext:graphic-properties draw:fill="none"/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 fo:background-color="transparent" style:vertical-align="auto" style:writing-mode="lr-tb">
        <style:tab-stops/>
      </style:paragraph-properties>
      <style:text-properties style:font-name="Arial" fo:font-size="11pt" officeooo:paragraph-rsid="0036a916" style:font-name-asian="Arial1" style:font-size-asian="11pt" style:font-name-complex="Arial1" style:font-size-complex="11pt"/>
    </style:style>
    <style:style style:name="P94" style:family="paragraph" style:parent-style-name="List_20_Paragraph" style:list-style-name="WWNum2">
      <loext:graphic-properties draw:fill="none"/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 fo:background-color="transparent" style:vertical-align="auto" style:writing-mode="lr-tb"/>
      <style:text-properties style:font-name="Arial" fo:font-size="11pt" officeooo:paragraph-rsid="0036a916" style:font-name-asian="Arial1" style:font-size-asian="11pt" style:font-name-complex="Arial1" style:font-size-complex="11pt"/>
    </style:style>
    <style:style style:name="P95" style:family="paragraph" style:parent-style-name="List_20_Paragraph" style:list-style-name="WWNum12">
      <style:paragraph-properties fo:margin-left="0cm" fo:margin-right="0cm" fo:text-align="start" style:justify-single-word="false" fo:text-indent="-0.635cm" style:auto-text-indent="false" style:writing-mode="lr-tb">
        <style:tab-stops/>
      </style:paragraph-properties>
      <style:text-properties style:font-name="Arial" fo:font-size="11pt" officeooo:rsid="00afef70" officeooo:paragraph-rsid="00afef70" style:font-size-asian="11pt" style:font-name-complex="Arial1" style:font-size-complex="11pt"/>
    </style:style>
    <style:style style:name="P96" style:family="paragraph" style:parent-style-name="List_20_Paragraph" style:list-style-name="WWNum12">
      <style:paragraph-properties fo:margin-left="0cm" fo:margin-right="0cm" fo:text-align="start" style:justify-single-word="false" fo:text-indent="-0.635cm" style:auto-text-indent="false" style:writing-mode="lr-tb"/>
      <style:text-properties style:font-name="Arial" fo:font-size="11pt" officeooo:rsid="00afef70" officeooo:paragraph-rsid="00afef70" style:font-size-asian="11pt" style:font-name-complex="Arial1" style:font-size-complex="11pt"/>
    </style:style>
    <style:style style:name="P97" style:family="paragraph" style:parent-style-name="List_20_Paragraph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Arial" fo:font-size="11pt" style:font-size-asian="11pt" style:font-name-complex="Arial1" style:font-size-complex="11pt"/>
    </style:style>
    <style:style style:name="P98" style:family="paragraph" style:parent-style-name="List_20_Paragraph" style:list-style-name="WWNum1">
      <style:paragraph-properties fo:margin-left="0.635cm" fo:margin-right="0cm" style:line-height-at-least="0.494cm" fo:text-indent="0cm" style:auto-text-indent="false" style:writing-mode="lr-tb"/>
      <style:text-properties officeooo:paragraph-rsid="004b6aba"/>
    </style:style>
    <style:style style:name="P99" style:family="paragraph" style:parent-style-name="List_20_Paragraph" style:list-style-name="WWNum1">
      <style:paragraph-properties fo:margin-left="0.635cm" fo:margin-right="0cm" style:line-height-at-least="0.494cm" fo:text-indent="-0.635cm" style:auto-text-indent="false" style:writing-mode="lr-tb"/>
      <style:text-properties officeooo:paragraph-rsid="004b6aba"/>
    </style:style>
    <style:style style:name="P100" style:family="paragraph" style:parent-style-name="List_20_Paragraph" style:list-style-name="WWNum1">
      <style:paragraph-properties fo:margin-left="0.635cm" fo:margin-right="0cm" style:line-height-at-least="0.494cm" fo:text-indent="-0.635cm" style:auto-text-indent="false" style:writing-mode="lr-tb"/>
      <style:text-properties officeooo:paragraph-rsid="0051ff04"/>
    </style:style>
    <style:style style:name="P101" style:family="paragraph" style:parent-style-name="List_20_Paragraph" style:list-style-name="WWNum3">
      <style:paragraph-properties fo:margin-left="1.27cm" fo:margin-right="0cm" style:line-height-at-least="0.494cm" fo:text-align="start" style:justify-single-word="false" fo:text-indent="0cm" style:auto-text-indent="false" style:writing-mode="lr-tb">
        <style:tab-stops/>
      </style:paragraph-properties>
      <style:text-properties officeooo:paragraph-rsid="006d7f3c"/>
    </style:style>
    <style:style style:name="P10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03" style:family="paragraph">
      <style:paragraph-properties fo:text-align="start"/>
      <style:text-properties fo:font-size="11pt"/>
    </style:style>
    <style:style style:name="P104" style:family="paragraph">
      <style:paragraph-properties fo:text-align="start"/>
    </style:style>
    <style:style style:name="P105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P10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2b046f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complex="Arial1"/>
    </style:style>
    <style:style style:name="T4" style:family="text">
      <style:text-properties style:font-name="Times New Roman" fo:font-size="11pt" style:font-size-asian="11pt" style:font-name-complex="Arial1" style:font-size-complex="11pt"/>
    </style:style>
    <style:style style:name="T5" style:family="text">
      <style:text-properties style:font-name="Times New Roman" fo:font-size="11pt" officeooo:rsid="00b1208d" style:font-size-asian="11pt" style:font-name-complex="Arial1" style:font-size-complex="11pt"/>
    </style:style>
    <style:style style:name="T6" style:family="text">
      <style:text-properties style:font-name="Times New Roman" fo:font-size="11pt" style:text-underline-style="none" fo:font-weight="normal" officeooo:rsid="001fa0d4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style:font-name="Times New Roman" fo:font-size="11pt" style:text-underline-style="none" fo:font-weight="normal" officeooo:rsid="00b1208d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Times New Roman" officeooo:rsid="00b1208d"/>
    </style:style>
    <style:style style:name="T9" style:family="text">
      <style:text-properties style:font-name="Times New Roman" style:text-underline-style="none" fo:font-weight="normal" officeooo:rsid="001fa0d4" style:font-name-asian="Arial1" style:font-weight-asian="normal" style:font-weight-complex="normal"/>
    </style:style>
    <style:style style:name="T10" style:family="text">
      <style:text-properties style:font-name="Times New Roman" style:text-underline-style="none" fo:font-weight="normal" officeooo:rsid="00b1208d" style:font-name-asian="Arial1" style:font-weight-asian="normal" style:font-weight-complex="normal"/>
    </style:style>
    <style:style style:name="T11" style:family="text">
      <style:text-properties style:font-name="Arial Nova" fo:font-weight="bold" style:font-name-asian="Arial Nova1" style:font-weight-asian="bold" style:font-name-complex="Arial Nova1" style:font-weight-complex="bold"/>
    </style:style>
    <style:style style:name="T12" style:family="text">
      <style:text-properties style:font-name="Arial Nova" fo:font-size="11pt" style:font-name-asian="Arial Nova1" style:font-size-asian="11pt" style:font-name-complex="Arial Nova1" style:font-size-complex="11pt"/>
    </style:style>
    <style:style style:name="T13" style:family="text">
      <style:text-properties fo:color="#000000" loext:opacity="100%" style:font-name="Arial Nova" fo:font-weight="bold" style:font-name-asian="Arial Nova1" style:font-weight-asian="bold" style:font-name-complex="Arial Nova1" style:font-weight-complex="bold"/>
    </style:style>
    <style:style style:name="T14" style:family="text">
      <style:text-properties fo:color="#000000" loext:opacity="100%" style:font-name="Arial Nova" style:font-name-asian="Arial Nova1" style:font-name-complex="Arial Nova1"/>
    </style:style>
    <style:style style:name="T15" style:family="text">
      <style:text-properties fo:color="#000000" loext:opacity="100%" style:font-name="Arial Nova" fo:font-weight="normal" officeooo:rsid="000cdbcd" style:font-name-asian="Arial Nova1" style:font-weight-asian="normal" style:font-name-complex="Arial Nova1" style:font-weight-complex="normal"/>
    </style:style>
    <style:style style:name="T16" style:family="text">
      <style:text-properties fo:color="#000000" loext:opacity="100%" style:font-name="Arial Nova" fo:font-weight="normal" officeooo:rsid="01080853" style:font-name-asian="Arial Nova1" style:font-weight-asian="normal" style:font-name-complex="Arial Nova1" style:font-weight-complex="normal"/>
    </style:style>
    <style:style style:name="T17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18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9" style:family="text">
      <style:text-properties style:font-name="Arial" fo:font-size="11pt" style:font-name-asian="Arial1" style:font-size-asian="11pt" style:font-name-complex="Arial1" style:font-size-complex="11pt"/>
    </style:style>
    <style:style style:name="T20" style:family="text">
      <style:text-properties style:font-name="Arial" fo:font-size="11pt" style:font-size-asian="11pt" style:font-name-complex="Arial1" style:font-size-complex="11pt"/>
    </style:style>
    <style:style style:name="T21" style:family="text">
      <style:text-properties style:font-name="Arial" fo:font-size="11pt" officeooo:rsid="01111305" style:font-size-asian="11pt" style:font-name-complex="Arial1" style:font-size-complex="11pt"/>
    </style:style>
    <style:style style:name="T22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23" style:family="text">
      <style:text-properties style:font-name="Arial" fo:font-size="11pt" fo:font-style="italic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24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5" style:family="text">
      <style:text-properties style:font-name="Arial" fo:font-size="11pt" style:text-underline-style="none" style:font-size-asian="11pt" style:font-name-complex="Arial1" style:font-size-complex="11pt"/>
    </style:style>
    <style:style style:name="T26" style:family="text">
      <style:text-properties style:font-name="Wingdings" fo:font-size="11pt" style:font-name-asian="Wingdings1" style:font-size-asian="11pt" style:font-name-complex="Wingdings1" style:font-size-complex="11pt"/>
    </style:style>
    <style:style style:name="T27" style:family="text">
      <style:text-properties fo:font-size="11pt" style:text-underline-style="none" fo:font-weight="normal" style:font-name-asian="Arial1" style:font-size-asian="11pt" style:font-weight-asian="normal" style:font-name-complex="Arial1" style:font-size-complex="11pt" style:font-weight-complex="normal"/>
    </style:style>
    <style:style style:name="T28" style:family="text">
      <style:text-properties fo:font-size="11pt" style:text-underline-style="none" fo:font-weight="normal" officeooo:rsid="001fa0d4" style:font-name-asian="Arial1" style:font-size-asian="11pt" style:font-weight-asian="normal" style:font-name-complex="Arial1" style:font-size-complex="11pt" style:font-weight-complex="normal"/>
    </style:style>
    <style:style style:name="T29" style:family="text">
      <style:text-properties fo:font-size="11pt" style:text-underline-style="none" style:font-size-asian="11pt" style:font-name-complex="Arial1" style:font-size-complex="11pt"/>
    </style:style>
    <style:style style:name="T30" style:family="text">
      <style:text-properties style:text-underline-style="none"/>
    </style:style>
    <style:style style:name="T31" style:family="text">
      <style:text-properties officeooo:rsid="002db39f"/>
    </style:style>
    <style:style style:name="T32" style:family="text">
      <style:text-properties officeooo:rsid="0046615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bba8d7"/>
    </style:style>
    <style:style style:name="T35" style:family="text">
      <style:text-properties officeooo:rsid="0175eaab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Gender" form:control-implementation="ooo:com.sun.star.form.component.RadioButton" xml:id="control1" form:id="control1" form:label="FEMALE" form:value="FEMALE" form:data-field="Nicotin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der" form:control-implementation="ooo:com.sun.star.form.component.RadioButton" xml:id="control2" form:id="control2" form:label="MALE" form:value="MALE" form:data-field="Nicotine" form:input-required="fals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area form:name="DOB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g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ccupation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rital_Status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ight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eight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FamSelfHist_Heart_Disease_checkbox" form:control-implementation="ooo:com.sun.star.form.component.CheckBox" xml:id="control9" form:id="control9" form:label="Heart Diseas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Neuropathy_checkbox" form:control-implementation="ooo:com.sun.star.form.component.CheckBox" xml:id="control10" form:id="control10" form:label="Neuropath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rthritis_checkbox" form:control-implementation="ooo:com.sun.star.form.component.CheckBox" xml:id="control11" form:id="control11" form:label="Arthriti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Orthostatic_Hypotension_checkbox" form:control-implementation="ooo:com.sun.star.form.component.CheckBox" xml:id="control12" form:id="control12" form:label="Orthostatic Hypotens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neurysm_checkbox" form:control-implementation="ooo:com.sun.star.form.component.CheckBox" xml:id="control13" form:id="control13" form:label="Aneurysm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High_Blood_Pressure_checkbox" form:control-implementation="ooo:com.sun.star.form.component.CheckBox" xml:id="control14" form:id="control14" form:label="High Blood Pressu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Diabetes_checkbox" form:control-implementation="ooo:com.sun.star.form.component.CheckBox" xml:id="control15" form:id="control15" form:label="Diabetes Type I/ Type I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Cancer_checkbox" form:control-implementation="ooo:com.sun.star.form.component.CheckBox" xml:id="control16" form:id="control16" form:label="Canc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Stroke_checkbox" form:control-implementation="ooo:com.sun.star.form.component.CheckBox" xml:id="control17" form:id="control17" form:label="Strok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Vascular_Dementia_checkbox" form:control-implementation="ooo:com.sun.star.form.component.CheckBox" xml:id="control18" form:id="control18" form:label="Vascular Dementi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Fibromyalgia_checkbox" form:control-implementation="ooo:com.sun.star.form.component.CheckBox" xml:id="control19" form:id="control19" form:label="Fibromyalgi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llergies_checkbox" form:control-implementation="ooo:com.sun.star.form.component.CheckBox" xml:id="control20" form:id="control20" form:label="Allergie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Alzheimers_Disease_checkbox" form:control-implementation="ooo:com.sun.star.form.component.CheckBox" xml:id="control21" form:id="control21" form:label="Alzheimer’s Diseas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amSelfHist_Seizure_checkbox" form:control-implementation="ooo:com.sun.star.form.component.CheckBox" xml:id="control22" form:id="control22" form:label="Seizu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xample" form:control-implementation="ooo:com.sun.star.form.component.CheckBox" xml:id="control23" form:id="control23" form:label="Example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amSelfHist_Heart_Disease_TextBox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Neuropathy_textbox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rthritis_textbox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Orthostatic_Hypotension_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neurysm_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High_Blood_Pressure_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Diabetes_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Cancer_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 Stroke_textbox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Vascular_Dementia_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Fibromyalgia_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llergies_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Alzheimers_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SelfHist_Seizure_textbox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EthnicBackground_Anglo-Australian" form:control-implementation="ooo:com.sun.star.form.component.CheckBox" xml:id="control38" form:id="control38" form:label="Anglo-Austral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Aboriginal_or_Torres_Strait_Islander" form:control-implementation="ooo:com.sun.star.form.component.CheckBox" xml:id="control39" form:id="control39" form:label="Aboriginal or Torres Strait Island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Middle_Eastern" form:control-implementation="ooo:com.sun.star.form.component.CheckBox" xml:id="control40" form:id="control40" form:label="Middle Easter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South_Asian" form:control-implementation="ooo:com.sun.star.form.component.CheckBox" xml:id="control41" form:id="control41" form:label="South As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East_and_South-East_Asian" form:control-implementation="ooo:com.sun.star.form.component.CheckBox" xml:id="control42" form:id="control42" form:label="East and South-East As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European" form:control-implementation="ooo:com.sun.star.form.component.CheckBox" xml:id="control43" form:id="control43" form:label="Europe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Pacific_Islander" form:control-implementation="ooo:com.sun.star.form.component.CheckBox" xml:id="control44" form:id="control44" form:label="Pacific Island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African" form:control-implementation="ooo:com.sun.star.form.component.CheckBox" xml:id="control45" form:id="control45" form:label="Afric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Latin_Central_and_South_American" form:control-implementation="ooo:com.sun.star.form.component.CheckBox" xml:id="control46" form:id="control46" form:label="Latin, Central and South Americ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Central_Asian" form:control-implementation="ooo:com.sun.star.form.component.CheckBox" xml:id="control47" form:id="control47" form:label="Central Asia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Mixed_Ethnicity" form:control-implementation="ooo:com.sun.star.form.component.CheckBox" xml:id="control48" form:id="control48" form:label="Mixed Ethnic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thnicBackground_Other" form:control-implementation="ooo:com.sun.star.form.component.CheckBox" xml:id="control49" form:id="control49" form:label="Not Liste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thnicBackground_Other_textbox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Nicotine" form:control-implementation="ooo:com.sun.star.form.component.RadioButton" xml:id="control51" form:id="control51" form:label="Y" form:value="Y" form:data-field="Nicotine" form:input-required="false" formx:group-name="Nicot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" form:control-implementation="ooo:com.sun.star.form.component.RadioButton" xml:id="control52" form:id="control52" form:label="N" form:value="N" form:data-field="Nicotine" form:input-required="false" formx:group-name="Nicot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3" form:id="control53" form:label="Daily" form:value="Dai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4" form:id="control54" form:label="Weekly" form:value="Week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5" form:id="control55" form:label="Monthly" form:value="Month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icotine_frequency" form:control-implementation="ooo:com.sun.star.form.component.RadioButton" xml:id="control56" form:id="control56" form:label="Yearly" form:value="Yearly" form:data-field="Nicotine_frequency" form:input-required="false" formx:group-name="Nicotine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Nicotine_Vaping_checkbox" form:control-implementation="ooo:com.sun.star.form.component.CheckBox" xml:id="control57" form:id="control57" form:label="Vap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icotine_Smoking_checkbox" form:control-implementation="ooo:com.sun.star.form.component.CheckBox" xml:id="control58" form:id="control58" form:label="Smok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icotine_Other_checkbox" form:control-implementation="ooo:com.sun.star.form.component.CheckBox" xml:id="control59" form:id="control59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icotine_Other_textbox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Alcohol" form:control-implementation="ooo:com.sun.star.form.component.RadioButton" xml:id="control61" form:id="control61" form:label="Y" form:value="Y" form:data-field="Alcohol" form:input-required="false" formx:group-name="Alcoh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" form:control-implementation="ooo:com.sun.star.form.component.RadioButton" xml:id="control62" form:id="control62" form:label="N" form:value="N" form:data-field="Alcohol" form:input-required="false" formx:group-name="Alcoh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3" form:id="control63" form:label="Daily" form:value="Dai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4" form:id="control64" form:label="Weekly" form:value="Week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5" form:id="control65" form:label="Monthly" form:value="Month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frequency" form:control-implementation="ooo:com.sun.star.form.component.RadioButton" xml:id="control66" form:id="control66" form:label="Yearly" form:value="Yearly" form:data-field="Nicotine_frequency" form:input-required="false" formx:group-name="Alcohol_frequenc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67" form:id="control67" form:label="1 or 2" form:value="1 or 2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68" form:id="control68" form:label="3 or 4" form:value="3 or 4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69" form:id="control69" form:label="5 or 6" form:value="5 or 6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70" form:id="control70" form:label="6 to 8" form:value="6 to 8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lcohol_quantity" form:control-implementation="ooo:com.sun.star.form.component.RadioButton" xml:id="control71" form:id="control71" form:label="More than 9" form:value="More than 9" form:data-field="Alcohol_quantity" form:input-required="false" formx:group-name="Alcohol_qua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ffine" form:control-implementation="ooo:com.sun.star.form.component.RadioButton" xml:id="control72" form:id="control72" form:label="Y" form:value="Y" form:data-field="Caffine" form:input-required="false" formx:group-name="Caff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ffine" form:control-implementation="ooo:com.sun.star.form.component.RadioButton" xml:id="control73" form:id="control73" form:label="N" form:value="N" form:data-field="Caffine" form:input-required="false" formx:group-name="Caff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cDrugUse" form:control-implementation="ooo:com.sun.star.form.component.RadioButton" xml:id="control74" form:id="control74" form:label="Y" form:value="Y" form:data-field="RecDrugUse" form:input-required="false" formx:group-name="RecDrug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cDrugUse" form:control-implementation="ooo:com.sun.star.form.component.RadioButton" xml:id="control75" form:id="control75" form:label="N" form:value="N" form:data-field="RecDrugUse" form:input-required="false" formx:group-name="RecDrug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xercise" form:control-implementation="ooo:com.sun.star.form.component.RadioButton" xml:id="control76" form:id="control76" form:label="Y" form:value="Y" form:data-field="Exercise" form:input-required="false" formx:group-name="Exerc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Exercise" form:control-implementation="ooo:com.sun.star.form.component.RadioButton" xml:id="control77" form:id="control77" form:label="N" form:value="N" form:data-field="Exercise" form:input-required="false" formx:group-name="Exerci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Exercise_textbox" form:control-implementation="ooo:com.sun.star.form.component.TextField" xml:id="control78" form:id="control78" form:data-field="Exercise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Diet" form:control-implementation="ooo:com.sun.star.form.component.RadioButton" xml:id="control79" form:id="control79" form:label="Y" form:value="Y" form:data-field="Diet" form:input-required="false" formx:group-name="Di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et" form:control-implementation="ooo:com.sun.star.form.component.RadioButton" xml:id="control80" form:id="control80" form:label="N" form:value="N" form:data-field="Diet" form:input-required="false" formx:group-name="Di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Diet_textbox" form:control-implementation="ooo:com.sun.star.form.component.TextField" xml:id="control81" form:id="control81" form:data-field="Diet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Head_Trauma" form:control-implementation="ooo:com.sun.star.form.component.RadioButton" xml:id="control82" form:id="control82" form:label="Y" form:value="Y" form:data-field="Head_Trauma" form:input-required="false" formx:group-name="Head_Trau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_Trauma" form:control-implementation="ooo:com.sun.star.form.component.RadioButton" xml:id="control83" form:id="control83" form:label="N" form:value="N" form:data-field="Head_Trauma" form:input-required="false" formx:group-name="Head_Trau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ncussion" form:control-implementation="ooo:com.sun.star.form.component.RadioButton" xml:id="control84" form:id="control84" form:label="Y" form:value="Y" form:data-field="Concussion" form:input-required="false" formx:group-name="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oncussion" form:control-implementation="ooo:com.sun.star.form.component.RadioButton" xml:id="control85" form:id="control85" form:label="N" form:value="N" form:data-field="Concussion" form:input-required="false" formx:group-name="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zziness" form:control-implementation="ooo:com.sun.star.form.component.RadioButton" xml:id="control86" form:id="control86" form:label="Y" form:value="Y" form:data-field="Dizziness" form:input-required="false" formx:group-name="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zziness" form:control-implementation="ooo:com.sun.star.form.component.RadioButton" xml:id="control87" form:id="control87" form:label="N" form:value="N" form:data-field="Dizziness" form:input-required="false" formx:group-name="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estibular" form:control-implementation="ooo:com.sun.star.form.component.RadioButton" xml:id="control88" form:id="control88" form:label="Y" form:value="Y" form:data-field="Vestibular" form:input-required="false" formx:group-name="Vestibula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estibular" form:control-implementation="ooo:com.sun.star.form.component.RadioButton" xml:id="control89" form:id="control89" form:label="N" form:value="N" form:data-field="Vestibular" form:input-required="false" formx:group-name="Vestibula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Vestibular_textbox" form:control-implementation="ooo:com.sun.star.form.component.TextField" xml:id="control90" form:id="control90" form:data-field="Vestibular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Autonomic" form:control-implementation="ooo:com.sun.star.form.component.RadioButton" xml:id="control91" form:id="control91" form:label="Y" form:value="Y" form:data-field="Autonomic" form:input-required="false" formx:group-name="Autonomi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Autonomic" form:control-implementation="ooo:com.sun.star.form.component.RadioButton" xml:id="control92" form:id="control92" form:label="N" form:value="N" form:data-field="Autonomic" form:input-required="false" formx:group-name="Autonomi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Autonomic_textbox" form:control-implementation="ooo:com.sun.star.form.component.TextField" xml:id="control93" form:id="control93" form:data-field="Autonomic_textbo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1" form:control-implementation="ooo:com.sun.star.form.component.TextField" xml:id="control94" form:id="control94" form:data-field="Medication_Name_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2" form:control-implementation="ooo:com.sun.star.form.component.TextField" xml:id="control95" form:id="control95" form:data-field="Medication_Name_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3" form:control-implementation="ooo:com.sun.star.form.component.TextField" xml:id="control96" form:id="control96" form:data-field="Medication_Name_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4" form:control-implementation="ooo:com.sun.star.form.component.TextField" xml:id="control97" form:id="control97" form:data-field="Medication_Name_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5" form:control-implementation="ooo:com.sun.star.form.component.TextField" xml:id="control98" form:id="control98" form:data-field="Medication_Name_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6" form:control-implementation="ooo:com.sun.star.form.component.TextField" xml:id="control99" form:id="control99" form:data-field="Medication_Name_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Name_7" form:control-implementation="ooo:com.sun.star.form.component.TextField" xml:id="control100" form:id="control100" form:data-field="Medication_Name_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1_DateStarted_DDMMYY" form:control-implementation="ooo:com.sun.star.form.component.TextField" xml:id="control101" form:id="control101" form:data-field="Medication_1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2_DateStarted_DDMMYY" form:control-implementation="ooo:com.sun.star.form.component.TextField" xml:id="control102" form:id="control102" form:data-field="Medication_2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3_DateStarted_DDMMYY" form:control-implementation="ooo:com.sun.star.form.component.TextField" xml:id="control103" form:id="control103" form:data-field="Medication_3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4_DateStarted_DDMMYY" form:control-implementation="ooo:com.sun.star.form.component.TextField" xml:id="control104" form:id="control104" form:data-field="Medication_4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5_DateStarted_DDMMYY" form:control-implementation="ooo:com.sun.star.form.component.TextField" xml:id="control105" form:id="control105" form:data-field="Medication_5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6_DateStarted_DDMMYY" form:control-implementation="ooo:com.sun.star.form.component.TextField" xml:id="control106" form:id="control106" form:data-field="Medication_6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7_DateStarted_DDMMYY" form:control-implementation="ooo:com.sun.star.form.component.TextField" xml:id="control107" form:id="control107" form:data-field="Medication_7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1_Indication" form:control-implementation="ooo:com.sun.star.form.component.TextField" xml:id="control108" form:id="control108" form:data-field="Medication_1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2_Indication" form:control-implementation="ooo:com.sun.star.form.component.TextField" xml:id="control109" form:id="control109" form:data-field="Medication_2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3_Indication" form:control-implementation="ooo:com.sun.star.form.component.TextField" xml:id="control110" form:id="control110" form:data-field="Medication_3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4_Indication" form:control-implementation="ooo:com.sun.star.form.component.TextField" xml:id="control111" form:id="control111" form:data-field="Medication_4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5_Indication" form:control-implementation="ooo:com.sun.star.form.component.TextField" xml:id="control112" form:id="control112" form:data-field="Medication_5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6_Indication" form:control-implementation="ooo:com.sun.star.form.component.TextField" xml:id="control113" form:id="control113" form:data-field="Medication_6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_7_Indication" form:control-implementation="ooo:com.sun.star.form.component.TextField" xml:id="control114" form:id="control114" form:data-field="Medication_7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1" form:control-implementation="ooo:com.sun.star.form.component.TextField" xml:id="control115" form:id="control115" form:data-field="Supplement_Name_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2" form:control-implementation="ooo:com.sun.star.form.component.TextField" xml:id="control116" form:id="control116" form:data-field="Supplement_Name_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3" form:control-implementation="ooo:com.sun.star.form.component.TextField" xml:id="control117" form:id="control117" form:data-field="Supplement_Name_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4" form:control-implementation="ooo:com.sun.star.form.component.TextField" xml:id="control118" form:id="control118" form:data-field="Supplement_Name_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5" form:control-implementation="ooo:com.sun.star.form.component.TextField" xml:id="control119" form:id="control119" form:data-field="Supplement_Name_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Name_6" form:control-implementation="ooo:com.sun.star.form.component.TextField" xml:id="control120" form:id="control120" form:data-field="Supplement_Name_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1_DateStarted_DDMMYY" form:control-implementation="ooo:com.sun.star.form.component.TextField" xml:id="control121" form:id="control121" form:data-field="Supplement_1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2_DateStarted_DDMMYY" form:control-implementation="ooo:com.sun.star.form.component.TextField" xml:id="control122" form:id="control122" form:data-field="Supplement_2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3_DateStarted_DDMMYY" form:control-implementation="ooo:com.sun.star.form.component.TextField" xml:id="control123" form:id="control123" form:data-field="Supplement_3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4_DateStarted_DDMMYY" form:control-implementation="ooo:com.sun.star.form.component.TextField" xml:id="control124" form:id="control124" form:data-field="Supplement_4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5_DateStarted_DDMMYY" form:control-implementation="ooo:com.sun.star.form.component.TextField" xml:id="control125" form:id="control125" form:data-field="Supplement_5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6_DateStarted_DDMMYY" form:control-implementation="ooo:com.sun.star.form.component.TextField" xml:id="control126" form:id="control126" form:data-field="Medication_1_DateStarted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1_Indication" form:control-implementation="ooo:com.sun.star.form.component.TextField" xml:id="control127" form:id="control127" form:data-field="Supplement_1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2_Indication" form:control-implementation="ooo:com.sun.star.form.component.TextField" xml:id="control128" form:id="control128" form:data-field="Supplement_2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3_Indication" form:control-implementation="ooo:com.sun.star.form.component.TextField" xml:id="control129" form:id="control129" form:data-field="Supplement_3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4_Indication" form:control-implementation="ooo:com.sun.star.form.component.TextField" xml:id="control130" form:id="control130" form:data-field="Supplement_4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5_Indication" form:control-implementation="ooo:com.sun.star.form.component.TextField" xml:id="control131" form:id="control131" form:data-field="Supplement_5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pplement_6_Indication" form:control-implementation="ooo:com.sun.star.form.component.TextField" xml:id="control132" form:id="control132" form:data-field="Supplement_6_Indic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Head/Neck_Headaches" form:control-implementation="ooo:com.sun.star.form.component.RadioButton" xml:id="control133" form:id="control133" form:label="Y" form:value="Y" form:data-field="Head/Neck_Headaches" form:input-required="false" formx:group-name="Head/Neck_Headach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Headaches" form:control-implementation="ooo:com.sun.star.form.component.RadioButton" xml:id="control134" form:id="control134" form:label="N" form:value="N" form:data-field="Head/Neck_Headaches" form:input-required="false" formx:group-name="Head/Neck_Headach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Change_in_vision_or_hearing" form:control-implementation="ooo:com.sun.star.form.component.RadioButton" xml:id="control135" form:id="control135" form:label="Y" form:value="Y" form:data-field="Head/Neck_Change_in_vision_or_hearing" form:input-required="false" formx:group-name="Head/Neck_Change_in_vision_or_hear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Change_in_vision_or_hearing" form:control-implementation="ooo:com.sun.star.form.component.RadioButton" xml:id="control136" form:id="control136" form:label="N" form:value="N" form:data-field="Head/Neck_Change_in_vision_or_hearing" form:input-required="false" formx:group-name="Head/Neck_Change_in_vision_or_hear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Dental/Gums" form:control-implementation="ooo:com.sun.star.form.component.RadioButton" xml:id="control137" form:id="control137" form:label="Y" form:value="Y" form:data-field="Head/Neck_Dental/Gums" form:input-required="false" formx:group-name="Head/Neck_Dental/Gum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Dental/Gums" form:control-implementation="ooo:com.sun.star.form.component.RadioButton" xml:id="control138" form:id="control138" form:label="N" form:value="N" form:data-field="Head/Neck_Dental/Gums" form:input-required="false" formx:group-name="Head/Neck_Dental/Gum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Abnormal_lymph_nodes" form:control-implementation="ooo:com.sun.star.form.component.RadioButton" xml:id="control139" form:id="control139" form:label="Y" form:value="Y" form:data-field="Head/Neck_Abnormal_lymph_nodes" form:input-required="false" formx:group-name="Head/Neck_Abnormal_lymph_nod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Abnormal_lymph_nodes" form:control-implementation="ooo:com.sun.star.form.component.RadioButton" xml:id="control140" form:id="control140" form:label="N" form:value="N" form:data-field="Head/Neck_Abnormal_lymph_nodes" form:input-required="false" formx:group-name="Head/Neck_Abnormal_lymph_nod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Trouble_swallowing" form:control-implementation="ooo:com.sun.star.form.component.RadioButton" xml:id="control141" form:id="control141" form:label="Y" form:value="Y" form:data-field="Head/Neck_Trouble_swallowing" form:input-required="false" formx:group-name="Head/Neck_Trouble_swallow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Trouble_swallowing" form:control-implementation="ooo:com.sun.star.form.component.RadioButton" xml:id="control142" form:id="control142" form:label="N" form:value="N" form:data-field="Head/Neck_Trouble_swallowing" form:input-required="false" formx:group-name="Head/Neck_Trouble_swallow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Retinopathy" form:control-implementation="ooo:com.sun.star.form.component.RadioButton" xml:id="control143" form:id="control143" form:label="Y" form:value="Y" form:data-field="Head/Neck_Retinopathy" form:input-required="false" formx:group-name="Head/Neck_Retin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Retinopathy" form:control-implementation="ooo:com.sun.star.form.component.RadioButton" xml:id="control144" form:id="control144" form:label="N" form:value="N" form:data-field="Head/Neck_Retinopathy" form:input-required="false" formx:group-name="Head/Neck_Retin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Glaucoma" form:control-implementation="ooo:com.sun.star.form.component.RadioButton" xml:id="control145" form:id="control145" form:label="Y" form:value="Y" form:data-field="Head/Neck_Glaucoma" form:input-required="false" formx:group-name="Head/Neck_Glauco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Glaucoma" form:control-implementation="ooo:com.sun.star.form.component.RadioButton" xml:id="control146" form:id="control146" form:label="N" form:value="N" form:data-field="Head/Neck_Glaucoma" form:input-required="false" formx:group-name="Head/Neck_Glauco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Frequent_Sore_Throat" form:control-implementation="ooo:com.sun.star.form.component.RadioButton" xml:id="control147" form:id="control147" form:label="Y" form:value="Y" form:data-field="Head/Neck_Frequent_Sore_Throat" form:input-required="false" formx:group-name="Head/Neck_Frequent_Sore_Thro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Head/Neck_Frequent_Sore_Throat" form:control-implementation="ooo:com.sun.star.form.component.RadioButton" xml:id="control148" form:id="control148" form:label="N" form:value="N" form:data-field="Head/Neck_Frequent_Sore_Throat" form:input-required="false" formx:group-name="Head/Neck_Frequent_Sore_Thro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Head/Neck_Headaches_textfield" form:control-implementation="ooo:com.sun.star.form.component.TextField" xml:id="control149" form:id="control149" form:data-field="Head/Neck_Headach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Change_in_vision_or_hearing_textfield" form:control-implementation="ooo:com.sun.star.form.component.TextField" xml:id="control150" form:id="control150" form:data-field="Head/Neck_Change_in_vision_or_hear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Dental/Gums_textfield" form:control-implementation="ooo:com.sun.star.form.component.TextField" xml:id="control151" form:id="control151" form:data-field="Head/Neck_Dental/Gum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Abnormal_lymph_nodes_textfield" form:control-implementation="ooo:com.sun.star.form.component.TextField" xml:id="control152" form:id="control152" form:data-field="Head/Neck_Abnormal_lymph_nod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Trouble_swallowing_textfield" form:control-implementation="ooo:com.sun.star.form.component.TextField" xml:id="control153" form:id="control153" form:data-field="Head/Neck_Trouble_swallow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Retinopathy_textfield" form:control-implementation="ooo:com.sun.star.form.component.TextField" xml:id="control154" form:id="control154" form:data-field="Head/Neck_Retinopathy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Glaucoma_textfield" form:control-implementation="ooo:com.sun.star.form.component.TextField" xml:id="control155" form:id="control155" form:data-field="Head/Neck_Glaucom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Last_eye_exam_textfield" form:control-implementation="ooo:com.sun.star.form.component.TextField" xml:id="control156" form:id="control156" form:data-field="Head/Neck_Last_eye_exam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ead/Neck_Frequent_sore_throats_textfield" form:control-implementation="ooo:com.sun.star.form.component.TextField" xml:id="control157" form:id="control157" form:data-field="Head/Neck_Frequent_sore_throat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Cardiovascular_High/Low_blood_pressure" form:control-implementation="ooo:com.sun.star.form.component.RadioButton" xml:id="control158" form:id="control158" form:label="Y" form:value="Y" form:data-field="Cardiovascular_High/Low_blood_pressure" form:input-required="false" formx:group-name="Cardiovascular_High/Low_blood_pressur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igh/Low_blood_pressure" form:control-implementation="ooo:com.sun.star.form.component.RadioButton" xml:id="control159" form:id="control159" form:label="N" form:value="N" form:data-field="Cardiovascular_High/Low_blood_pressure" form:input-required="false" formx:group-name="Cardiovascular_High/Low_blood_pressur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hest_pain" form:control-implementation="ooo:com.sun.star.form.component.RadioButton" xml:id="control160" form:id="control160" form:label="Y" form:value="Y" form:data-field="Cardiovascular_Chest_pain" form:input-required="false" formx:group-name="Cardiovascular_Chest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hest_pain" form:control-implementation="ooo:com.sun.star.form.component.RadioButton" xml:id="control161" form:id="control161" form:label="N" form:value="N" form:data-field="Cardiovascular_Chest_pain" form:input-required="false" formx:group-name="Cardiovascular_Chest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attack" form:control-implementation="ooo:com.sun.star.form.component.RadioButton" xml:id="control162" form:id="control162" form:label="Y" form:value="Y" form:data-field="Cardiovascular_Heart_attack" form:input-required="false" formx:group-name="Cardiovascular_Heart_attac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attack" form:control-implementation="ooo:com.sun.star.form.component.RadioButton" xml:id="control163" form:id="control163" form:label="N" form:value="N" form:data-field="Cardiovascular_Heart_attack" form:input-required="false" formx:group-name="Cardiovascular_Heart_attac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oronary_Artery_Disease" form:control-implementation="ooo:com.sun.star.form.component.RadioButton" xml:id="control164" form:id="control164" form:label="Y" form:value="Y" form:data-field="Cardiovascular_Coronary_Artery_Disease" form:input-required="false" formx:group-name="Cardiovascular_Coronary_Arter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oronary_Artery_Disease" form:control-implementation="ooo:com.sun.star.form.component.RadioButton" xml:id="control165" form:id="control165" form:label="N" form:value="N" form:data-field="Cardiovascular_Coronary_Artery_Disease" form:input-required="false" formx:group-name="Cardiovascular_Coronary_Arter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Irregular_heartbeat" form:control-implementation="ooo:com.sun.star.form.component.RadioButton" xml:id="control166" form:id="control166" form:label="Y" form:value="Y" form:data-field="Cardiovascular_Irregular_heartbeat" form:input-required="false" formx:group-name="Cardiovascular_Irregular_heartbe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Irregular_heartbeat" form:control-implementation="ooo:com.sun.star.form.component.RadioButton" xml:id="control167" form:id="control167" form:label="N" form:value="N" form:data-field="Cardiovascular_Irregular_heartbeat" form:input-required="false" formx:group-name="Cardiovascular_Irregular_heartbe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alpitations" form:control-implementation="ooo:com.sun.star.form.component.RadioButton" xml:id="control168" form:id="control168" form:label="Y" form:value="Y" form:data-field="Cardiovascular_Palpitations" form:input-required="false" formx:group-name="Cardiovascular_Palpita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alpitations" form:control-implementation="ooo:com.sun.star.form.component.RadioButton" xml:id="control169" form:id="control169" form:label="N" form:value="N" form:data-field="Cardiovascular_Palpitations" form:input-required="false" formx:group-name="Cardiovascular_Palpita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Leg/ankle_swelling" form:control-implementation="ooo:com.sun.star.form.component.RadioButton" xml:id="control170" form:id="control170" form:label="Y" form:value="Y" form:data-field="Cardiovascular_Leg/ankle_swelling" form:input-required="false" formx:group-name="Cardiovascular_Leg/ankle_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Leg/ankle_swelling" form:control-implementation="ooo:com.sun.star.form.component.RadioButton" xml:id="control171" form:id="control171" form:label="N" form:value="N" form:data-field="Cardiovascular_Leg/ankle_swelling" form:input-required="false" formx:group-name="Cardiovascular_Leg/ankle_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Stroke" form:control-implementation="ooo:com.sun.star.form.component.RadioButton" xml:id="control172" form:id="control172" form:label="Y" form:value="Y" form:data-field="Cardiovascular_Stroke" form:input-required="false" formx:group-name="Cardiovascular_Strok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Stroke" form:control-implementation="ooo:com.sun.star.form.component.RadioButton" xml:id="control173" form:id="control173" form:label="N" form:value="N" form:data-field="Cardiovascular_Stroke" form:input-required="false" formx:group-name="Cardiovascular_Strok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murmur" form:control-implementation="ooo:com.sun.star.form.component.RadioButton" xml:id="control174" form:id="control174" form:label="Y" form:value="Y" form:data-field="Cardiovascular_Heart_murmur" form:input-required="false" formx:group-name="Cardiovascular_Heart_murmu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Heart_murmur" form:control-implementation="ooo:com.sun.star.form.component.RadioButton" xml:id="control175" form:id="control175" form:label="N" form:value="N" form:data-field="Cardiovascular_Heart_murmur" form:input-required="false" formx:group-name="Cardiovascular_Heart_murmu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eripherial_Vascular_Disease" form:control-implementation="ooo:com.sun.star.form.component.RadioButton" xml:id="control176" form:id="control176" form:label="Y" form:value="Y" form:data-field="Cardiovascular_Peripherial_Vascular_Disease" form:input-required="false" formx:group-name="Cardiovascular_Peripherial_Vascula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Peripherial_Vascular_Disease" form:control-implementation="ooo:com.sun.star.form.component.RadioButton" xml:id="control177" form:id="control177" form:label="N" form:value="N" form:data-field="Cardiovascular_Peripherial_Vascular_Disease" form:input-required="false" formx:group-name="Cardiovascular_Peripherial_Vascula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ramps_in_legs" form:control-implementation="ooo:com.sun.star.form.component.RadioButton" xml:id="control178" form:id="control178" form:label="Y" form:value="Y" form:data-field="Cardiovascular_Cramps_in_legs" form:input-required="false" formx:group-name="Cardiovascular_Cramps_in_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ramps_in_legs" form:control-implementation="ooo:com.sun.star.form.component.RadioButton" xml:id="control179" form:id="control179" form:label="N" form:value="N" form:data-field="Cardiovascular_Cramps_in_legs" form:input-required="false" formx:group-name="Cardiovascular_Cramps_in_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Cardiovascular_High/Low_blood_pressure_textfield" form:control-implementation="ooo:com.sun.star.form.component.TextField" xml:id="control180" form:id="control180" form:data-field="Cardiovascular_High/Low_blood_pressur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hest_pain_textfield" form:control-implementation="ooo:com.sun.star.form.component.TextField" xml:id="control181" form:id="control181" form:data-field="Cardiovascular_Chest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Heart_attack_textfield" form:control-implementation="ooo:com.sun.star.form.component.TextField" xml:id="control182" form:id="control182" form:data-field="Cardiovascular_Heart_attack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oronary_Artery_Disease_textfield" form:control-implementation="ooo:com.sun.star.form.component.TextField" xml:id="control183" form:id="control183" form:data-field="Cardiovascular_Coronary_Artery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Irregular_heartbeat_textfield" form:control-implementation="ooo:com.sun.star.form.component.TextField" xml:id="control184" form:id="control184" form:data-field="Cardiovascular_Irregular_heartbea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Palpitations_textfield" form:control-implementation="ooo:com.sun.star.form.component.TextField" xml:id="control185" form:id="control185" form:data-field="Cardiovascular_Palpitatio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Leg/ankle_swelling_textfield" form:control-implementation="ooo:com.sun.star.form.component.TextField" xml:id="control186" form:id="control186" form:data-field="Cardiovascular_Leg/ankle_swell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Stroke_textfield" form:control-implementation="ooo:com.sun.star.form.component.TextField" xml:id="control187" form:id="control187" form:data-field="Cardiovascular_Strok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Heart_murmur_textfield" form:control-implementation="ooo:com.sun.star.form.component.TextField" xml:id="control188" form:id="control188" form:data-field="Cardiovascular_Heart_murmur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Peripherial_Vascular_Disease_textfield" form:control-implementation="ooo:com.sun.star.form.component.TextField" xml:id="control189" form:id="control189" form:data-field="Cardiovascular_Peripherial_Vascula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ramps_in_legs_When_walking_textfield" form:control-implementation="ooo:com.sun.star.form.component.TextField" xml:id="control190" form:id="control190" form:data-field="Cardiovascular_Cramps_in_legs_When_walk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rdiovascular_Cramps_in_legs_At_night_textfield" form:control-implementation="ooo:com.sun.star.form.component.TextField" xml:id="control191" form:id="control191" form:data-field="Head/Neck_Frequent_sore_throat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espiratory_Asthma" form:control-implementation="ooo:com.sun.star.form.component.RadioButton" xml:id="control192" form:id="control192" form:label="Y" form:value="Y" form:data-field="Respiratory_Asthma" form:input-required="false" formx:group-name="Respiratory_Asth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Asthma" form:control-implementation="ooo:com.sun.star.form.component.RadioButton" xml:id="control193" form:id="control193" form:label="N" form:value="N" form:data-field="Respiratory_Asthma" form:input-required="false" formx:group-name="Respiratory_Asthm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Lung_disease" form:control-implementation="ooo:com.sun.star.form.component.RadioButton" xml:id="control194" form:id="control194" form:label="Y" form:value="Y" form:data-field="Respiratory_Lung_disease" form:input-required="false" formx:group-name="Respiratory_Lung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Lung_disease" form:control-implementation="ooo:com.sun.star.form.component.RadioButton" xml:id="control195" form:id="control195" form:label="N" form:value="N" form:data-field="Respiratory_Lung_disease" form:input-required="false" formx:group-name="Respiratory_Lung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Shortness_of_breath" form:control-implementation="ooo:com.sun.star.form.component.RadioButton" xml:id="control196" form:id="control196" form:label="Y" form:value="Y" form:data-field="Respiratory_Shortness_of_breath" form:input-required="false" formx:group-name="Respiratory_Shortness_of_breat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Cardiovascular_Cramps_in_legs" form:control-implementation="ooo:com.sun.star.form.component.RadioButton" xml:id="control197" form:id="control197" form:label="N" form:value="N" form:data-field="Cardiovascular_Cramps_in_legs" form:input-required="false" formx:group-name="Cardiovascular_Cramps_in_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ronchitis" form:control-implementation="ooo:com.sun.star.form.component.RadioButton" xml:id="control198" form:id="control198" form:label="Y" form:value="Y" form:data-field="Respiratory_Bronchitis" form:input-required="false" formx:group-name="Respiratory_Bronch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ronchitis" form:control-implementation="ooo:com.sun.star.form.component.RadioButton" xml:id="control199" form:id="control199" form:label="N" form:value="N" form:data-field="Respiratory_Bronchitis" form:input-required="false" formx:group-name="Respiratory_Bronch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loody_sputum" form:control-implementation="ooo:com.sun.star.form.component.RadioButton" xml:id="control200" form:id="control200" form:label="Y" form:value="Y" form:data-field="Respiratory_Bloody_sputum" form:input-required="false" formx:group-name="Respiratory_Bloody_sputu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spiratory_Bloody_sputum" form:control-implementation="ooo:com.sun.star.form.component.RadioButton" xml:id="control201" form:id="control201" form:label="N" form:value="N" form:data-field="Respiratory_Bloody_sputum" form:input-required="false" formx:group-name="Respiratory_Bloody_sputum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Respiratory_Asthma_textfield" form:control-implementation="ooo:com.sun.star.form.component.TextField" xml:id="control202" form:id="control202" form:data-field="Respiratory_Asthm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Lung_disease_textfield" form:control-implementation="ooo:com.sun.star.form.component.TextField" xml:id="control203" form:id="control203" form:data-field="Respiratory_Lung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Shortness_of_breath_textfield" form:control-implementation="ooo:com.sun.star.form.component.TextField" xml:id="control204" form:id="control204" form:data-field="Respiratory_Shortness_of_breath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Bronchitis_textfield" form:control-implementation="ooo:com.sun.star.form.component.TextField" xml:id="control205" form:id="control205" form:data-field="Respiratory_Bronchit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Bloody_sputum_textfield" form:control-implementation="ooo:com.sun.star.form.component.TextField" xml:id="control206" form:id="control206" form:data-field="Respiratory_Bloody_sputum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piratory_Last_chest_X-Ray_textfield" form:control-implementation="ooo:com.sun.star.form.component.TextField" xml:id="control207" form:id="control207" form:data-field="Respiratory_Last_chest_X-Ray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Gastrointestinal_Heartburn" form:control-implementation="ooo:com.sun.star.form.component.RadioButton" xml:id="control208" form:id="control208" form:label="Y" form:value="Y" form:data-field="Gastrointestinal_Dehydratio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09" form:id="control209" form:label="N" form:value="N" form:data-field="Gastrointestinal_Dehydratio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Ulcer_disease" form:control-implementation="ooo:com.sun.star.form.component.RadioButton" xml:id="control210" form:id="control210" form:label="Y" form:value="Y" form:data-field="Gastrointestinal_Ulcer_disease" form:input-required="false" formx:group-name="Gastrointestinal_Ulc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Ulcer_disease" form:control-implementation="ooo:com.sun.star.form.component.RadioButton" xml:id="control211" form:id="control211" form:label="N" form:value="N" form:data-field="Gastrointestinal_Ulcer_disease" form:input-required="false" formx:group-name="Gastrointestinal_Ulc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Nausea/vomiting" form:control-implementation="ooo:com.sun.star.form.component.RadioButton" xml:id="control212" form:id="control212" form:label="Y" form:value="Y" form:data-field="Gastrointestinal_Nausea/vomiting" form:input-required="false" formx:group-name="Gastrointestinal_Nausea/vomi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Nausea/vomiting" form:control-implementation="ooo:com.sun.star.form.component.RadioButton" xml:id="control213" form:id="control213" form:label="N" form:value="N" form:data-field="Gastrointestinal_Nausea/vomiting" form:input-required="false" formx:group-name="Gastrointestinal_Nausea/vomi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Intestinal_disease" form:control-implementation="ooo:com.sun.star.form.component.RadioButton" xml:id="control214" form:id="control214" form:label="Y" form:value="Y" form:data-field="Gastrointestinal_Intestinal_disease" form:input-required="false" formx:group-name="Gastrointestinal_Intestinal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Intestinal_disease" form:control-implementation="ooo:com.sun.star.form.component.RadioButton" xml:id="control215" form:id="control215" form:label="N" form:value="N" form:data-field="Gastrointestinal_Intestinal_disease" form:input-required="false" formx:group-name="Gastrointestinal_Intestinal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bdominal_pain" form:control-implementation="ooo:com.sun.star.form.component.RadioButton" xml:id="control216" form:id="control216" form:label="Y" form:value="Y" form:data-field="Gastrointestinal_Abdominal_pain" form:input-required="false" formx:group-name="Gastrointestinal_Abdominal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bdominal_pain" form:control-implementation="ooo:com.sun.star.form.component.RadioButton" xml:id="control217" form:id="control217" form:label="N" form:value="N" form:data-field="Gastrointestinal_Abdominal_pain" form:input-required="false" formx:group-name="Gastrointestinal_Abdominal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Constipation" form:control-implementation="ooo:com.sun.star.form.component.RadioButton" xml:id="control218" form:id="control218" form:label="Y" form:value="Y" form:data-field="Gastrointestinal_Constipation" form:input-required="false" formx:group-name="Gastrointestinal_Constip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artburn" form:control-implementation="ooo:com.sun.star.form.component.RadioButton" xml:id="control219" form:id="control219" form:label="N" form:value="N" form:data-field="Gastrointestinal_Dehydration" form:input-required="false" formx:group-name="Gastrointestinal_Heartbu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iorrhoea" form:control-implementation="ooo:com.sun.star.form.component.RadioButton" xml:id="control220" form:id="control220" form:label="Y" form:value="Y" form:data-field="Gastrointestinal_Diorrhoea" form:input-required="false" formx:group-name="Gastrointestinal_Diorrhoe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iorrhoea" form:control-implementation="ooo:com.sun.star.form.component.RadioButton" xml:id="control221" form:id="control221" form:label="N" form:value="N" form:data-field="Gastrointestinal_Diorrhoea" form:input-required="false" formx:group-name="Gastrointestinal_Diorrhoe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stroparesis" form:control-implementation="ooo:com.sun.star.form.component.RadioButton" xml:id="control222" form:id="control222" form:label="Y" form:value="Y" form:data-field="Gastrointestinal_Gastroparesis" form:input-required="false" formx:group-name="Gastrointestinal_Gastropares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stroparesis" form:control-implementation="ooo:com.sun.star.form.component.RadioButton" xml:id="control223" form:id="control223" form:label="N" form:value="N" form:data-field="Gastrointestinal_Gastroparesis" form:input-required="false" formx:group-name="Gastrointestinal_Gastropares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ilk_Intolerance" form:control-implementation="ooo:com.sun.star.form.component.RadioButton" xml:id="control224" form:id="control224" form:label="Y" form:value="Y" form:data-field="Gastrointestinal_Milk_Intolerance" form:input-required="false" formx:group-name="Gastrointestinal_Milk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ilk_Intolerance" form:control-implementation="ooo:com.sun.star.form.component.RadioButton" xml:id="control225" form:id="control225" form:label="N" form:value="N" form:data-field="Gastrointestinal_Milk_Intolerance" form:input-required="false" formx:group-name="Gastrointestinal_Milk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Egg_Intolerance" form:control-implementation="ooo:com.sun.star.form.component.RadioButton" xml:id="control226" form:id="control226" form:label="Y" form:value="Y" form:data-field="Gastrointestinal_Egg_Intolerance" form:input-required="false" formx:group-name="Gastrointestinal_Egg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Egg_Intolerance" form:control-implementation="ooo:com.sun.star.form.component.RadioButton" xml:id="control227" form:id="control227" form:label="N" form:value="N" form:data-field="Gastrointestinal_Egg_Intolerance" form:input-required="false" formx:group-name="Gastrointestinal_Egg_Intoler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patitis" form:control-implementation="ooo:com.sun.star.form.component.RadioButton" xml:id="control228" form:id="control228" form:label="Y" form:value="Y" form:data-field="Gastrointestinal_Hepatitis" form:input-required="false" formx:group-name="Gastrointestinal_Hepat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Hepatitis" form:control-implementation="ooo:com.sun.star.form.component.RadioButton" xml:id="control229" form:id="control229" form:label="N" form:value="N" form:data-field="Gastrointestinal_Hepatitis" form:input-required="false" formx:group-name="Gastrointestinal_Hepat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Liver_disease" form:control-implementation="ooo:com.sun.star.form.component.RadioButton" xml:id="control230" form:id="control230" form:label="Y" form:value="Y" form:data-field="Gastrointestinal_Liver_disease" form:input-required="false" formx:group-name="Gastrointestinal_Liv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Liver_disease" form:control-implementation="ooo:com.sun.star.form.component.RadioButton" xml:id="control231" form:id="control231" form:label="N" form:value="N" form:data-field="Gastrointestinal_Liver_disease" form:input-required="false" formx:group-name="Gastrointestinal_Liv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ll_bladder_disease" form:control-implementation="ooo:com.sun.star.form.component.RadioButton" xml:id="control232" form:id="control232" form:label="Y" form:value="Y" form:data-field="Gastrointestinal_Gall_bladder_disease" form:input-required="false" formx:group-name="Gastrointestinal_Gall_bladd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Gall_bladder_disease" form:control-implementation="ooo:com.sun.star.form.component.RadioButton" xml:id="control233" form:id="control233" form:label="N" form:value="N" form:data-field="Gastrointestinal_Gall_bladder_disease" form:input-required="false" formx:group-name="Gastrointestinal_Gall_bladder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Bloody_stools" form:control-implementation="ooo:com.sun.star.form.component.RadioButton" xml:id="control234" form:id="control234" form:label="Y" form:value="Y" form:data-field="Gastrointestinal_Bloody_stools" form:input-required="false" formx:group-name="Gastrointestinal_Bloody_stool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Bloody_stools" form:control-implementation="ooo:com.sun.star.form.component.RadioButton" xml:id="control235" form:id="control235" form:label="N" form:value="N" form:data-field="Gastrointestinal_Bloody_stools" form:input-required="false" formx:group-name="Gastrointestinal_Bloody_stool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naemia" form:control-implementation="ooo:com.sun.star.form.component.RadioButton" xml:id="control236" form:id="control236" form:label="Y" form:value="Y" form:data-field="Gastrointestinal_Anaemia" form:input-required="false" formx:group-name="Gastrointestinal_Anaemi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Anaemia" form:control-implementation="ooo:com.sun.star.form.component.RadioButton" xml:id="control237" form:id="control237" form:label="N" form:value="N" form:data-field="Gastrointestinal_Anaemia" form:input-required="false" formx:group-name="Gastrointestinal_Anaemi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alnutrition" form:control-implementation="ooo:com.sun.star.form.component.RadioButton" xml:id="control238" form:id="control238" form:label="Y" form:value="Y" form:data-field="Gastrointestinal_Malnutrition" form:input-required="false" formx:group-name="Gastrointestinal_Malnutri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Malnutrition" form:control-implementation="ooo:com.sun.star.form.component.RadioButton" xml:id="control239" form:id="control239" form:label="N" form:value="N" form:data-field="Gastrointestinal_Malnutrition" form:input-required="false" formx:group-name="Gastrointestinal_Malnutri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ehydration" form:control-implementation="ooo:com.sun.star.form.component.RadioButton" xml:id="control240" form:id="control240" form:label="Y" form:value="Y" form:data-field="Gastrointestinal_Dehydration" form:input-required="false" formx:group-name="Gastrointestinal_Dehydr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astrointestinal_Dehydration" form:control-implementation="ooo:com.sun.star.form.component.RadioButton" xml:id="control241" form:id="control241" form:label="N" form:value="N" form:data-field="Gastrointestinal_Dehydration" form:input-required="false" formx:group-name="Gastrointestinal_Dehydrat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Gastrointestinal_Heartburn_textfield" form:control-implementation="ooo:com.sun.star.form.component.TextField" xml:id="control242" form:id="control242" form:data-field="Gastrointestinal_Heartbur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Ulcer_disease_textfield" form:control-implementation="ooo:com.sun.star.form.component.TextField" xml:id="control243" form:id="control243" form:data-field="Gastrointestinal_Ulce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Nausea/vomiting_textfield" form:control-implementation="ooo:com.sun.star.form.component.TextField" xml:id="control244" form:id="control244" form:data-field="Gastrointestinal_Nausea/vomit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Intestinal_disease_textfield" form:control-implementation="ooo:com.sun.star.form.component.TextField" xml:id="control245" form:id="control245" form:data-field="Gastrointestinal_Intestinal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Abdominal_pain_textfield" form:control-implementation="ooo:com.sun.star.form.component.TextField" xml:id="control246" form:id="control246" form:data-field="Gastrointestinal_Abdominal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Constipation_textfield" form:control-implementation="ooo:com.sun.star.form.component.TextField" xml:id="control247" form:id="control247" form:data-field="Gastrointestinal_Constipat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Diorrhoea_textfield" form:control-implementation="ooo:com.sun.star.form.component.TextField" xml:id="control248" form:id="control248" form:data-field="Gastrointestinal_Diorrhoe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Gastroparesis_textfield" form:control-implementation="ooo:com.sun.star.form.component.TextField" xml:id="control249" form:id="control249" form:data-field="Gastrointestinal_Gastropares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Milk_Intolerance_textfield" form:control-implementation="ooo:com.sun.star.form.component.TextField" xml:id="control250" form:id="control250" form:data-field="Gastrointestinal_Milk_Intoleranc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Egg_Intolerance_textfield" form:control-implementation="ooo:com.sun.star.form.component.TextField" xml:id="control251" form:id="control251" form:data-field="Gastrointestinal_Egg_Intoleranc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Hepatitis_textfield" form:control-implementation="ooo:com.sun.star.form.component.TextField" xml:id="control252" form:id="control252" form:data-field="Gastrointestinal_Hepatit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Liver_disease_textfield" form:control-implementation="ooo:com.sun.star.form.component.TextField" xml:id="control253" form:id="control253" form:data-field="Gastrointestinal_Live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Gall_bladder_disease_textfield" form:control-implementation="ooo:com.sun.star.form.component.TextField" xml:id="control254" form:id="control254" form:data-field="Gastrointestinal_Gall_bladder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Bloody_stools_textfield" form:control-implementation="ooo:com.sun.star.form.component.TextField" xml:id="control255" form:id="control255" form:data-field="Gastrointestinal_Bloody_stool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Anaemia_textfield" form:control-implementation="ooo:com.sun.star.form.component.TextField" xml:id="control256" form:id="control256" form:data-field="Gastrointestinal_Anaemia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Malnutrition_textfield" form:control-implementation="ooo:com.sun.star.form.component.TextField" xml:id="control257" form:id="control257" form:data-field="Gastrointestinal_Malnutrit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astrointestinal_Dehydration_textfield" form:control-implementation="ooo:com.sun.star.form.component.TextField" xml:id="control258" form:id="control258" form:data-field="Gastrointestinal_Dehydrat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Genitourinary_Kidney_disease" form:control-implementation="ooo:com.sun.star.form.component.RadioButton" xml:id="control259" form:id="control259" form:label="Y" form:value="Y" form:data-field="Genitourinary_Kidney_disease" form:input-required="false" formx:group-name="Genitourinary_Kidne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Kidney_disease" form:control-implementation="ooo:com.sun.star.form.component.RadioButton" xml:id="control260" form:id="control260" form:label="N" form:value="N" form:data-field="Genitourinary_Kidney_disease" form:input-required="false" formx:group-name="Genitourinary_Kidney_disea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tein_in_urine" form:control-implementation="ooo:com.sun.star.form.component.RadioButton" xml:id="control261" form:id="control261" form:label="Y" form:value="Y" form:data-field="Genitourinary_Protein_in_urine" form:input-required="false" formx:group-name="Genitourinary_Protein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tein_in_urine" form:control-implementation="ooo:com.sun.star.form.component.RadioButton" xml:id="control262" form:id="control262" form:label="N" form:value="N" form:data-field="Genitourinary_Protein_in_urine" form:input-required="false" formx:group-name="Genitourinary_Protein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Urinary_Tract_Infections" form:control-implementation="ooo:com.sun.star.form.component.RadioButton" xml:id="control263" form:id="control263" form:label="Y" form:value="Y" form:data-field="Genitourinary_Urinary_Tract_Infections" form:input-required="false" formx:group-name="Genitourinary_Urinary_Tract_Infec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Urinary_Tract_Infections" form:control-implementation="ooo:com.sun.star.form.component.RadioButton" xml:id="control264" form:id="control264" form:label="N" form:value="N" form:data-field="Genitourinary_Urinary_Tract_Infections" form:input-required="false" formx:group-name="Genitourinary_Urinary_Tract_Infec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Blood_in_urine" form:control-implementation="ooo:com.sun.star.form.component.RadioButton" xml:id="control265" form:id="control265" form:label="Y" form:value="Y" form:data-field="Genitourinary_Blood_in_urine" form:input-required="false" formx:group-name="Genitourinary_Blood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Blood_in_urine" form:control-implementation="ooo:com.sun.star.form.component.RadioButton" xml:id="control266" form:id="control266" form:label="N" form:value="N" form:data-field="Genitourinary_Blood_in_urine" form:input-required="false" formx:group-name="Genitourinary_Blood_in_urin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Kidney_stones" form:control-implementation="ooo:com.sun.star.form.component.RadioButton" xml:id="control267" form:id="control267" form:label="Y" form:value="Y" form:data-field="Genitourinary_Kidney_stones" form:input-required="false" formx:group-name="Genitourinary_Kidney_sto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Kidney_stones" form:control-implementation="ooo:com.sun.star.form.component.RadioButton" xml:id="control268" form:id="control268" form:label="N" form:value="N" form:data-field="Genitourinary_Kidney_stones" form:input-required="false" formx:group-name="Genitourinary_Kidney_sto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state_enlargement" form:control-implementation="ooo:com.sun.star.form.component.RadioButton" xml:id="control269" form:id="control269" form:label="Y" form:value="Y" form:data-field="Genitourinary_Prostate_enlargement" form:input-required="false" formx:group-name="Genitourinary_Prostate_enlarg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Genitourinary_Prostate_enlargement" form:control-implementation="ooo:com.sun.star.form.component.RadioButton" xml:id="control270" form:id="control270" form:label="N" form:value="N" form:data-field="Genitourinary_Prostate_enlargement" form:input-required="false" formx:group-name="Genitourinary_Prostate_enlarg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Genitourinary_Kidney_disease_textfield" form:control-implementation="ooo:com.sun.star.form.component.TextField" xml:id="control271" form:id="control271" form:data-field="Genitourinary_Kidney_disea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Protein_in_urine_textfield" form:control-implementation="ooo:com.sun.star.form.component.TextField" xml:id="control272" form:id="control272" form:data-field="Genitourinary_Protein_in_urin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Urinary_Tract_Infections_textfield" form:control-implementation="ooo:com.sun.star.form.component.TextField" xml:id="control273" form:id="control273" form:data-field="Genitourinary_Urinary_Tract_Infectio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Blood_in_urine_textfield" form:control-implementation="ooo:com.sun.star.form.component.TextField" xml:id="control274" form:id="control274" form:data-field="Genitourinary_Blood_in_urin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Kidney_stones_textfield" form:control-implementation="ooo:com.sun.star.form.component.TextField" xml:id="control275" form:id="control275" form:data-field="Genitourinary_Kidney_ston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itourinary_Prostate_enlargement_textfield" form:control-implementation="ooo:com.sun.star.form.component.TextField" xml:id="control276" form:id="control276" form:data-field="Genitourinary_Prostate_enlargemen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_menstrual_period_textfield" form:control-implementation="ooo:com.sun.star.form.component.TextField" xml:id="control277" form:id="control277" form:data-field="Last_menstrual_period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rth_control_textfield" form:control-implementation="ooo:com.sun.star.form.component.TextField" xml:id="control278" form:id="control278" form:data-field="Birth_control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um_of_childbirths_textfield" form:control-implementation="ooo:com.sun.star.form.component.TextField" xml:id="control279" form:id="control279" form:data-field="Num_of_childbirth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_of_menopause_textfield" form:control-implementation="ooo:com.sun.star.form.component.TextField" xml:id="control280" form:id="control280" form:data-field="Start_of_menopaus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rticipant_Number" form:control-implementation="ooo:com.sun.star.form.component.TextField" xml:id="control281" form:id="control281" form:data-field="Participant_Numb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Neuro/Psyche_Dizziness" form:control-implementation="ooo:com.sun.star.form.component.RadioButton" xml:id="control282" form:id="control282" form:label="Y" form:value="Y" form:data-field="Neuro/Psyche_Dizziness" form:input-required="false" formx:group-name="Neuro/Psyche_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izziness" form:control-implementation="ooo:com.sun.star.form.component.RadioButton" xml:id="control283" form:id="control283" form:label="N" form:value="N" form:data-field="Neuro/Psyche_Dizziness" form:input-required="false" formx:group-name="Neuro/Psyche_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ight-headedness" form:control-implementation="ooo:com.sun.star.form.component.RadioButton" xml:id="control284" form:id="control284" form:label="Y" form:value="Y" form:data-field="Neuro/Psyche_Light-headedness" form:input-required="false" formx:group-name="Neuro/Psyche_Light-headed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ight-headedness" form:control-implementation="ooo:com.sun.star.form.component.RadioButton" xml:id="control285" form:id="control285" form:label="N" form:value="N" form:data-field="Neuro/Psyche_Light-headedness" form:input-required="false" formx:group-name="Neuro/Psyche_Light-headed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Seizures" form:control-implementation="ooo:com.sun.star.form.component.RadioButton" xml:id="control286" form:id="control286" form:label="Y" form:value="Y" form:data-field="Neuro/Psyche_Seizures" form:input-required="false" formx:group-name="Neuro/Psyche_Seiz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Seizures" form:control-implementation="ooo:com.sun.star.form.component.RadioButton" xml:id="control287" form:id="control287" form:label="N" form:value="N" form:data-field="Neuro/Psyche_Seizures" form:input-required="false" formx:group-name="Neuro/Psyche_Seiz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Fainting" form:control-implementation="ooo:com.sun.star.form.component.RadioButton" xml:id="control288" form:id="control288" form:label="Y" form:value="Y" form:data-field="Neuro/Psyche_Fainting" form:input-required="false" formx:group-name="Neuro/Psyche_Fain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Fainting" form:control-implementation="ooo:com.sun.star.form.component.RadioButton" xml:id="control289" form:id="control289" form:label="N" form:value="N" form:data-field="Neuro/Psyche_Fainting" form:input-required="false" formx:group-name="Neuro/Psyche_Fain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oss_of_consiousness/Concussion" form:control-implementation="ooo:com.sun.star.form.component.RadioButton" xml:id="control290" form:id="control290" form:label="Y" form:value="Y" form:data-field="Neuro/Psyche_Loss_of_consiousness/Concussion" form:input-required="false" formx:group-name="Neuro/Psyche_Loss_of_consiousness/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Loss_of_consiousness/Concussion" form:control-implementation="ooo:com.sun.star.form.component.RadioButton" xml:id="control291" form:id="control291" form:label="N" form:value="N" form:data-field="Neuro/Psyche_Loss_of_consiousness/Concussion" form:input-required="false" formx:group-name="Neuro/Psyche_Loss_of_consiousness/Concu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europathy" form:control-implementation="ooo:com.sun.star.form.component.RadioButton" xml:id="control292" form:id="control292" form:label="Y" form:value="Y" form:data-field="Neuro/Psyche_Neuropathy" form:input-required="false" formx:group-name="Neuro/Psyche_Neur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europathy" form:control-implementation="ooo:com.sun.star.form.component.RadioButton" xml:id="control293" form:id="control293" form:label="N" form:value="N" form:data-field="Neuro/Psyche_Neuropathy" form:input-required="false" formx:group-name="Neuro/Psyche_Neuropath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umbness" form:control-implementation="ooo:com.sun.star.form.component.RadioButton" xml:id="control294" form:id="control294" form:label="Y" form:value="Y" form:data-field="Neuro/Psyche_Numbness" form:input-required="false" formx:group-name="Neuro/Psyche_Numb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Numbness" form:control-implementation="ooo:com.sun.star.form.component.RadioButton" xml:id="control295" form:id="control295" form:label="N" form:value="N" form:data-field="Neuro/Psyche_Numbness" form:input-required="false" formx:group-name="Neuro/Psyche_Numb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Tingling" form:control-implementation="ooo:com.sun.star.form.component.RadioButton" xml:id="control296" form:id="control296" form:label="Y" form:value="Y" form:data-field="Neuro/Psyche_Tingling" form:input-required="false" formx:group-name="Neuro/Psyche_Ting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Tingling" form:control-implementation="ooo:com.sun.star.form.component.RadioButton" xml:id="control297" form:id="control297" form:label="N" form:value="N" form:data-field="Neuro/Psyche_Tingling" form:input-required="false" formx:group-name="Neuro/Psyche_Ting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Burning" form:control-implementation="ooo:com.sun.star.form.component.RadioButton" xml:id="control298" form:id="control298" form:label="Y" form:value="Y" form:data-field="Neuro/Psyche_Burning" form:input-required="false" formx:group-name="Neuro/Psyche_Burn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Burning" form:control-implementation="ooo:com.sun.star.form.component.RadioButton" xml:id="control299" form:id="control299" form:label="N" form:value="N" form:data-field="Neuro/Psyche_Burning" form:input-required="false" formx:group-name="Neuro/Psyche_Burn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ain" form:control-implementation="ooo:com.sun.star.form.component.RadioButton" xml:id="control300" form:id="control300" form:label="Y" form:value="Y" form:data-field="Neuro/Psyche_Pain" form:input-required="false" formx:group-name="Neuro/Psyche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ain" form:control-implementation="ooo:com.sun.star.form.component.RadioButton" xml:id="control301" form:id="control301" form:label="N" form:value="N" form:data-field="Neuro/Psyche_Pain" form:input-required="false" formx:group-name="Neuro/Psyche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Walking_disturbance" form:control-implementation="ooo:com.sun.star.form.component.RadioButton" xml:id="control302" form:id="control302" form:label="Y" form:value="Y" form:data-field="Neuro/Psyche_Walking_disturbance" form:input-required="false" formx:group-name="Neuro/Psyche_Walking_disturb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Walking_disturbance" form:control-implementation="ooo:com.sun.star.form.component.RadioButton" xml:id="control303" form:id="control303" form:label="N" form:value="N" form:data-field="Neuro/Psyche_Walking_disturbance" form:input-required="false" formx:group-name="Neuro/Psyche_Walking_disturba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TSD" form:control-implementation="ooo:com.sun.star.form.component.RadioButton" xml:id="control304" form:id="control304" form:label="Y" form:value="Y" form:data-field="Neuro/Psyche_PTSD" form:input-required="false" formx:group-name="Neuro/Psyche_PTS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PTSD" form:control-implementation="ooo:com.sun.star.form.component.RadioButton" xml:id="control305" form:id="control305" form:label="N" form:value="N" form:data-field="Neuro/Psyche_PTSD" form:input-required="false" formx:group-name="Neuro/Psyche_PTS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epression" form:control-implementation="ooo:com.sun.star.form.component.RadioButton" xml:id="control306" form:id="control306" form:label="Y" form:value="Y" form:data-field="Neuro/Psyche_Depression" form:input-required="false" formx:group-name="Neuro/Psyche_Depre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epression" form:control-implementation="ooo:com.sun.star.form.component.RadioButton" xml:id="control307" form:id="control307" form:label="N" form:value="N" form:data-field="Neuro/Psyche_Depression" form:input-required="false" formx:group-name="Neuro/Psyche_Depressi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Other_Psychiatric_disorders" form:control-implementation="ooo:com.sun.star.form.component.RadioButton" xml:id="control308" form:id="control308" form:label="Y" form:value="Y" form:data-field="Neuro/Psyche_Other_Psychiatric_disorders" form:input-required="false" formx:group-name="Neuro/Psyche_Other_Psychiatric_disorde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Dizziness" form:control-implementation="ooo:com.sun.star.form.component.RadioButton" xml:id="control309" form:id="control309" form:label="N" form:value="N" form:data-field="Neuro/Psyche_Dizziness" form:input-required="false" formx:group-name="Neuro/Psyche_Dizzine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Altered_sleep_pattern" form:control-implementation="ooo:com.sun.star.form.component.RadioButton" xml:id="control310" form:id="control310" form:label="Y" form:value="Y" form:data-field="Neuro/Psyche_Altered_sleep_pattern" form:input-required="false" formx:group-name="Neuro/Psyche_Altered_sleep_patte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uro/Psyche_Altered_sleep_pattern" form:control-implementation="ooo:com.sun.star.form.component.RadioButton" xml:id="control311" form:id="control311" form:label="N" form:value="N" form:data-field="Neuro/Psyche_Altered_sleep_pattern" form:input-required="false" formx:group-name="Neuro/Psyche_Altered_sleep_patter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Neuro/Psyche_Dizziness_textfield" form:control-implementation="ooo:com.sun.star.form.component.TextField" xml:id="control312" form:id="control312" form:data-field="Neuro/Psyche_Dizzi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Light-headedness_textfield" form:control-implementation="ooo:com.sun.star.form.component.TextField" xml:id="control313" form:id="control313" form:data-field="Neuro/Psyche_Light-headed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Seizures_textfield" form:control-implementation="ooo:com.sun.star.form.component.TextField" xml:id="control314" form:id="control314" form:data-field="Neuro/Psyche_Seizures_textfield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Fainting_textfield" form:control-implementation="ooo:com.sun.star.form.component.TextField" xml:id="control315" form:id="control315" form:data-field="Neuro/Psyche_Faint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Loss_of_consiousness/Concussion_textfield" form:control-implementation="ooo:com.sun.star.form.component.TextField" xml:id="control316" form:id="control316" form:data-field="Neuro/Psyche_Loss_of_consiousness/Concuss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Neuropathy_textfield" form:control-implementation="ooo:com.sun.star.form.component.TextField" xml:id="control317" form:id="control317" form:data-field="Neuro/Psyche_Neuropathy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Numbness_textfield" form:control-implementation="ooo:com.sun.star.form.component.TextField" xml:id="control318" form:id="control318" form:data-field="Neuro/Psyche_Numb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Tingling_textfield" form:control-implementation="ooo:com.sun.star.form.component.TextField" xml:id="control319" form:id="control319" form:data-field="Neuro/Psyche_Tingl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Burning_textfield" form:control-implementation="ooo:com.sun.star.form.component.TextField" xml:id="control320" form:id="control320" form:data-field="Neuro/Psyche_Burn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Pain_textfield" form:control-implementation="ooo:com.sun.star.form.component.TextField" xml:id="control321" form:id="control321" form:data-field="Neuro/Psyche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PTSD_textfield" form:control-implementation="ooo:com.sun.star.form.component.TextField" xml:id="control322" form:id="control322" form:data-field="Neuro/Psyche_PTSD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Depression_textfield" form:control-implementation="ooo:com.sun.star.form.component.TextField" xml:id="control323" form:id="control323" form:data-field="Neuro/Psyche_Depressio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Other_Psychiatric_disorders_textfield" form:control-implementation="ooo:com.sun.star.form.component.TextField" xml:id="control324" form:id="control324" form:data-field="Neuro/Psyche_Other_Psychiatric_disorder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euro/Psyche_Altered_sleep_pattern_textfield" form:control-implementation="ooo:com.sun.star.form.component.TextField" xml:id="control325" form:id="control325" form:data-field="Neuro/Psyche_Altered_sleep_patter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usculoskeletal_Joint_pain/swelling" form:control-implementation="ooo:com.sun.star.form.component.RadioButton" xml:id="control326" form:id="control326" form:label="Y" form:value="Y" form:data-field="Musculoskeletal_Joint_pain/swelling" form:input-required="false" formx:group-name="Musculoskeletal_Joint_pain/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Joint_pain/swelling" form:control-implementation="ooo:com.sun.star.form.component.RadioButton" xml:id="control327" form:id="control327" form:label="N" form:value="N" form:data-field="Musculoskeletal_Joint_pain/swelling" form:input-required="false" formx:group-name="Musculoskeletal_Joint_pain/swell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Arthritis" form:control-implementation="ooo:com.sun.star.form.component.RadioButton" xml:id="control328" form:id="control328" form:label="Y" form:value="Y" form:data-field="Musculoskeletal_Arthritis" form:input-required="false" formx:group-name="Musculoskeletal_Arthr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Arthritis" form:control-implementation="ooo:com.sun.star.form.component.RadioButton" xml:id="control329" form:id="control329" form:label="N" form:value="N" form:data-field="Musculoskeletal_Arthritis" form:input-required="false" formx:group-name="Musculoskeletal_Arthrit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Weakness_in_arms/legs" form:control-implementation="ooo:com.sun.star.form.component.RadioButton" xml:id="control330" form:id="control330" form:label="Y" form:value="Y" form:data-field="Musculoskeletal_Weakness_in_arms/legs" form:input-required="false" formx:group-name="Musculoskeletal_Weakness_in_arms/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Weakness_in_arms/legs" form:control-implementation="ooo:com.sun.star.form.component.RadioButton" xml:id="control331" form:id="control331" form:label="N" form:value="N" form:data-field="Musculoskeletal_Weakness_in_arms/legs" form:input-required="false" formx:group-name="Musculoskeletal_Weakness_in_arms/leg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Musculoskeletal_Joint_pain/swelling_textfield" form:control-implementation="ooo:com.sun.star.form.component.TextField" xml:id="control332" form:id="control332" form:data-field="Musculoskeletal_Joint_pain/swell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Arthritis_textfield" form:control-implementation="ooo:com.sun.star.form.component.TextField" xml:id="control333" form:id="control333" form:data-field="Musculoskeletal_Arthriti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Weakness_in_arms/legs_textfield" form:control-implementation="ooo:com.sun.star.form.component.TextField" xml:id="control334" form:id="control334" form:data-field="Musculoskeletal_Weakness_in_arms/leg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usculoskeletal_Fatigue" form:control-implementation="ooo:com.sun.star.form.component.RadioButton" xml:id="control335" form:id="control335" form:label="Y" form:value="Y" form:data-field="Musculoskeletal_Fatigue" form:input-required="false" formx:group-name="Musculoskeletal_Fatig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Fatigue" form:control-implementation="ooo:com.sun.star.form.component.RadioButton" xml:id="control336" form:id="control336" form:label="N" form:value="N" form:data-field="Musculoskeletal_Fatigue" form:input-required="false" formx:group-name="Musculoskeletal_Fatig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Muscle_wasting" form:control-implementation="ooo:com.sun.star.form.component.RadioButton" xml:id="control337" form:id="control337" form:label="Y" form:value="Y" form:data-field="Musculoskeletal_Muscle_wasting" form:input-required="false" formx:group-name="Musculoskeletal_Muscle_was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Muscle_wasting" form:control-implementation="ooo:com.sun.star.form.component.RadioButton" xml:id="control338" form:id="control338" form:label="N" form:value="N" form:data-field="Musculoskeletal_Muscle_wasting" form:input-required="false" formx:group-name="Musculoskeletal_Muscle_wast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Back_pain" form:control-implementation="ooo:com.sun.star.form.component.RadioButton" xml:id="control339" form:id="control339" form:label="Y" form:value="Y" form:data-field="Musculoskeletal_Back_pain" form:input-required="false" formx:group-name="Musculoskeletal_Back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Back_pain" form:control-implementation="ooo:com.sun.star.form.component.RadioButton" xml:id="control340" form:id="control340" form:label="N" form:value="N" form:data-field="Musculoskeletal_Back_pain" form:input-required="false" formx:group-name="Musculoskeletal_Back_pa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Gout" form:control-implementation="ooo:com.sun.star.form.component.RadioButton" xml:id="control341" form:id="control341" form:label="Y" form:value="Y" form:data-field="Musculoskeletal_Gout" form:input-required="false" formx:group-name="Musculoskeletal_Gou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Gout" form:control-implementation="ooo:com.sun.star.form.component.RadioButton" xml:id="control342" form:id="control342" form:label="N" form:value="N" form:data-field="Musculoskeletal_Gout" form:input-required="false" formx:group-name="Musculoskeletal_Gou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Tender_points" form:control-implementation="ooo:com.sun.star.form.component.RadioButton" xml:id="control343" form:id="control343" form:label="Y" form:value="Y" form:data-field="Musculoskeletal_Tender_points" form:input-required="false" formx:group-name="Musculoskeletal_Tender_point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usculoskeletal_Tender_points" form:control-implementation="ooo:com.sun.star.form.component.RadioButton" xml:id="control344" form:id="control344" form:label="N" form:value="N" form:data-field="Musculoskeletal_Tender_points" form:input-required="false" formx:group-name="Musculoskeletal_Tender_point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Neuro/Psyche_Walking_disturbance_textfield" form:control-implementation="ooo:com.sun.star.form.component.TextField" xml:id="control345" form:id="control345" form:data-field="Neuro/Psyche_Walking_disturbance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Fatigue_Greater_than_6_months_textfield" form:control-implementation="ooo:com.sun.star.form.component.TextField" xml:id="control346" form:id="control346" form:data-field="Musculoskeletal_Fatigue_Greater_than_6_month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Fatigue_After_viral_illness_textfield" form:control-implementation="ooo:com.sun.star.form.component.TextField" xml:id="control347" form:id="control347" form:data-field="Musculoskeletal_Fatigue_After_viral_illne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Muscle_wasting_textfield" form:control-implementation="ooo:com.sun.star.form.component.TextField" xml:id="control348" form:id="control348" form:data-field="Musculoskeletal_Muscle_wasting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Back_pain_textfield" form:control-implementation="ooo:com.sun.star.form.component.TextField" xml:id="control349" form:id="control349" form:data-field="Musculoskeletal_Back_pain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Gout_textfield" form:control-implementation="ooo:com.sun.star.form.component.TextField" xml:id="control350" form:id="control350" form:data-field="Musculoskeletal_Gou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sculoskeletal_Tender_points_textfield" form:control-implementation="ooo:com.sun.star.form.component.TextField" xml:id="control351" form:id="control351" form:data-field="Musculoskeletal_Tender_point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ther_Thyroid_disorder" form:control-implementation="ooo:com.sun.star.form.component.RadioButton" xml:id="control352" form:id="control352" form:label="Y" form:value="Y" form:data-field="Other_Thyroid_disorder" form:input-required="false" formx:group-name="Other_Thyroid_disor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Thyroid_disorder" form:control-implementation="ooo:com.sun.star.form.component.RadioButton" xml:id="control353" form:id="control353" form:label="N" form:value="N" form:data-field="Other_Thyroid_disorder" form:input-required="false" formx:group-name="Other_Thyroid_disor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Unusual_hair_growith_or_loss" form:control-implementation="ooo:com.sun.star.form.component.RadioButton" xml:id="control354" form:id="control354" form:label="Y" form:value="Y" form:data-field="Other_Unusual_hair_growith_or_loss" form:input-required="false" formx:group-name="Other_Unusual_hair_growith_or_lo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Unusual_hair_growith_or_loss" form:control-implementation="ooo:com.sun.star.form.component.RadioButton" xml:id="control355" form:id="control355" form:label="N" form:value="N" form:data-field="Other_Unusual_hair_growith_or_loss" form:input-required="false" formx:group-name="Other_Unusual_hair_growith_or_los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Fractures" form:control-implementation="ooo:com.sun.star.form.component.RadioButton" xml:id="control356" form:id="control356" form:label="Y" form:value="Y" form:data-field="Other_Fractures" form:input-required="false" formx:group-name="Other_Fract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Fractures" form:control-implementation="ooo:com.sun.star.form.component.RadioButton" xml:id="control357" form:id="control357" form:label="N" form:value="N" form:data-field="Other_Fractures" form:input-required="false" formx:group-name="Other_Fractur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High_arches_or_clawed_feet" form:control-implementation="ooo:com.sun.star.form.component.RadioButton" xml:id="control358" form:id="control358" form:label="Y" form:value="Y" form:data-field="Other_High_arches_or_clawed_feet" form:input-required="false" formx:group-name="Other_High_arches_or_clawed_fe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High_arches_or_clawed_feet" form:control-implementation="ooo:com.sun.star.form.component.RadioButton" xml:id="control359" form:id="control359" form:label="N" form:value="N" form:data-field="Other_High_arches_or_clawed_feet" form:input-required="false" formx:group-name="Other_High_arches_or_clawed_fe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Exposure_to_Toxins" form:control-implementation="ooo:com.sun.star.form.component.RadioButton" xml:id="control360" form:id="control360" form:label="Y" form:value="Y" form:data-field="Other_Exposure_to_Toxins" form:input-required="false" formx:group-name="Other_Exposure_to_Toxi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Thyroid_disorder" form:control-implementation="ooo:com.sun.star.form.component.RadioButton" xml:id="control361" form:id="control361" form:label="N" form:value="N" form:data-field="Other_Thyroid_disorder" form:input-required="false" formx:group-name="Other_Thyroid_disor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Any_other_medical_conditions" form:control-implementation="ooo:com.sun.star.form.component.RadioButton" xml:id="control362" form:id="control362" form:label="Y" form:value="Y" form:data-field="Other_Any_other_medical_conditions" form:input-required="false" formx:group-name="Other_Any_other_medical_condi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ther_Any_other_medical_conditions" form:control-implementation="ooo:com.sun.star.form.component.RadioButton" xml:id="control363" form:id="control363" form:label="N" form:value="N" form:data-field="Other_Any_other_medical_conditions" form:input-required="false" formx:group-name="Other_Any_other_medical_condit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Other_Thyroid_disorder_textfield" form:control-implementation="ooo:com.sun.star.form.component.TextField" xml:id="control364" form:id="control364" form:data-field="Other_Thyroid_disorder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Unusual_hair_growith_or_loss_textfield" form:control-implementation="ooo:com.sun.star.form.component.TextField" xml:id="control365" form:id="control365" form:data-field="Other_Unusual_hair_growith_or_los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Fractures_textfield" form:control-implementation="ooo:com.sun.star.form.component.TextField" xml:id="control366" form:id="control366" form:data-field="Other_Fracture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High_arches_or_clawed_feet_textfield" form:control-implementation="ooo:com.sun.star.form.component.TextField" xml:id="control367" form:id="control367" form:data-field="Other_High_arches_or_clawed_feet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Exposure_to_Toxins_textfield" form:control-implementation="ooo:com.sun.star.form.component.TextField" xml:id="control368" form:id="control368" form:data-field="Other_Exposure_to_Toxi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ther_Any_other_medical_conditions_textfield" form:control-implementation="ooo:com.sun.star.form.component.TextField" xml:id="control369" form:id="control369" form:data-field="Other_Any_other_medical_conditions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urgical_History" form:control-implementation="ooo:com.sun.star.form.component.RadioButton" xml:id="control370" form:id="control370" form:label="Yes" form:value="Y" form:data-field="Surgical_History" form:input-required="false" formx:group-name="Surgical_Histor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urgical_History" form:control-implementation="ooo:com.sun.star.form.component.RadioButton" xml:id="control371" form:id="control371" form:label="None" form:value="None" form:data-field="Surgical_History" form:input-required="false" formx:group-name="Surgical_Histor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Surgical_History_1_textfield" form:control-implementation="ooo:com.sun.star.form.component.TextField" xml:id="control372" form:id="control372" form:data-field="Surgical_History_1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2_textfield" form:control-implementation="ooo:com.sun.star.form.component.TextField" xml:id="control373" form:id="control373" form:data-field="Surgical_History_2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3_textfield" form:control-implementation="ooo:com.sun.star.form.component.TextField" xml:id="control374" form:id="control374" form:data-field="Surgical_History_3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4_textfield" form:control-implementation="ooo:com.sun.star.form.component.TextField" xml:id="control375" form:id="control375" form:data-field="Surgical_History_4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5_textfield" form:control-implementation="ooo:com.sun.star.form.component.TextField" xml:id="control376" form:id="control376" form:data-field="Surgical_History_5_text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1_date_DDMMYY" form:control-implementation="ooo:com.sun.star.form.component.TextField" xml:id="control377" form:id="control377" form:data-field="Surgical_History_1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2_date_DDMMYY" form:control-implementation="ooo:com.sun.star.form.component.TextField" xml:id="control378" form:id="control378" form:data-field="Surgical_History_2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3_date_DDMMYY" form:control-implementation="ooo:com.sun.star.form.component.TextField" xml:id="control379" form:id="control379" form:data-field="Surgical_History_3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4_date_DDMMYY" form:control-implementation="ooo:com.sun.star.form.component.TextField" xml:id="control380" form:id="control380" form:data-field="Surgical_History_4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gical_History_5_date_DDMMYY" form:control-implementation="ooo:com.sun.star.form.component.TextField" xml:id="control381" form:id="control381" form:data-field="Surgical_History_5_date_DDMMYY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 loext:marker-style-name="T11"><draw:frame text:anchor-type="char" draw:z-index="0" draw:name="Picture 650325139" draw:style-name="gr5" draw:text-style-name="P106" svg:width="0.003cm" svg:height="0.003cm" svg:x="0cm" svg:y="0cm"><draw:image xlink:href="Pictures/10000001000002FF00000037DF2FF10F.png" xlink:type="simple" xlink:show="embed" xlink:actuate="onLoad" draw:mime-type="image/png"><text:p/></draw:image><svg:desc>Text Box</svg:desc></draw:frame><text:span text:style-name="T2"><text:line-break/></text:span><text:span text:style-name="T11">Medical Screening Questionnaire</text:span></text:p>
      <text:p text:style-name="P24" loext:marker-style-name="T14"><text:span text:style-name="T13">Study: </text:span><text:span text:style-name="T15">Sympathetic Cerebrovascular Reactivity</text:span></text:p>
      <text:p text:style-name="P25" loext:marker-style-name="T14"><text:span text:style-name="T15">Participant</text:span><text:span text:style-name="T16"> Number: </text:span><text:span text:style-name="T16"><draw:control text:anchor-type="as-char" svg:y="-0.517cm" draw:z-index="283" draw:name="Control 281" draw:style-name="gr1" draw:text-style-name="P102" svg:width="2.446cm" svg:height="0.687cm" draw:control="control281"/></text:span><text:span text:style-name="T16"><text:line-break/></text:span><text:span text:style-name="T30"><draw:control text:anchor-type="as-char" svg:y="-0.369cm" draw:z-index="3" draw:name="Control 1" draw:style-name="gr2" draw:text-style-name="P103" svg:width="2.842cm" svg:height="0.8cm" draw:control="control1"/></text:span><text:span text:style-name="T30"> <text:s text:c="2"/></text:span><text:span text:style-name="T30"><draw:control text:anchor-type="as-char" svg:y="-0.369cm" draw:z-index="4" draw:name="Control 2" draw:style-name="gr2" draw:text-style-name="P103" svg:width="2.842cm" svg:height="0.784cm" draw:control="control2"/></text:span><text:span text:style-name="T30"><text:line-break/></text:span><text:span text:style-name="T27">Date of Birth </text:span><text:span text:style-name="T28">(DD/MM/YY)</text:span><text:span text:style-name="T27">: <text:s text:c="2"/></text:span><text:span text:style-name="T27"><draw:control text:anchor-type="as-char" svg:y="-0.429cm" draw:z-index="5" draw:name="Control 3" draw:style-name="gr1" draw:text-style-name="P105" svg:width="2.943cm" svg:height="0.553cm" draw:control="control3"/></text:span><text:span text:style-name="T27"><text:s text:c="14"/>Age at entry into study: </text:span><text:span text:style-name="T27"><draw:control text:anchor-type="as-char" draw:z-index="6" draw:name="Control 4" draw:style-name="gr3" draw:text-style-name="P105" svg:width="1.105cm" svg:height="0.53cm" draw:control="control4"/></text:span></text:p>
      <text:p text:style-name="P26" loext:marker-style-name="T19"><text:span text:style-name="T19">Occupation: </text:span><text:span text:style-name="T19"><draw:control text:anchor-type="as-char" svg:y="-0.49cm" draw:z-index="7" draw:name="Control 5" draw:style-name="gr1" draw:text-style-name="P105" svg:width="4.747cm" svg:height="0.482cm" draw:control="control5"/></text:span><text:span text:style-name="T19"><text:s text:c="10"/>Marital Status: </text:span><text:span text:style-name="T19"><draw:control text:anchor-type="as-char" draw:z-index="8" draw:name="Control 6" draw:style-name="gr3" draw:text-style-name="P102" svg:width="3.751cm" svg:height="0.482cm" draw:control="control6"/></text:span></text:p>
      <text:p text:style-name="P26" loext:marker-style-name="T19"><text:span text:style-name="T19">Height: <text:s/></text:span><text:span text:style-name="T19"><draw:control text:anchor-type="as-char" draw:z-index="9" draw:name="Control 7" draw:style-name="gr3" draw:text-style-name="P102" svg:width="3.67cm" svg:height="0.472cm" draw:control="control7"/></text:span><text:span text:style-name="T19"><text:s text:c="27"/>Weight: </text:span><text:span text:style-name="T19"><draw:control text:anchor-type="as-char" draw:z-index="10" draw:name="Control 8" draw:style-name="gr3" draw:text-style-name="P102" svg:width="3.022cm" svg:height="0.578cm" draw:control="control8"/></text:span></text:p>
      <text:p text:style-name="P27" loext:marker-style-name="T19"/>
      <text:p text:style-name="P49" loext:marker-style-name="T19"><text:span text:style-name="T18">Family/Self History </text:span><text:span text:style-name="T19">(Includes yourself and your immediate family)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DISEASE</text:p>
          </table:table-cell>
          <table:table-cell table:style-name="Table1.A1" office:value-type="string">
            <text:p text:style-name="P8">RELATIONSHIP TO YOU</text:p>
          </table:table-cell>
        </table:table-row>
        <table:table-row table:style-name="Table1.1">
          <table:table-cell table:style-name="Table1.A2" office:value-type="string">
            <text:p text:style-name="P2"><draw:control text:anchor-type="as-char" draw:z-index="25" draw:name="Control 23" draw:style-name="gr4" draw:text-style-name="P103" svg:width="2.317cm" svg:height="0.541cm" draw:control="control23"/></text:p>
          </table:table-cell>
          <table:table-cell table:style-name="Table1.B2" office:value-type="string">
            <text:p text:style-name="P7">Self, <text:span text:style-name="T32">daughter, brother, </text:span>mother, <text:span text:style-name="T31">paternal grandmother</text:span></text:p>
          </table:table-cell>
        </table:table-row>
        <table:table-row table:style-name="Table1.1">
          <table:table-cell table:style-name="Table1.A3" office:value-type="string">
            <text:p text:style-name="P92" loext:marker-style-name="T19"/>
          </table:table-cell>
          <table:table-cell table:style-name="Table1.A3" office:value-type="string">
            <text:p text:style-name="P92" loext:marker-style-name="T19"/>
          </table:table-cell>
        </table:table-row>
        <table:table-row table:style-name="Table1.1">
          <table:table-cell table:style-name="Table1.A4" office:value-type="string">
            <text:list text:style-name="WWNum2">
              <text:list-header>
                <text:p text:style-name="P93"><draw:control text:anchor-type="as-char" draw:z-index="11" draw:name="Control 9" draw:style-name="gr4" draw:text-style-name="P103" svg:width="3.559cm" svg:height="0.541cm" draw:control="control9"/></text:p>
              </text:list-header>
            </text:list>
          </table:table-cell>
          <table:table-cell table:style-name="Table1.A4" office:value-type="string">
            <text:p text:style-name="P92" loext:marker-style-name="T19"><draw:control text:anchor-type="as-char" draw:z-index="26" draw:name="Control 24" draw:style-name="gr3" draw:text-style-name="P102" svg:width="8.626cm" svg:height="0.507cm" draw:control="control24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2" draw:name="Control 10" draw:style-name="gr4" draw:text-style-name="P103" svg:width="3.199cm" svg:height="0.541cm" draw:control="control10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27" draw:name="Control 25" draw:style-name="gr3" draw:text-style-name="P102" svg:width="8.626cm" svg:height="0.507cm" draw:control="control25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3" draw:name="Control 11" draw:style-name="gr4" draw:text-style-name="P103" svg:width="2.317cm" svg:height="0.541cm" draw:control="control11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28" draw:name="Control 26" draw:style-name="gr3" draw:text-style-name="P102" svg:width="8.626cm" svg:height="0.507cm" draw:control="control26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4" draw:name="Control 12" draw:style-name="gr4" draw:text-style-name="P103" svg:width="5.169cm" svg:height="0.541cm" draw:control="control12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29" draw:name="Control 27" draw:style-name="gr3" draw:text-style-name="P102" svg:width="8.626cm" svg:height="0.507cm" draw:control="control27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5" draw:name="Control 13" draw:style-name="gr4" draw:text-style-name="P103" svg:width="2.317cm" svg:height="0.541cm" draw:control="control13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0" draw:name="Control 28" draw:style-name="gr3" draw:text-style-name="P102" svg:width="8.626cm" svg:height="0.507cm" draw:control="control28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6" draw:name="Control 14" draw:style-name="gr4" draw:text-style-name="P103" svg:width="4.957cm" svg:height="0.541cm" draw:control="control14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1" draw:name="Control 29" draw:style-name="gr3" draw:text-style-name="P102" svg:width="8.626cm" svg:height="0.507cm" draw:control="control29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7" draw:name="Control 15" draw:style-name="gr4" draw:text-style-name="P103" svg:width="4.779cm" svg:height="0.541cm" draw:control="control15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2" draw:name="Control 30" draw:style-name="gr3" draw:text-style-name="P102" svg:width="8.626cm" svg:height="0.507cm" draw:control="control30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8" draw:name="Control 16" draw:style-name="gr4" draw:text-style-name="P103" svg:width="2.317cm" svg:height="0.541cm" draw:control="control16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3" draw:name="Control 31" draw:style-name="gr3" draw:text-style-name="P102" svg:width="8.626cm" svg:height="0.507cm" draw:control="control31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19" draw:name="Control 17" draw:style-name="gr4" draw:text-style-name="P103" svg:width="2.317cm" svg:height="0.541cm" draw:control="control17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4" draw:name="Control 32" draw:style-name="gr3" draw:text-style-name="P102" svg:width="8.626cm" svg:height="0.507cm" draw:control="control32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0" draw:name="Control 18" draw:style-name="gr4" draw:text-style-name="P103" svg:width="3.932cm" svg:height="0.541cm" draw:control="control18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5" draw:name="Control 33" draw:style-name="gr3" draw:text-style-name="P102" svg:width="8.626cm" svg:height="0.507cm" draw:control="control33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1" draw:name="Control 19" draw:style-name="gr4" draw:text-style-name="P103" svg:width="3.932cm" svg:height="0.541cm" draw:control="control19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6" draw:name="Control 34" draw:style-name="gr3" draw:text-style-name="P102" svg:width="8.626cm" svg:height="0.507cm" draw:control="control34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2" draw:name="Control 20" draw:style-name="gr4" draw:text-style-name="P103" svg:width="2.317cm" svg:height="0.541cm" draw:control="control20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7" draw:name="Control 35" draw:style-name="gr3" draw:text-style-name="P102" svg:width="8.626cm" svg:height="0.507cm" draw:control="control35"/></text:p>
          </table:table-cell>
        </table:table-row>
        <table:table-row table:style-name="Table1.1">
          <table:table-cell table:style-name="Table1.A4" office:value-type="string">
            <text:list text:continue-numbering="true" text:style-name="WWNum2">
              <text:list-header>
                <text:p text:style-name="P94"><draw:control text:anchor-type="as-char" draw:z-index="23" draw:name="Control 21" draw:style-name="gr4" draw:text-style-name="P103" svg:width="4.453cm" svg:height="0.541cm" draw:control="control21"/></text:p>
              </text:list-header>
            </text:list>
          </table:table-cell>
          <table:table-cell table:style-name="Table1.A4" office:value-type="string">
            <text:p text:style-name="P28" loext:marker-style-name="T19"><draw:control text:anchor-type="as-char" draw:z-index="38" draw:name="Control 36" draw:style-name="gr3" draw:text-style-name="P102" svg:width="8.626cm" svg:height="0.507cm" draw:control="control36"/></text:p>
          </table:table-cell>
        </table:table-row>
        <table:table-row table:style-name="Table1.17">
          <table:table-cell table:style-name="Table1.A4" office:value-type="string">
            <text:list text:continue-numbering="true" text:style-name="WWNum2">
              <text:list-header>
                <text:p text:style-name="P93"><draw:control text:anchor-type="as-char" draw:z-index="24" draw:name="Control 22" draw:style-name="gr4" draw:text-style-name="P103" svg:width="2.317cm" svg:height="0.541cm" draw:control="control22"/></text:p>
              </text:list-header>
            </text:list>
          </table:table-cell>
          <table:table-cell table:style-name="Table1.A4" office:value-type="string">
            <text:p text:style-name="P29" loext:marker-style-name="T19"><draw:control text:anchor-type="as-char" draw:z-index="39" draw:name="Control 37" draw:style-name="gr3" draw:text-style-name="P102" svg:width="8.626cm" svg:height="0.507cm" draw:control="control37"/></text:p>
          </table:table-cell>
        </table:table-row>
      </table:table>
      <text:p text:style-name="P27" loext:marker-style-name="T19"/>
      <text:p text:style-name="P50" loext:marker-style-name="T19"><text:span text:style-name="T18">Ethnic Background</text:span><text:span text:style-name="T19"> </text:span></text:p>
      <text:list text:style-name="WWNum1">
        <text:list-header>
          <text:p text:style-name="P98" loext:marker-style-name="T19"><text:span text:style-name="T19"><draw:control text:anchor-type="as-char" draw:z-index="40" draw:name="Control 38" draw:style-name="gr4" draw:text-style-name="P103" svg:width="6.892cm" svg:height="0.537cm" draw:control="control38"/></text:span></text:p>
          <text:p text:style-name="P99" loext:marker-style-name="T19"><text:span text:style-name="T19"><draw:control text:anchor-type="as-char" draw:z-index="41" draw:name="Control 39" draw:style-name="gr4" draw:text-style-name="P103" svg:width="6.892cm" svg:height="0.537cm" draw:control="control39"/></text:span></text:p>
          <text:p text:style-name="P99" loext:marker-style-name="T19"><text:span text:style-name="T19"><draw:control text:anchor-type="as-char" draw:z-index="42" draw:name="Control 40" draw:style-name="gr4" draw:text-style-name="P103" svg:width="6.892cm" svg:height="0.537cm" draw:control="control40"/></text:span></text:p>
          <text:p text:style-name="P99" loext:marker-style-name="T19"><text:span text:style-name="T19"><draw:control text:anchor-type="as-char" draw:z-index="43" draw:name="Control 41" draw:style-name="gr4" draw:text-style-name="P103" svg:width="6.892cm" svg:height="0.537cm" draw:control="control41"/></text:span></text:p>
          <text:p text:style-name="P99" loext:marker-style-name="T19"><text:span text:style-name="T19"><draw:control text:anchor-type="as-char" draw:z-index="44" draw:name="Control 42" draw:style-name="gr4" draw:text-style-name="P103" svg:width="6.892cm" svg:height="0.537cm" draw:control="control42"/></text:span></text:p>
          <text:p text:style-name="P99" loext:marker-style-name="T19"><text:span text:style-name="T19"><draw:control text:anchor-type="as-char" draw:z-index="45" draw:name="Control 43" draw:style-name="gr4" draw:text-style-name="P103" svg:width="6.892cm" svg:height="0.537cm" draw:control="control43"/></text:span></text:p>
          <text:p text:style-name="P99" loext:marker-style-name="T19"><text:span text:style-name="T19"><draw:control text:anchor-type="as-char" draw:z-index="46" draw:name="Control 44" draw:style-name="gr4" draw:text-style-name="P103" svg:width="6.892cm" svg:height="0.537cm" draw:control="control44"/></text:span></text:p>
          <text:p text:style-name="P99" loext:marker-style-name="T19"><text:span text:style-name="T19"><draw:control text:anchor-type="as-char" draw:z-index="47" draw:name="Control 45" draw:style-name="gr4" draw:text-style-name="P103" svg:width="6.892cm" svg:height="0.537cm" draw:control="control45"/></text:span></text:p>
          <text:p text:style-name="P99" loext:marker-style-name="T19"><text:span text:style-name="T19"><draw:control text:anchor-type="as-char" draw:z-index="48" draw:name="Control 46" draw:style-name="gr4" draw:text-style-name="P103" svg:width="6.892cm" svg:height="0.537cm" draw:control="control46"/></text:span></text:p>
          <text:p text:style-name="P99" loext:marker-style-name="T19"><text:span text:style-name="T19"><draw:control text:anchor-type="as-char" draw:z-index="49" draw:name="Control 47" draw:style-name="gr4" draw:text-style-name="P103" svg:width="6.892cm" svg:height="0.537cm" draw:control="control47"/></text:span></text:p>
          <text:p text:style-name="P99" loext:marker-style-name="T19"><text:span text:style-name="T19"><draw:control text:anchor-type="as-char" draw:z-index="50" draw:name="Control 48" draw:style-name="gr4" draw:text-style-name="P103" svg:width="6.892cm" svg:height="0.537cm" draw:control="control48"/></text:span></text:p>
          <text:p text:style-name="P100" loext:marker-style-name="T19"><draw:control text:anchor-type="as-char" draw:z-index="51" draw:name="Control 49" draw:style-name="gr4" draw:text-style-name="P103" svg:width="2.363cm" svg:height="0.537cm" draw:control="control49"/><text:span text:style-name="T19">(Please specify:</text:span><text:span text:style-name="T19"><draw:control text:anchor-type="as-char" draw:z-index="52" draw:name="Control 50" draw:style-name="gr3" draw:text-style-name="P102" svg:width="8.049cm" svg:height="0.509cm" draw:control="control50"/></text:span><text:span text:style-name="T19">)</text:span></text:p>
        </text:list-header>
      </text:list>
      <text:p text:style-name="P30" loext:marker-style-name="T19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1" loext:marker-style-name="T17"><text:span text:style-name="T17">Nicotine Use (if yes define amount)</text:span><text:span text:style-name="T17"/></text:p>
            <text:p text:style-name="P52" loext:marker-style-name="T26"><text:span text:style-name="T20">I consume Nicotine: </text:span><text:span text:style-name="T20"><draw:control text:anchor-type="as-char" svg:y="-0.369cm" draw:z-index="55" draw:name="Control 53" draw:style-name="gr2" draw:text-style-name="P103" svg:width="1.574cm" svg:height="0.454cm" draw:control="control53"/></text:span><text:span text:style-name="T20"><text:s/></text:span><text:span text:style-name="T20"><draw:control text:anchor-type="as-char" svg:y="-0.369cm" draw:z-index="56" draw:name="Control 54" draw:style-name="gr2" draw:text-style-name="P103" svg:width="1.883cm" svg:height="0.391cm" draw:control="control54"/></text:span><text:span text:style-name="T20"><text:s text:c="2"/></text:span><text:span text:style-name="T20"><draw:control text:anchor-type="as-char" svg:y="-0.369cm" draw:z-index="57" draw:name="Control 55" draw:style-name="gr2" draw:text-style-name="P103" svg:width="2.373cm" svg:height="0.417cm" draw:control="control55"/></text:span><text:span text:style-name="T20"><text:s text:c="2"/></text:span><text:span text:style-name="T20"><draw:control text:anchor-type="as-char" svg:y="-0.369cm" draw:z-index="58" draw:name="Control 56" draw:style-name="gr2" draw:text-style-name="P103" svg:width="1.883cm" svg:height="0.454cm" draw:control="control56"/></text:span></text:p>
            <text:list text:style-name="WWNum3">
              <text:list-header>
                <text:p text:style-name="P101" loext:marker-style-name="T12"><text:span text:style-name="T12"><draw:control text:anchor-type="as-char" draw:z-index="59" draw:name="Control 57" draw:style-name="gr4" draw:text-style-name="P104" svg:width="2.068cm" svg:height="0.782cm" draw:control="control57"/></text:span></text:p>
                <text:p text:style-name="P101" loext:marker-style-name="T12"><text:span text:style-name="T12"><draw:control text:anchor-type="as-char" draw:z-index="60" draw:name="Control 58" draw:style-name="gr4" draw:text-style-name="P104" svg:width="2.068cm" svg:height="0.782cm" draw:control="control58"/></text:span></text:p>
                <text:p text:style-name="P101" loext:marker-style-name="T12"><text:span text:style-name="T12"><draw:control text:anchor-type="as-char" draw:z-index="61" draw:name="Control 59" draw:style-name="gr4" draw:text-style-name="P104" svg:width="2.068cm" svg:height="0.782cm" draw:control="control59"/></text:span><text:span text:style-name="T12"><text:s/>Please specify:</text:span><text:span text:style-name="T12"><draw:control text:anchor-type="as-char" draw:z-index="62" draw:name="Control 60" draw:style-name="gr3" draw:text-style-name="P102" svg:width="7.573cm" svg:height="0.798cm" draw:control="control60"/></text:span><text:span text:style-name="T12"> </text:span></text:p>
              </text:list-header>
            </text:list>
            <text:p text:style-name="P9" loext:marker-style-name="T20"/>
          </table:table-cell>
          <table:table-cell table:style-name="Table2.A1" office:value-type="string">
            <text:p text:style-name="P10"><draw:control text:anchor-type="as-char" svg:y="-0.369cm" draw:z-index="53" draw:name="Control 51" draw:style-name="gr2" draw:text-style-name="P103" svg:width="1.008cm" svg:height="0.8cm" draw:control="control51"/><draw:control text:anchor-type="as-char" svg:y="-0.369cm" draw:z-index="54" draw:name="Control 52" draw:style-name="gr2" draw:text-style-name="P103" svg:width="1.163cm" svg:height="0.784cm" draw:control="control52"/></text:p>
          </table:table-cell>
        </table:table-row>
        <table:table-row table:style-name="Table2.1">
          <table:table-cell table:style-name="Table2.A1" office:value-type="string">
            <text:p text:style-name="P53" loext:marker-style-name="T17"><text:span text:style-name="T17">Alcohol (if yes define amount)</text:span><text:span text:style-name="T17"/></text:p>
            <text:p text:style-name="P54" loext:marker-style-name="T20"><text:span text:style-name="T20">I consume alcohol: <text:s/></text:span><text:span text:style-name="T20"><draw:control text:anchor-type="as-char" svg:y="-0.369cm" draw:z-index="65" draw:name="Control 63" draw:style-name="gr2" draw:text-style-name="P103" svg:width="1.574cm" svg:height="0.454cm" draw:control="control63"/></text:span><text:span text:style-name="T20"><text:s/></text:span><text:span text:style-name="T20"><draw:control text:anchor-type="as-char" svg:y="-0.369cm" draw:z-index="66" draw:name="Control 64" draw:style-name="gr2" draw:text-style-name="P103" svg:width="1.883cm" svg:height="0.391cm" draw:control="control64"/></text:span><text:span text:style-name="T20"><text:s text:c="2"/></text:span><text:span text:style-name="T20"><draw:control text:anchor-type="as-char" svg:y="-0.369cm" draw:z-index="67" draw:name="Control 65" draw:style-name="gr2" draw:text-style-name="P103" svg:width="2.373cm" svg:height="0.417cm" draw:control="control65"/></text:span><text:span text:style-name="T20"><text:s text:c="2"/></text:span><text:span text:style-name="T20"><draw:control text:anchor-type="as-char" svg:y="-0.369cm" draw:z-index="68" draw:name="Control 66" draw:style-name="gr2" draw:text-style-name="P103" svg:width="1.883cm" svg:height="0.454cm" draw:control="control66"/></text:span></text:p>
            <text:p text:style-name="P13" loext:marker-style-name="T20"/>
            <text:p text:style-name="P55" loext:marker-style-name="T20"><text:span text:style-name="T20">Standard drinks per sitting: <text:s/></text:span><text:span text:style-name="T20"><draw:control text:anchor-type="as-char" svg:y="-0.369cm" draw:z-index="69" draw:name="Control 67" draw:style-name="gr2" draw:text-style-name="P103" svg:width="1.777cm" svg:height="0.454cm" draw:control="control67"/></text:span><text:span text:style-name="T20"><draw:control text:anchor-type="as-char" svg:y="-0.369cm" draw:z-index="70" draw:name="Control 68" draw:style-name="gr2" draw:text-style-name="P103" svg:width="1.841cm" svg:height="0.391cm" draw:control="control68"/></text:span><text:span text:style-name="T20"><draw:control text:anchor-type="as-char" svg:y="-0.369cm" draw:z-index="71" draw:name="Control 69" draw:style-name="gr2" draw:text-style-name="P103" svg:width="1.791cm" svg:height="0.417cm" draw:control="control69"/></text:span><text:span text:style-name="T20"><draw:control text:anchor-type="as-char" svg:y="-0.369cm" draw:z-index="72" draw:name="Control 70" draw:style-name="gr2" draw:text-style-name="P103" svg:width="1.883cm" svg:height="0.454cm" draw:control="control70"/></text:span><text:span text:style-name="T20"><draw:control text:anchor-type="as-char" svg:y="-0.369cm" draw:z-index="73" draw:name="Control 71" draw:style-name="gr2" draw:text-style-name="P103" svg:width="2.523cm" svg:height="0.454cm" draw:control="control71"/></text:span></text:p>
            <text:p text:style-name="P13" loext:marker-style-name="T20"/>
          </table:table-cell>
          <table:table-cell table:style-name="Table2.A1" office:value-type="string">
            <text:p text:style-name="P11"><draw:control text:anchor-type="as-char" svg:y="-0.369cm" draw:z-index="63" draw:name="Control 61" draw:style-name="gr2" draw:text-style-name="P103" svg:width="1.008cm" svg:height="0.8cm" draw:control="control61"/><draw:control text:anchor-type="as-char" svg:y="-0.369cm" draw:z-index="64" draw:name="Control 62" draw:style-name="gr2" draw:text-style-name="P103" svg:width="1.163cm" svg:height="0.784cm" draw:control="control62"/></text:p>
          </table:table-cell>
        </table:table-row>
        <table:table-row table:style-name="Table2.1">
          <table:table-cell table:style-name="Table2.A1" office:value-type="string">
            <text:p text:style-name="P53" loext:marker-style-name="T20"><text:span text:style-name="T20">Caffeine</text:span><text:span text:style-name="T3"> </text:span><text:span text:style-name="T20">(Coffee/Energy Drinks)……………………………………………………………...</text:span></text:p>
          </table:table-cell>
          <table:table-cell table:style-name="Table2.A1" office:value-type="string">
            <text:p text:style-name="P14"><draw:control text:anchor-type="as-char" svg:y="-0.369cm" draw:z-index="74" draw:name="Control 72" draw:style-name="gr2" draw:text-style-name="P103" svg:width="1.008cm" svg:height="0.8cm" draw:control="control72"/><draw:control text:anchor-type="as-char" svg:y="-0.369cm" draw:z-index="75" draw:name="Control 73" draw:style-name="gr2" draw:text-style-name="P103" svg:width="1.163cm" svg:height="0.784cm" draw:control="control73"/></text:p>
          </table:table-cell>
        </table:table-row>
        <table:table-row table:style-name="Table2.1">
          <table:table-cell table:style-name="Table2.A1" office:value-type="string">
            <text:p text:style-name="P53" loext:marker-style-name="T20"><text:span text:style-name="T20">Recreational Drug Use…………………………………...……………………………………</text:span></text:p>
          </table:table-cell>
          <table:table-cell table:style-name="Table2.A1" office:value-type="string">
            <text:p text:style-name="P15"><draw:control text:anchor-type="as-char" svg:y="-0.369cm" draw:z-index="76" draw:name="Control 74" draw:style-name="gr2" draw:text-style-name="P103" svg:width="1.008cm" svg:height="0.8cm" draw:control="control74"/><draw:control text:anchor-type="as-char" svg:y="-0.369cm" draw:z-index="77" draw:name="Control 75" draw:style-name="gr2" draw:text-style-name="P103" svg:width="1.163cm" svg:height="0.784cm" draw:control="control75"/></text:p>
          </table:table-cell>
        </table:table-row>
        <table:table-row table:style-name="Table2.1">
          <table:table-cell table:style-name="Table2.A1" office:value-type="string">
            <text:p text:style-name="P53" loext:marker-style-name="T20"><text:span text:style-name="T20">Regular Exercise…………………..…..</text:span><text:span text:style-name="T12">Please specify:</text:span><text:span text:style-name="T12"><draw:control text:anchor-type="as-char" svg:y="-0.351cm" draw:z-index="80" draw:name="Control 78" draw:style-name="gr1" draw:text-style-name="P102" svg:width="5.878cm" svg:height="0.424cm" draw:control="control78"/></text:span></text:p>
          </table:table-cell>
          <table:table-cell table:style-name="Table2.A1" office:value-type="string">
            <text:p text:style-name="P16"><draw:control text:anchor-type="as-char" svg:y="-0.369cm" draw:z-index="78" draw:name="Control 76" draw:style-name="gr2" draw:text-style-name="P103" svg:width="1.008cm" svg:height="0.8cm" draw:control="control76"/><draw:control text:anchor-type="as-char" svg:y="-0.369cm" draw:z-index="79" draw:name="Control 77" draw:style-name="gr2" draw:text-style-name="P103" svg:width="1.163cm" svg:height="0.784cm" draw:control="control77"/></text:p>
          </table:table-cell>
        </table:table-row>
        <table:table-row table:style-name="Table2.1">
          <table:table-cell table:style-name="Table2.A1" office:value-type="string">
            <text:p text:style-name="P53" loext:marker-style-name="T12"><text:span text:style-name="T20">Diet ……………………………………..</text:span><text:span text:style-name="T12">Please specify: </text:span><text:span text:style-name="T20"><draw:control text:anchor-type="as-char" svg:y="-0.351cm" draw:z-index="83" draw:name="Control 81" draw:style-name="gr1" draw:text-style-name="P102" svg:width="5.878cm" svg:height="0.424cm" draw:control="control81"/></text:span></text:p>
          </table:table-cell>
          <table:table-cell table:style-name="Table2.A1" office:value-type="string">
            <text:p text:style-name="P17"><draw:control text:anchor-type="as-char" svg:y="-0.369cm" draw:z-index="81" draw:name="Control 79" draw:style-name="gr2" draw:text-style-name="P103" svg:width="1.008cm" svg:height="0.8cm" draw:control="control79"/><draw:control text:anchor-type="as-char" svg:y="-0.369cm" draw:z-index="82" draw:name="Control 80" draw:style-name="gr2" draw:text-style-name="P103" svg:width="1.163cm" svg:height="0.784cm" draw:control="control80"/></text:p>
          </table:table-cell>
        </table:table-row>
        <table:table-row table:style-name="Table2.1">
          <table:table-cell table:style-name="Table2.A1" office:value-type="string">
            <text:p text:style-name="P53" loext:marker-style-name="T17"><text:span text:style-name="T17">Additional History</text:span></text:p>
          </table:table-cell>
          <table:table-cell table:style-name="Table2.A1" office:value-type="string">
            <text:p text:style-name="P13" loext:marker-style-name="T20"/>
          </table:table-cell>
        </table:table-row>
        <table:table-row table:style-name="Table2.1">
          <table:table-cell table:style-name="Table2.A1" office:value-type="string">
            <text:p text:style-name="P18">Have you ever suffered from head trauma?..……………………………………………….</text:p>
          </table:table-cell>
          <table:table-cell table:style-name="Table2.A1" office:value-type="string">
            <text:p text:style-name="P19"><draw:control text:anchor-type="as-char" svg:y="-0.369cm" draw:z-index="84" draw:name="Control 82" draw:style-name="gr2" draw:text-style-name="P103" svg:width="1.008cm" svg:height="0.8cm" draw:control="control82"/><draw:control text:anchor-type="as-char" svg:y="-0.369cm" draw:z-index="85" draw:name="Control 83" draw:style-name="gr2" draw:text-style-name="P103" svg:width="1.163cm" svg:height="0.784cm" draw:control="control83"/></text:p>
          </table:table-cell>
        </table:table-row>
        <table:table-row table:style-name="Table2.1">
          <table:table-cell table:style-name="Table2.A1" office:value-type="string">
            <text:p text:style-name="P18">Have you ever suffered from a concussion?...................................................................</text:p>
          </table:table-cell>
          <table:table-cell table:style-name="Table2.A1" office:value-type="string">
            <text:p text:style-name="P20"><draw:control text:anchor-type="as-char" svg:y="-0.369cm" draw:z-index="86" draw:name="Control 84" draw:style-name="gr2" draw:text-style-name="P103" svg:width="1.008cm" svg:height="0.8cm" draw:control="control84"/><draw:control text:anchor-type="as-char" svg:y="-0.369cm" draw:z-index="87" draw:name="Control 85" draw:style-name="gr2" draw:text-style-name="P103" svg:width="1.163cm" svg:height="0.784cm" draw:control="control85"/></text:p>
          </table:table-cell>
        </table:table-row>
        <table:table-row table:style-name="Table2.1">
          <table:table-cell table:style-name="Table2.A1" office:value-type="string">
            <text:p text:style-name="P18">Do you have a history of dizziness? <text:s/>………………………………………………………..</text:p>
          </table:table-cell>
          <table:table-cell table:style-name="Table2.A1" office:value-type="string">
            <text:p text:style-name="P21"><draw:control text:anchor-type="as-char" svg:y="-0.369cm" draw:z-index="88" draw:name="Control 86" draw:style-name="gr2" draw:text-style-name="P103" svg:width="1.008cm" svg:height="0.8cm" draw:control="control86"/><draw:control text:anchor-type="as-char" svg:y="-0.369cm" draw:z-index="89" draw:name="Control 87" draw:style-name="gr2" draw:text-style-name="P103" svg:width="1.163cm" svg:height="0.784cm" draw:control="control87"/></text:p>
          </table:table-cell>
        </table:table-row>
        <table:table-row table:style-name="Table2.1">
          <table:table-cell table:style-name="Table2.A1" office:value-type="string">
            <text:p text:style-name="P6" loext:marker-style-name="T20"><text:span text:style-name="T20">Have you ever been diagnosed with a vestibular disorder? <text:s/>……………………………..</text:span></text:p>
            <text:p text:style-name="P6"><text:span text:style-name="T20">If </text:span><text:span text:style-name="T17">Yes</text:span><text:span text:style-name="T20">, specify </text:span><text:span text:style-name="T20"><draw:control text:anchor-type="as-char" draw:z-index="92" draw:name="Control 90" draw:style-name="gr3" draw:text-style-name="P102" svg:width="9.799cm" svg:height="0.461cm" draw:control="control90"/></text:span></text:p>
          </table:table-cell>
          <table:table-cell table:style-name="Table2.A1" office:value-type="string">
            <text:p text:style-name="P22"><draw:control text:anchor-type="as-char" svg:y="-0.369cm" draw:z-index="90" draw:name="Control 88" draw:style-name="gr2" draw:text-style-name="P103" svg:width="1.008cm" svg:height="0.8cm" draw:control="control88"/><draw:control text:anchor-type="as-char" svg:y="-0.369cm" draw:z-index="91" draw:name="Control 89" draw:style-name="gr2" draw:text-style-name="P103" svg:width="1.163cm" svg:height="0.784cm" draw:control="control89"/></text:p>
          </table:table-cell>
        </table:table-row>
        <table:table-row table:style-name="Table2.1">
          <table:table-cell table:style-name="Table2.A1" office:value-type="string">
            <text:p text:style-name="P18">Have you ever been diagnosed with an autonomic disorder?.....................................…</text:p>
            <text:p text:style-name="P5">If <text:span text:style-name="T33">Yes</text:span>, specify <draw:control text:anchor-type="as-char" draw:z-index="95" draw:name="Control 93" draw:style-name="gr3" draw:text-style-name="P102" svg:width="10.566cm" svg:height="0.525cm" draw:control="control93"/></text:p>
          </table:table-cell>
          <table:table-cell table:style-name="Table2.A1" office:value-type="string">
            <text:p text:style-name="P23"><draw:control text:anchor-type="as-char" svg:y="-0.369cm" draw:z-index="93" draw:name="Control 91" draw:style-name="gr2" draw:text-style-name="P103" svg:width="1.008cm" svg:height="0.8cm" draw:control="control91"/><draw:control text:anchor-type="as-char" svg:y="-0.369cm" draw:z-index="94" draw:name="Control 92" draw:style-name="gr2" draw:text-style-name="P103" svg:width="1.163cm" svg:height="0.784cm" draw:control="control92"/></text:p>
          </table:table-cell>
        </table:table-row>
      </table:table>
      <text:h text:style-name="P89" text:outline-level="1" loext:marker-style-name="T29"><text:span text:style-name="T29">Medications</text:span></text:h>
      <text:h text:style-name="P90" text:outline-level="1" loext:marker-style-name="T29"><draw:frame draw:style-name="fr1" draw:name="Frame1" text:anchor-type="paragraph" svg:y="0.342cm" svg:width="16.753cm" draw:z-index="1" loext:may-break-between-pages="true"><draw:text-box fo:min-height="0.041cm"><table:table table:name="Table3" table:style-name="Table3"><table:table-column table:style-name="Table3.A"/><table:table-column table:style-name="Table3.B"/><table:table-column table:style-name="Table3.C"/><table:table-column table:style-name="Table3.D"/><table:table-row table:style-name="Table3.1"><table:table-cell table:style-name="Table3.A1" office:value-type="string"><text:p text:style-name="P9" loext:marker-style-name="T20"/></table:table-cell><table:table-cell table:style-name="Table3.A1" office:value-type="string"><text:p text:style-name="P9">Name of Medication</text:p></table:table-cell><table:table-cell table:style-name="Table3.A1" office:value-type="string"><text:p text:style-name="P3"><text:span text:style-name="T20">Date Started</text:span><text:span text:style-name="T4"> </text:span><text:span text:style-name="T5">(</text:span><text:span text:style-name="T6">DD/MM/YY</text:span><text:span text:style-name="T7">)</text:span></text:p></table:table-cell><table:table-cell table:style-name="Table3.A1" office:value-type="string"><text:p text:style-name="P9">Reason for Medication </text:p></table:table-cell></table:table-row><table:table-row table:style-name="Table3.2"><table:table-cell table:style-name="Table3.A1" office:value-type="string"><text:list text:style-name="WWNum12"><text:list-item><text:p text:style-name="P95" loext:marker-style-name="T20">1</text:p></text:list-item></text:list></table:table-cell><table:table-cell table:style-name="Table3.A1" office:value-type="string"><text:p text:style-name="P97" loext:marker-style-name="T20"><draw:control text:anchor-type="as-char" draw:z-index="96" draw:name="Control 94" draw:style-name="gr3" draw:text-style-name="P102" svg:width="5.042cm" svg:height="0.449cm" draw:control="control94"/></text:p></table:table-cell><table:table-cell table:style-name="Table3.A1" office:value-type="string"><text:p text:style-name="P32" loext:marker-style-name="T20"><draw:control text:anchor-type="as-char" draw:z-index="103" draw:name="Control 101" draw:style-name="gr3" draw:text-style-name="P102" svg:width="2.827cm" svg:height="0.449cm" draw:control="control101"/></text:p></table:table-cell><table:table-cell table:style-name="Table3.A1" office:value-type="string"><text:p text:style-name="P33" loext:marker-style-name="T20"><draw:control text:anchor-type="as-char" draw:z-index="110" draw:name="Control 108" draw:style-name="gr3" draw:text-style-name="P102" svg:width="6.831cm" svg:height="0.449cm" draw:control="control108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2</text:p></text:list-item></text:list></table:table-cell><table:table-cell table:style-name="Table3.A1" office:value-type="string"><text:p text:style-name="P38" loext:marker-style-name="T20"><draw:control text:anchor-type="as-char" draw:z-index="97" draw:name="Control 95" draw:style-name="gr3" draw:text-style-name="P102" svg:width="5.042cm" svg:height="0.449cm" draw:control="control95"/></text:p></table:table-cell><table:table-cell table:style-name="Table3.A1" office:value-type="string"><text:p text:style-name="P39" loext:marker-style-name="T20"><draw:control text:anchor-type="as-char" draw:z-index="104" draw:name="Control 102" draw:style-name="gr3" draw:text-style-name="P102" svg:width="2.827cm" svg:height="0.449cm" draw:control="control102"/></text:p></table:table-cell><table:table-cell table:style-name="Table3.A1" office:value-type="string"><text:p text:style-name="P40" loext:marker-style-name="T20"><draw:control text:anchor-type="as-char" draw:z-index="111" draw:name="Control 109" draw:style-name="gr3" draw:text-style-name="P102" svg:width="6.831cm" svg:height="0.449cm" draw:control="control109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3</text:p></text:list-item></text:list></table:table-cell><table:table-cell table:style-name="Table3.A1" office:value-type="string"><text:p text:style-name="P38" loext:marker-style-name="T20"><draw:control text:anchor-type="as-char" draw:z-index="98" draw:name="Control 96" draw:style-name="gr3" draw:text-style-name="P102" svg:width="5.042cm" svg:height="0.449cm" draw:control="control96"/></text:p></table:table-cell><table:table-cell table:style-name="Table3.A1" office:value-type="string"><text:p text:style-name="P39" loext:marker-style-name="T20"><draw:control text:anchor-type="as-char" draw:z-index="105" draw:name="Control 103" draw:style-name="gr3" draw:text-style-name="P102" svg:width="2.827cm" svg:height="0.449cm" draw:control="control103"/></text:p></table:table-cell><table:table-cell table:style-name="Table3.A1" office:value-type="string"><text:p text:style-name="P41" loext:marker-style-name="T20"><draw:control text:anchor-type="as-char" svg:y="-0.143cm" draw:z-index="112" draw:name="Control 110" draw:style-name="gr1" draw:text-style-name="P102" svg:width="6.831cm" svg:height="0.449cm" draw:control="control110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4</text:p></text:list-item></text:list></table:table-cell><table:table-cell table:style-name="Table3.A1" office:value-type="string"><text:p text:style-name="P38" loext:marker-style-name="T20"><draw:control text:anchor-type="as-char" draw:z-index="99" draw:name="Control 97" draw:style-name="gr3" draw:text-style-name="P102" svg:width="5.042cm" svg:height="0.449cm" draw:control="control97"/></text:p></table:table-cell><table:table-cell table:style-name="Table3.A1" office:value-type="string"><text:p text:style-name="P39" loext:marker-style-name="T20"><draw:control text:anchor-type="as-char" draw:z-index="106" draw:name="Control 104" draw:style-name="gr3" draw:text-style-name="P102" svg:width="2.827cm" svg:height="0.449cm" draw:control="control104"/></text:p></table:table-cell><table:table-cell table:style-name="Table3.A1" office:value-type="string"><text:p text:style-name="P41" loext:marker-style-name="T20"><draw:control text:anchor-type="as-char" draw:z-index="113" draw:name="Control 111" draw:style-name="gr3" draw:text-style-name="P102" svg:width="6.831cm" svg:height="0.449cm" draw:control="control111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5</text:p></text:list-item></text:list></table:table-cell><table:table-cell table:style-name="Table3.A1" office:value-type="string"><text:p text:style-name="P38" loext:marker-style-name="T20"><draw:control text:anchor-type="as-char" svg:y="-0.46cm" draw:z-index="100" draw:name="Control 98" draw:style-name="gr1" draw:text-style-name="P102" svg:width="5.042cm" svg:height="0.449cm" draw:control="control98"/></text:p></table:table-cell><table:table-cell table:style-name="Table3.A1" office:value-type="string"><text:p text:style-name="P39" loext:marker-style-name="T20"><draw:control text:anchor-type="as-char" draw:z-index="107" draw:name="Control 105" draw:style-name="gr3" draw:text-style-name="P102" svg:width="2.827cm" svg:height="0.449cm" draw:control="control105"/></text:p></table:table-cell><table:table-cell table:style-name="Table3.A1" office:value-type="string"><text:p text:style-name="P41" loext:marker-style-name="T20"><draw:control text:anchor-type="as-char" draw:z-index="114" draw:name="Control 112" draw:style-name="gr3" draw:text-style-name="P102" svg:width="6.831cm" svg:height="0.449cm" draw:control="control112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6</text:p></text:list-item></text:list></table:table-cell><table:table-cell table:style-name="Table3.A1" office:value-type="string"><text:p text:style-name="P38" loext:marker-style-name="T20"><draw:control text:anchor-type="as-char" draw:z-index="101" draw:name="Control 99" draw:style-name="gr3" draw:text-style-name="P102" svg:width="5.042cm" svg:height="0.449cm" draw:control="control99"/></text:p></table:table-cell><table:table-cell table:style-name="Table3.A1" office:value-type="string"><text:p text:style-name="P39" loext:marker-style-name="T20"><draw:control text:anchor-type="as-char" draw:z-index="108" draw:name="Control 106" draw:style-name="gr3" draw:text-style-name="P102" svg:width="2.827cm" svg:height="0.449cm" draw:control="control106"/></text:p></table:table-cell><table:table-cell table:style-name="Table3.A1" office:value-type="string"><text:p text:style-name="P41" loext:marker-style-name="T20"><draw:control text:anchor-type="as-char" draw:z-index="115" draw:name="Control 113" draw:style-name="gr3" draw:text-style-name="P102" svg:width="6.831cm" svg:height="0.449cm" draw:control="control113"/></text:p></table:table-cell></table:table-row><table:table-row table:style-name="Table3.2"><table:table-cell table:style-name="Table3.A1" office:value-type="string"><text:list text:continue-numbering="true" text:style-name="WWNum12"><text:list-item><text:p text:style-name="P96" loext:marker-style-name="T20">7</text:p></text:list-item></text:list></table:table-cell><table:table-cell table:style-name="Table3.A1" office:value-type="string"><text:p text:style-name="P38" loext:marker-style-name="T20"><draw:control text:anchor-type="as-char" draw:z-index="102" draw:name="Control 100" draw:style-name="gr3" draw:text-style-name="P102" svg:width="5.042cm" svg:height="0.449cm" draw:control="control100"/></text:p></table:table-cell><table:table-cell table:style-name="Table3.A1" office:value-type="string"><text:p text:style-name="P39" loext:marker-style-name="T20"><draw:control text:anchor-type="as-char" draw:z-index="109" draw:name="Control 107" draw:style-name="gr3" draw:text-style-name="P102" svg:width="2.827cm" svg:height="0.449cm" draw:control="control107"/></text:p></table:table-cell><table:table-cell table:style-name="Table3.A1" office:value-type="string"><text:p text:style-name="P41" loext:marker-style-name="T20"><draw:control text:anchor-type="as-char" draw:z-index="116" draw:name="Control 114" draw:style-name="gr3" draw:text-style-name="P102" svg:width="6.831cm" svg:height="0.449cm" draw:control="control114"/></text:p></table:table-cell></table:table-row></table:table></draw:text-box></draw:frame></text:h>
      <text:p text:style-name="P57" loext:marker-style-name="T2"/>
      <text:h text:style-name="P91" text:outline-level="1" loext:marker-style-name="T29"><text:soft-page-break/><text:span text:style-name="T29">Supplements (vitamins, nutritional supplements, over the counter medications)</text:span></text:h>
      <text:p text:style-name="P46" loext:marker-style-name="T20"><draw:frame draw:style-name="fr1" draw:name="Frame2" text:anchor-type="paragraph" svg:y="0.302cm" svg:width="16.981cm" draw:z-index="2" loext:may-break-between-pages="true"><draw:text-box fo:min-height="0.041cm"><table:table table:name="Table4" table:style-name="Table4"><table:table-column table:style-name="Table4.A"/><table:table-column table:style-name="Table4.B"/><table:table-column table:style-name="Table4.C"/><table:table-column table:style-name="Table4.D"/><table:table-row table:style-name="Table4.1"><table:table-cell table:style-name="Table4.A1" office:value-type="string"><text:p text:style-name="P9"/></table:table-cell><table:table-cell table:style-name="Table4.A1" office:value-type="string"><text:p text:style-name="P45" loext:marker-style-name="T20">Name of Supplement</text:p></table:table-cell><table:table-cell table:style-name="Table4.A1" office:value-type="string"><text:p text:style-name="P4">Date Started<text:span text:style-name="T2"> </text:span><text:span text:style-name="T8">(</text:span><text:span text:style-name="T9">DD/MM/YY</text:span><text:span text:style-name="T10">)</text:span></text:p></table:table-cell><table:table-cell table:style-name="Table4.A1" office:value-type="string"><text:p text:style-name="P12">Reason for <text:span text:style-name="T34">Supplement</text:span></text:p></table:table-cell></table:table-row><table:table-row table:style-name="Table4.1"><table:table-cell table:style-name="Table4.A2" office:value-type="string"><text:p text:style-name="P9">1.</text:p></table:table-cell><table:table-cell table:style-name="Table4.A2" office:value-type="string"><text:p text:style-name="P34" loext:marker-style-name="T20"><draw:control text:anchor-type="as-char" draw:z-index="117" draw:name="Control 115" draw:style-name="gr3" draw:text-style-name="P102" svg:width="5.042cm" svg:height="0.449cm" draw:control="control115"/></text:p></table:table-cell><table:table-cell table:style-name="Table4.A2" office:value-type="string"><text:p text:style-name="P35" loext:marker-style-name="T20"><draw:control text:anchor-type="as-char" draw:z-index="123" draw:name="Control 121" draw:style-name="gr3" draw:text-style-name="P102" svg:width="2.827cm" svg:height="0.449cm" draw:control="control121"/></text:p></table:table-cell><table:table-cell table:style-name="Table4.A2" office:value-type="string"><text:p text:style-name="P36" loext:marker-style-name="T20"><draw:control text:anchor-type="as-char" draw:z-index="129" draw:name="Control 127" draw:style-name="gr3" draw:text-style-name="P102" svg:width="6.831cm" svg:height="0.449cm" draw:control="control127"/></text:p></table:table-cell></table:table-row><table:table-row table:style-name="Table4.1"><table:table-cell table:style-name="Table4.A1" office:value-type="string"><text:p text:style-name="P13">2.</text:p></table:table-cell><table:table-cell table:style-name="Table4.A1" office:value-type="string"><text:p text:style-name="P42" loext:marker-style-name="T20"><draw:control text:anchor-type="as-char" draw:z-index="118" draw:name="Control 116" draw:style-name="gr3" draw:text-style-name="P102" svg:width="5.042cm" svg:height="0.449cm" draw:control="control116"/></text:p></table:table-cell><table:table-cell table:style-name="Table4.A1" office:value-type="string"><text:p text:style-name="P43" loext:marker-style-name="T20"><draw:control text:anchor-type="as-char" draw:z-index="124" draw:name="Control 122" draw:style-name="gr3" draw:text-style-name="P102" svg:width="2.827cm" svg:height="0.449cm" draw:control="control122"/></text:p></table:table-cell><table:table-cell table:style-name="Table4.A1" office:value-type="string"><text:p text:style-name="P44" loext:marker-style-name="T20"><draw:control text:anchor-type="as-char" draw:z-index="130" draw:name="Control 128" draw:style-name="gr3" draw:text-style-name="P102" svg:width="6.831cm" svg:height="0.449cm" draw:control="control128"/></text:p></table:table-cell></table:table-row><table:table-row table:style-name="Table4.1"><table:table-cell table:style-name="Table4.A1" office:value-type="string"><text:p text:style-name="P13">3</text:p></table:table-cell><table:table-cell table:style-name="Table4.A1" office:value-type="string"><text:p text:style-name="P42" loext:marker-style-name="T20"><draw:control text:anchor-type="as-char" draw:z-index="119" draw:name="Control 117" draw:style-name="gr3" draw:text-style-name="P102" svg:width="5.042cm" svg:height="0.449cm" draw:control="control117"/></text:p></table:table-cell><table:table-cell table:style-name="Table4.A1" office:value-type="string"><text:p text:style-name="P43" loext:marker-style-name="T20"><draw:control text:anchor-type="as-char" draw:z-index="125" draw:name="Control 123" draw:style-name="gr3" draw:text-style-name="P102" svg:width="2.827cm" svg:height="0.449cm" draw:control="control123"/></text:p></table:table-cell><table:table-cell table:style-name="Table4.A1" office:value-type="string"><text:p text:style-name="P44" loext:marker-style-name="T20"><draw:control text:anchor-type="as-char" draw:z-index="131" draw:name="Control 129" draw:style-name="gr3" draw:text-style-name="P102" svg:width="6.831cm" svg:height="0.449cm" draw:control="control129"/></text:p></table:table-cell></table:table-row><table:table-row table:style-name="Table4.1"><table:table-cell table:style-name="Table4.A1" office:value-type="string"><text:p text:style-name="P13">4.</text:p></table:table-cell><table:table-cell table:style-name="Table4.A1" office:value-type="string"><text:p text:style-name="P42" loext:marker-style-name="T20"><draw:control text:anchor-type="as-char" draw:z-index="120" draw:name="Control 118" draw:style-name="gr3" draw:text-style-name="P102" svg:width="5.042cm" svg:height="0.449cm" draw:control="control118"/></text:p></table:table-cell><table:table-cell table:style-name="Table4.A1" office:value-type="string"><text:p text:style-name="P43" loext:marker-style-name="T20"><draw:control text:anchor-type="as-char" draw:z-index="126" draw:name="Control 124" draw:style-name="gr3" draw:text-style-name="P102" svg:width="2.827cm" svg:height="0.449cm" draw:control="control124"/></text:p></table:table-cell><table:table-cell table:style-name="Table4.A1" office:value-type="string"><text:p text:style-name="P44" loext:marker-style-name="T20"><draw:control text:anchor-type="as-char" draw:z-index="132" draw:name="Control 130" draw:style-name="gr3" draw:text-style-name="P102" svg:width="6.831cm" svg:height="0.449cm" draw:control="control130"/></text:p></table:table-cell></table:table-row><table:table-row table:style-name="Table4.1"><table:table-cell table:style-name="Table4.A1" office:value-type="string"><text:p text:style-name="P13">5.</text:p></table:table-cell><table:table-cell table:style-name="Table4.A1" office:value-type="string"><text:p text:style-name="P42" loext:marker-style-name="T20"><draw:control text:anchor-type="as-char" draw:z-index="121" draw:name="Control 119" draw:style-name="gr3" draw:text-style-name="P102" svg:width="5.042cm" svg:height="0.449cm" draw:control="control119"/></text:p></table:table-cell><table:table-cell table:style-name="Table4.A1" office:value-type="string"><text:p text:style-name="P43" loext:marker-style-name="T20"><draw:control text:anchor-type="as-char" draw:z-index="127" draw:name="Control 125" draw:style-name="gr3" draw:text-style-name="P102" svg:width="2.827cm" svg:height="0.449cm" draw:control="control125"/></text:p></table:table-cell><table:table-cell table:style-name="Table4.A1" office:value-type="string"><text:p text:style-name="P44" loext:marker-style-name="T20"><draw:control text:anchor-type="as-char" draw:z-index="133" draw:name="Control 131" draw:style-name="gr3" draw:text-style-name="P102" svg:width="6.831cm" svg:height="0.449cm" draw:control="control131"/></text:p></table:table-cell></table:table-row><table:table-row table:style-name="Table4.1"><table:table-cell table:style-name="Table4.A1" office:value-type="string"><text:p text:style-name="P13">6.</text:p></table:table-cell><table:table-cell table:style-name="Table4.A1" office:value-type="string"><text:p text:style-name="P42" loext:marker-style-name="T20"><draw:control text:anchor-type="as-char" draw:z-index="122" draw:name="Control 120" draw:style-name="gr3" draw:text-style-name="P102" svg:width="5.042cm" svg:height="0.449cm" draw:control="control120"/></text:p></table:table-cell><table:table-cell table:style-name="Table4.A1" office:value-type="string"><text:p text:style-name="P43" loext:marker-style-name="T20"><draw:control text:anchor-type="as-char" draw:z-index="128" draw:name="Control 126" draw:style-name="gr3" draw:text-style-name="P102" svg:width="2.827cm" svg:height="0.449cm" draw:control="control126"/></text:p></table:table-cell><table:table-cell table:style-name="Table4.A1" office:value-type="string"><text:p text:style-name="P44" loext:marker-style-name="T20"><draw:control text:anchor-type="as-char" draw:z-index="134" draw:name="Control 132" draw:style-name="gr3" draw:text-style-name="P102" svg:width="6.831cm" svg:height="0.449cm" draw:control="control132"/></text:p></table:table-cell></table:table-row></table:table></draw:text-box></draw:frame></text:p>
      <text:p text:style-name="P49" loext:marker-style-name="T17"><text:span text:style-name="T17">Review of Systems </text:span><text:span text:style-name="T20">(Please explain any Yes response on the line provided)</text:span><text:span text:style-name="T17"> </text:span></text:p>
      <text:p text:style-name="P47" loext:marker-style-name="T17"/>
      <text:p text:style-name="P58" loext:marker-style-name="T22"><text:span text:style-name="T22">Head/Neck:</text:span></text:p>
      <text:p text:style-name="P59" loext:marker-style-name="T22"><text:span text:style-name="T22"><draw:control text:anchor-type="as-char" svg:y="-0.369cm" draw:z-index="135" draw:name="Control 133" draw:style-name="gr2" draw:text-style-name="P103" svg:width="1.008cm" svg:height="0.412cm" draw:control="control133"/></text:span><text:span text:style-name="T22"><draw:control text:anchor-type="as-char" svg:y="-0.369cm" draw:z-index="136" draw:name="Control 134" draw:style-name="gr2" draw:text-style-name="P103" svg:width="1.163cm" svg:height="0.461cm" draw:control="control134"/></text:span><text:span text:style-name="T2"><text:tab/><text:tab/></text:span><text:span text:style-name="T20">Headaches</text:span><text:span text:style-name="T2"><text:tab/><text:tab/><text:tab/></text:span><text:span text:style-name="T2"><draw:control text:anchor-type="as-char" draw:z-index="151" draw:name="Control 149" draw:style-name="gr3" draw:text-style-name="P102" svg:width="7.896cm" svg:height="0.449cm" draw:control="control149"/></text:span></text:p>
      <text:p text:style-name="P59" loext:marker-style-name="T22"><text:span text:style-name="T20"><draw:control text:anchor-type="as-char" svg:y="-0.369cm" draw:z-index="137" draw:name="Control 135" draw:style-name="gr2" draw:text-style-name="P103" svg:width="1.008cm" svg:height="0.412cm" draw:control="control135"/></text:span><text:span text:style-name="T20"><draw:control text:anchor-type="as-char" svg:y="-0.369cm" draw:z-index="138" draw:name="Control 136" draw:style-name="gr2" draw:text-style-name="P103" svg:width="1.163cm" svg:height="0.461cm" draw:control="control136"/></text:span><text:span text:style-name="T2"><text:tab/><text:tab/></text:span><text:span text:style-name="T20">Change in vision or hearing</text:span><text:span text:style-name="T2"><text:tab/></text:span><text:span text:style-name="T20"><draw:control text:anchor-type="as-char" draw:z-index="152" draw:name="Control 150" draw:style-name="gr3" draw:text-style-name="P102" svg:width="7.896cm" svg:height="0.449cm" draw:control="control150"/></text:span></text:p>
      <text:p text:style-name="P59" loext:marker-style-name="T22"><text:span text:style-name="T20"><draw:control text:anchor-type="as-char" svg:y="-0.369cm" draw:z-index="139" draw:name="Control 137" draw:style-name="gr2" draw:text-style-name="P103" svg:width="1.008cm" svg:height="0.412cm" draw:control="control137"/></text:span><text:span text:style-name="T20"><draw:control text:anchor-type="as-char" svg:y="-0.369cm" draw:z-index="140" draw:name="Control 138" draw:style-name="gr2" draw:text-style-name="P103" svg:width="1.163cm" svg:height="0.461cm" draw:control="control138"/></text:span><text:span text:style-name="T2"><text:tab/><text:tab/></text:span><text:span text:style-name="T20">Dental/Gums</text:span><text:span text:style-name="T2"><text:tab/><text:tab/><text:tab/></text:span><text:span text:style-name="T2"><draw:control text:anchor-type="as-char" draw:z-index="153" draw:name="Control 151" draw:style-name="gr3" draw:text-style-name="P102" svg:width="7.896cm" svg:height="0.449cm" draw:control="control151"/></text:span></text:p>
      <text:p text:style-name="P59" loext:marker-style-name="T22"><text:span text:style-name="T20"><draw:control text:anchor-type="as-char" svg:y="-0.369cm" draw:z-index="141" draw:name="Control 139" draw:style-name="gr2" draw:text-style-name="P103" svg:width="1.008cm" svg:height="0.412cm" draw:control="control139"/></text:span><text:span text:style-name="T20"><draw:control text:anchor-type="as-char" svg:y="-0.369cm" draw:z-index="142" draw:name="Control 140" draw:style-name="gr2" draw:text-style-name="P103" svg:width="1.163cm" svg:height="0.461cm" draw:control="control140"/></text:span><text:span text:style-name="T2"><text:tab/><text:tab/></text:span><text:span text:style-name="T20">Abnormal lymph nodes</text:span><text:span text:style-name="T2"><text:tab/></text:span><text:span text:style-name="T20"><draw:control text:anchor-type="as-char" draw:z-index="154" draw:name="Control 152" draw:style-name="gr3" draw:text-style-name="P102" svg:width="7.896cm" svg:height="0.449cm" draw:control="control152"/></text:span></text:p>
      <text:p text:style-name="P59" loext:marker-style-name="T22"><text:span text:style-name="T20"><draw:control text:anchor-type="as-char" svg:y="-0.369cm" draw:z-index="143" draw:name="Control 141" draw:style-name="gr2" draw:text-style-name="P103" svg:width="1.008cm" svg:height="0.412cm" draw:control="control141"/></text:span><text:span text:style-name="T20"><draw:control text:anchor-type="as-char" svg:y="-0.369cm" draw:z-index="144" draw:name="Control 142" draw:style-name="gr2" draw:text-style-name="P103" svg:width="1.163cm" svg:height="0.461cm" draw:control="control142"/></text:span><text:span text:style-name="T20"><text:tab/></text:span><text:span text:style-name="T2"><text:tab/></text:span><text:span text:style-name="T20">Trouble swallowing </text:span><text:span text:style-name="T2"><text:tab/><text:tab/></text:span><text:span text:style-name="T20"><draw:control text:anchor-type="as-char" draw:z-index="155" draw:name="Control 153" draw:style-name="gr3" draw:text-style-name="P102" svg:width="7.896cm" svg:height="0.449cm" draw:control="control153"/></text:span></text:p>
      <text:p text:style-name="P61" loext:marker-style-name="T22"><text:span text:style-name="T20"><draw:control text:anchor-type="as-char" svg:y="-0.369cm" draw:z-index="145" draw:name="Control 143" draw:style-name="gr2" draw:text-style-name="P103" svg:width="1.008cm" svg:height="0.412cm" draw:control="control143"/></text:span><text:span text:style-name="T20"><draw:control text:anchor-type="as-char" svg:y="-0.369cm" draw:z-index="146" draw:name="Control 144" draw:style-name="gr2" draw:text-style-name="P103" svg:width="1.163cm" svg:height="0.461cm" draw:control="control144"/></text:span><text:span text:style-name="T2"><text:tab/><text:tab/></text:span><text:span text:style-name="T20">Retinopathy</text:span><text:span text:style-name="T2"><text:tab/><text:tab/><text:tab/></text:span><text:span text:style-name="T2"><draw:control text:anchor-type="as-char" draw:z-index="156" draw:name="Control 154" draw:style-name="gr3" draw:text-style-name="P102" svg:width="7.896cm" svg:height="0.449cm" draw:control="control154"/></text:span></text:p>
      <text:p text:style-name="P61" loext:marker-style-name="T22"><text:span text:style-name="T20"><draw:control text:anchor-type="as-char" svg:y="-0.369cm" draw:z-index="147" draw:name="Control 145" draw:style-name="gr2" draw:text-style-name="P103" svg:width="1.008cm" svg:height="0.412cm" draw:control="control145"/></text:span><text:span text:style-name="T20"><draw:control text:anchor-type="as-char" svg:y="-0.369cm" draw:z-index="148" draw:name="Control 146" draw:style-name="gr2" draw:text-style-name="P103" svg:width="1.163cm" svg:height="0.461cm" draw:control="control146"/></text:span><text:span text:style-name="T2"><text:tab/><text:tab/></text:span><text:span text:style-name="T20">Glaucoma</text:span><text:span text:style-name="T2"><text:tab/><text:tab/><text:tab/></text:span><text:span text:style-name="T20"><draw:control text:anchor-type="as-char" draw:z-index="157" draw:name="Control 155" draw:style-name="gr3" draw:text-style-name="P102" svg:width="7.896cm" svg:height="0.449cm" draw:control="control155"/></text:span></text:p>
      <text:p text:style-name="P60" loext:marker-style-name="T20"><text:span text:style-name="T20"><text:s text:c="12"/>Last eye exam <text:s text:c="21"/></text:span><text:span text:style-name="T20"><draw:control text:anchor-type="as-char" svg:y="-0.254cm" draw:z-index="158" draw:name="Control 156" draw:style-name="gr1" draw:text-style-name="P102" svg:width="7.896cm" svg:height="0.449cm" draw:control="control156"/></text:span></text:p>
      <text:p text:style-name="P59" loext:marker-style-name="T20"><text:span text:style-name="T20"><draw:control text:anchor-type="as-char" svg:y="-0.369cm" draw:z-index="149" draw:name="Control 147" draw:style-name="gr2" draw:text-style-name="P103" svg:width="1.008cm" svg:height="0.412cm" draw:control="control147"/></text:span><text:span text:style-name="T20"><draw:control text:anchor-type="as-char" svg:y="-0.369cm" draw:z-index="150" draw:name="Control 148" draw:style-name="gr2" draw:text-style-name="P103" svg:width="1.163cm" svg:height="0.461cm" draw:control="control148"/></text:span><text:span text:style-name="T2"><text:tab/><text:tab/></text:span><text:span text:style-name="T20">Frequent sore throats</text:span><text:span text:style-name="T2"><text:tab/><text:tab/></text:span><text:span text:style-name="T20"><draw:control text:anchor-type="as-char" svg:y="-0.381cm" draw:z-index="159" draw:name="Control 157" draw:style-name="gr1" draw:text-style-name="P102" svg:width="7.896cm" svg:height="0.449cm" draw:control="control157"/></text:span></text:p>
      <text:p text:style-name="P46" loext:marker-style-name="T20"/>
      <text:p text:style-name="P62" loext:marker-style-name="T22"><text:span text:style-name="T22">Cardiovascular:</text:span></text:p>
      <text:p text:style-name="P63" loext:marker-style-name="T22"><text:span text:style-name="T22"><draw:control text:anchor-type="as-char" svg:y="-0.369cm" draw:z-index="160" draw:name="Control 158" draw:style-name="gr2" draw:text-style-name="P103" svg:width="1.008cm" svg:height="0.412cm" draw:control="control158"/></text:span><text:span text:style-name="T22"><draw:control text:anchor-type="as-char" svg:y="-0.369cm" draw:z-index="161" draw:name="Control 159" draw:style-name="gr2" draw:text-style-name="P103" svg:width="1.163cm" svg:height="0.461cm" draw:control="control159"/></text:span><text:span text:style-name="T2"><text:tab/><text:tab/></text:span><text:span text:style-name="T20">High/Low blood pressure</text:span><text:span text:style-name="T2"><text:tab/></text:span><text:span text:style-name="T2"><draw:control text:anchor-type="as-char" svg:y="-0.381cm" draw:z-index="182" draw:name="Control 180" draw:style-name="gr1" draw:text-style-name="P102" svg:width="7.896cm" svg:height="0.449cm" draw:control="control180"/></text:span></text:p>
      <text:p text:style-name="P65" loext:marker-style-name="T22"><text:span text:style-name="T20"><draw:control text:anchor-type="as-char" svg:y="-0.369cm" draw:z-index="162" draw:name="Control 160" draw:style-name="gr2" draw:text-style-name="P103" svg:width="1.008cm" svg:height="0.412cm" draw:control="control160"/></text:span><text:span text:style-name="T20"><draw:control text:anchor-type="as-char" svg:y="-0.369cm" draw:z-index="163" draw:name="Control 161" draw:style-name="gr2" draw:text-style-name="P103" svg:width="1.163cm" svg:height="0.461cm" draw:control="control161"/></text:span><text:span text:style-name="T2"><text:tab/><text:tab/></text:span><text:span text:style-name="T20">Chest pain</text:span><text:span text:style-name="T2"><text:tab/><text:tab/><text:tab/></text:span><text:span text:style-name="T2"><draw:control text:anchor-type="as-char" svg:y="-0.381cm" draw:z-index="183" draw:name="Control 181" draw:style-name="gr1" draw:text-style-name="P102" svg:width="7.896cm" svg:height="0.449cm" draw:control="control181"/></text:span></text:p>
      <text:p text:style-name="P65" loext:marker-style-name="T22"><text:span text:style-name="T20"><draw:control text:anchor-type="as-char" svg:y="-0.369cm" draw:z-index="164" draw:name="Control 162" draw:style-name="gr2" draw:text-style-name="P103" svg:width="1.008cm" svg:height="0.412cm" draw:control="control162"/></text:span><text:span text:style-name="T20"><draw:control text:anchor-type="as-char" svg:y="-0.369cm" draw:z-index="165" draw:name="Control 163" draw:style-name="gr2" draw:text-style-name="P103" svg:width="1.163cm" svg:height="0.461cm" draw:control="control163"/></text:span><text:span text:style-name="T2"><text:tab/><text:tab/></text:span><text:span text:style-name="T20">Heart attack</text:span><text:span text:style-name="T2"><text:tab/><text:tab/><text:tab/></text:span><text:span text:style-name="T2"><draw:control text:anchor-type="as-char" svg:y="-0.381cm" draw:z-index="184" draw:name="Control 182" draw:style-name="gr1" draw:text-style-name="P102" svg:width="7.896cm" svg:height="0.449cm" draw:control="control182"/></text:span></text:p>
      <text:p text:style-name="P65" loext:marker-style-name="T22"><text:span text:style-name="T20"><draw:control text:anchor-type="as-char" svg:y="-0.369cm" draw:z-index="166" draw:name="Control 164" draw:style-name="gr2" draw:text-style-name="P103" svg:width="1.008cm" svg:height="0.412cm" draw:control="control164"/></text:span><text:span text:style-name="T20"><draw:control text:anchor-type="as-char" svg:y="-0.369cm" draw:z-index="167" draw:name="Control 165" draw:style-name="gr2" draw:text-style-name="P103" svg:width="1.163cm" svg:height="0.461cm" draw:control="control165"/></text:span><text:span text:style-name="T2"><text:tab/><text:tab/></text:span><text:span text:style-name="T20">Coronary Artery Disease</text:span><text:span text:style-name="T2"><text:tab/></text:span><text:span text:style-name="T2"><draw:control text:anchor-type="as-char" svg:y="-0.381cm" draw:z-index="185" draw:name="Control 183" draw:style-name="gr1" draw:text-style-name="P102" svg:width="7.896cm" svg:height="0.449cm" draw:control="control183"/></text:span></text:p>
      <text:p text:style-name="P65" loext:marker-style-name="T22"><text:span text:style-name="T20"><draw:control text:anchor-type="as-char" svg:y="-0.369cm" draw:z-index="168" draw:name="Control 166" draw:style-name="gr2" draw:text-style-name="P103" svg:width="1.008cm" svg:height="0.412cm" draw:control="control166"/></text:span><text:span text:style-name="T20"><draw:control text:anchor-type="as-char" svg:y="-0.369cm" draw:z-index="169" draw:name="Control 167" draw:style-name="gr2" draw:text-style-name="P103" svg:width="1.163cm" svg:height="0.461cm" draw:control="control167"/></text:span><text:span text:style-name="T2"><text:tab/><text:tab/></text:span><text:span text:style-name="T20">Irregular heartbeat</text:span><text:span text:style-name="T2"><text:tab/><text:tab/></text:span><text:span text:style-name="T2"><draw:control text:anchor-type="as-char" svg:y="-0.381cm" draw:z-index="186" draw:name="Control 184" draw:style-name="gr1" draw:text-style-name="P102" svg:width="7.896cm" svg:height="0.449cm" draw:control="control184"/></text:span></text:p>
      <text:p text:style-name="P65" loext:marker-style-name="T22"><text:span text:style-name="T20"><draw:control text:anchor-type="as-char" svg:y="-0.369cm" draw:z-index="170" draw:name="Control 168" draw:style-name="gr2" draw:text-style-name="P103" svg:width="1.008cm" svg:height="0.412cm" draw:control="control168"/></text:span><text:span text:style-name="T20"><draw:control text:anchor-type="as-char" svg:y="-0.369cm" draw:z-index="171" draw:name="Control 169" draw:style-name="gr2" draw:text-style-name="P103" svg:width="1.163cm" svg:height="0.461cm" draw:control="control169"/></text:span><text:span text:style-name="T2"><text:tab/><text:tab/></text:span><text:span text:style-name="T20">Palpitations</text:span><text:span text:style-name="T2"><text:tab/><text:tab/><text:tab/></text:span><text:span text:style-name="T2"><draw:control text:anchor-type="as-char" svg:y="-0.381cm" draw:z-index="187" draw:name="Control 185" draw:style-name="gr1" draw:text-style-name="P102" svg:width="7.896cm" svg:height="0.449cm" draw:control="control185"/></text:span></text:p>
      <text:p text:style-name="P65" loext:marker-style-name="T22"><text:span text:style-name="T20"><draw:control text:anchor-type="as-char" svg:y="-0.369cm" draw:z-index="172" draw:name="Control 170" draw:style-name="gr2" draw:text-style-name="P103" svg:width="1.008cm" svg:height="0.412cm" draw:control="control170"/></text:span><text:span text:style-name="T20"><draw:control text:anchor-type="as-char" svg:y="-0.369cm" draw:z-index="173" draw:name="Control 171" draw:style-name="gr2" draw:text-style-name="P103" svg:width="1.163cm" svg:height="0.461cm" draw:control="control171"/></text:span><text:span text:style-name="T2"><text:tab/><text:tab/></text:span><text:span text:style-name="T20">Leg/ankle swelling</text:span><text:span text:style-name="T2"><text:tab/><text:tab/></text:span><text:span text:style-name="T2"><draw:control text:anchor-type="as-char" svg:y="-0.381cm" draw:z-index="188" draw:name="Control 186" draw:style-name="gr1" draw:text-style-name="P102" svg:width="7.896cm" svg:height="0.449cm" draw:control="control186"/></text:span></text:p>
      <text:p text:style-name="P65" loext:marker-style-name="T22"><text:span text:style-name="T20"><draw:control text:anchor-type="as-char" svg:y="-0.369cm" draw:z-index="174" draw:name="Control 172" draw:style-name="gr2" draw:text-style-name="P103" svg:width="1.008cm" svg:height="0.412cm" draw:control="control172"/></text:span><text:span text:style-name="T20"><draw:control text:anchor-type="as-char" svg:y="-0.369cm" draw:z-index="175" draw:name="Control 173" draw:style-name="gr2" draw:text-style-name="P103" svg:width="1.163cm" svg:height="0.461cm" draw:control="control173"/></text:span><text:span text:style-name="T2"><text:tab/><text:tab/></text:span><text:span text:style-name="T20">Stroke</text:span><text:span text:style-name="T2"><text:tab/><text:tab/><text:tab/><text:tab/></text:span><text:span text:style-name="T2"><draw:control text:anchor-type="as-char" svg:y="-0.381cm" draw:z-index="189" draw:name="Control 187" draw:style-name="gr1" draw:text-style-name="P102" svg:width="7.896cm" svg:height="0.449cm" draw:control="control187"/></text:span></text:p>
      <text:p text:style-name="P65" loext:marker-style-name="T22"><text:span text:style-name="T20"><draw:control text:anchor-type="as-char" svg:y="-0.369cm" draw:z-index="176" draw:name="Control 174" draw:style-name="gr2" draw:text-style-name="P103" svg:width="1.008cm" svg:height="0.412cm" draw:control="control174"/></text:span><text:span text:style-name="T20"><draw:control text:anchor-type="as-char" svg:y="-0.369cm" draw:z-index="177" draw:name="Control 175" draw:style-name="gr2" draw:text-style-name="P103" svg:width="1.163cm" svg:height="0.461cm" draw:control="control175"/></text:span><text:span text:style-name="T2"><text:tab/><text:tab/></text:span><text:span text:style-name="T20">Heart murmur</text:span><text:span text:style-name="T2"><text:tab/><text:tab/><text:tab/></text:span><text:span text:style-name="T2"><draw:control text:anchor-type="as-char" svg:y="-0.381cm" draw:z-index="190" draw:name="Control 188" draw:style-name="gr1" draw:text-style-name="P102" svg:width="7.896cm" svg:height="0.449cm" draw:control="control188"/></text:span></text:p>
      <text:p text:style-name="P65" loext:marker-style-name="T22"><text:span text:style-name="T20"><draw:control text:anchor-type="as-char" svg:y="-0.369cm" draw:z-index="178" draw:name="Control 176" draw:style-name="gr2" draw:text-style-name="P103" svg:width="1.008cm" svg:height="0.412cm" draw:control="control176"/></text:span><text:span text:style-name="T20"><draw:control text:anchor-type="as-char" svg:y="-0.369cm" draw:z-index="179" draw:name="Control 177" draw:style-name="gr2" draw:text-style-name="P103" svg:width="1.163cm" svg:height="0.461cm" draw:control="control177"/></text:span><text:span text:style-name="T2"><text:tab/><text:tab/></text:span><text:span text:style-name="T20">Peripheral Vascular Disease</text:span><text:span text:style-name="T2"><text:tab/></text:span><text:span text:style-name="T2"><draw:control text:anchor-type="as-char" svg:y="-0.381cm" draw:z-index="191" draw:name="Control 189" draw:style-name="gr1" draw:text-style-name="P102" svg:width="7.896cm" svg:height="0.449cm" draw:control="control189"/></text:span></text:p>
      <text:p text:style-name="P65" loext:marker-style-name="T22"><text:span text:style-name="T20"><draw:control text:anchor-type="as-char" svg:y="-0.369cm" draw:z-index="180" draw:name="Control 178" draw:style-name="gr2" draw:text-style-name="P103" svg:width="1.008cm" svg:height="0.412cm" draw:control="control178"/></text:span><text:span text:style-name="T20"><draw:control text:anchor-type="as-char" svg:y="-0.369cm" draw:z-index="181" draw:name="Control 179" draw:style-name="gr2" draw:text-style-name="P103" svg:width="1.163cm" svg:height="0.461cm" draw:control="control179"/></text:span><text:span text:style-name="T2"><text:tab/><text:tab/></text:span><text:span text:style-name="T20">Cramps in legs:</text:span></text:p>
      <text:p text:style-name="P64" loext:marker-style-name="T20"><text:span text:style-name="T22"><text:tab/>When walking </text:span><text:span text:style-name="T2"><text:tab/><text:tab/></text:span><text:span text:style-name="T20"><draw:control text:anchor-type="as-char" svg:y="-0.381cm" draw:z-index="192" draw:name="Control 190" draw:style-name="gr1" draw:text-style-name="P102" svg:width="7.896cm" svg:height="0.449cm" draw:control="control190"/></text:span></text:p>
      <text:p text:style-name="P63" loext:marker-style-name="T20"><text:span text:style-name="T20"><text:tab/><text:tab/><text:tab/></text:span><text:span text:style-name="T22">At night<text:tab/><text:tab/><text:tab/></text:span><text:span text:style-name="T20"><draw:control text:anchor-type="as-char" svg:y="-0.381cm" draw:z-index="193" draw:name="Control 191" draw:style-name="gr1" draw:text-style-name="P102" svg:width="7.896cm" svg:height="0.449cm" draw:control="control191"/></text:span></text:p>
      <text:p text:style-name="P46" loext:marker-style-name="T20"/>
      <text:p text:style-name="P66" loext:marker-style-name="T22"><text:span text:style-name="T22">Respiratory:</text:span></text:p>
      <text:p text:style-name="P67" loext:marker-style-name="T22"><text:span text:style-name="T22"><draw:control text:anchor-type="as-char" svg:y="-0.369cm" draw:z-index="194" draw:name="Control 192" draw:style-name="gr2" draw:text-style-name="P103" svg:width="1.008cm" svg:height="0.412cm" draw:control="control192"/></text:span><text:span text:style-name="T22"><draw:control text:anchor-type="as-char" svg:y="-0.369cm" draw:z-index="195" draw:name="Control 193" draw:style-name="gr2" draw:text-style-name="P103" svg:width="1.163cm" svg:height="0.461cm" draw:control="control193"/></text:span><text:span text:style-name="T2"><text:tab/><text:tab/></text:span><text:span text:style-name="T20">Asthma</text:span><text:span text:style-name="T2"><text:tab/><text:tab/><text:tab/></text:span><text:span text:style-name="T20"><draw:control text:anchor-type="as-char" svg:y="-0.381cm" draw:z-index="204" draw:name="Control 202" draw:style-name="gr1" draw:text-style-name="P102" svg:width="7.896cm" svg:height="0.449cm" draw:control="control202"/></text:span></text:p>
      <text:p text:style-name="P69" loext:marker-style-name="T22"><text:span text:style-name="T22"><draw:control text:anchor-type="as-char" svg:y="-0.369cm" draw:z-index="196" draw:name="Control 194" draw:style-name="gr2" draw:text-style-name="P103" svg:width="1.008cm" svg:height="0.412cm" draw:control="control194"/></text:span><text:span text:style-name="T22"><draw:control text:anchor-type="as-char" svg:y="-0.369cm" draw:z-index="197" draw:name="Control 195" draw:style-name="gr2" draw:text-style-name="P103" svg:width="1.163cm" svg:height="0.461cm" draw:control="control195"/></text:span><text:span text:style-name="T2"><text:tab/><text:tab/></text:span><text:span text:style-name="T20">Lung disease</text:span><text:span text:style-name="T2"><text:tab/><text:tab/><text:tab/></text:span><text:span text:style-name="T20"><draw:control text:anchor-type="as-char" svg:y="-0.381cm" draw:z-index="205" draw:name="Control 203" draw:style-name="gr1" draw:text-style-name="P102" svg:width="7.896cm" svg:height="0.449cm" draw:control="control203"/></text:span></text:p>
      <text:p text:style-name="P69" loext:marker-style-name="T22"><text:span text:style-name="T22"><draw:control text:anchor-type="as-char" svg:y="-0.369cm" draw:z-index="198" draw:name="Control 196" draw:style-name="gr2" draw:text-style-name="P103" svg:width="1.008cm" svg:height="0.412cm" draw:control="control196"/></text:span><text:span text:style-name="T22"><draw:control text:anchor-type="as-char" svg:y="-0.369cm" draw:z-index="199" draw:name="Control 197" draw:style-name="gr2" draw:text-style-name="P103" svg:width="1.163cm" svg:height="0.461cm" draw:control="control197"/></text:span><text:span text:style-name="T2"><text:tab/><text:tab/></text:span><text:span text:style-name="T20">Shortness of breath</text:span><text:span text:style-name="T2"><text:tab/><text:tab/></text:span><text:span text:style-name="T20"><draw:control text:anchor-type="as-char" svg:y="-0.388cm" draw:z-index="206" draw:name="Control 204" draw:style-name="gr1" draw:text-style-name="P102" svg:width="7.896cm" svg:height="0.449cm" draw:control="control204"/></text:span></text:p>
      <text:p text:style-name="P69" loext:marker-style-name="T22"><text:span text:style-name="T22"><draw:control text:anchor-type="as-char" svg:y="-0.369cm" draw:z-index="200" draw:name="Control 198" draw:style-name="gr2" draw:text-style-name="P103" svg:width="1.008cm" svg:height="0.412cm" draw:control="control198"/></text:span><text:span text:style-name="T22"><draw:control text:anchor-type="as-char" svg:y="-0.369cm" draw:z-index="201" draw:name="Control 199" draw:style-name="gr2" draw:text-style-name="P103" svg:width="1.163cm" svg:height="0.461cm" draw:control="control199"/></text:span><text:span text:style-name="T2"><text:tab/><text:tab/></text:span><text:span text:style-name="T20">Bronchitis</text:span><text:span text:style-name="T2"><text:tab/><text:tab/><text:tab/></text:span><text:span text:style-name="T20"><draw:control text:anchor-type="as-char" svg:y="-0.381cm" draw:z-index="207" draw:name="Control 205" draw:style-name="gr1" draw:text-style-name="P102" svg:width="7.896cm" svg:height="0.449cm" draw:control="control205"/></text:span></text:p>
      <text:p text:style-name="P69" loext:marker-style-name="T22"><text:span text:style-name="T22"><draw:control text:anchor-type="as-char" svg:y="-0.369cm" draw:z-index="202" draw:name="Control 200" draw:style-name="gr2" draw:text-style-name="P103" svg:width="1.008cm" svg:height="0.412cm" draw:control="control200"/></text:span><text:span text:style-name="T22"><draw:control text:anchor-type="as-char" svg:y="-0.369cm" draw:z-index="203" draw:name="Control 201" draw:style-name="gr2" draw:text-style-name="P103" svg:width="1.163cm" svg:height="0.461cm" draw:control="control201"/></text:span><text:span text:style-name="T2"><text:tab/><text:tab/></text:span><text:span text:style-name="T20">Bloody sputum</text:span><text:span text:style-name="T2"><text:tab/><text:tab/></text:span><text:span text:style-name="T20"><draw:control text:anchor-type="as-char" svg:y="-0.393cm" draw:z-index="208" draw:name="Control 206" draw:style-name="gr1" draw:text-style-name="P102" svg:width="7.896cm" svg:height="0.449cm" draw:control="control206"/></text:span></text:p>
      <text:p text:style-name="P68" loext:marker-style-name="T20"><text:span text:style-name="T20"><text:tab/>Last chest X-Ray</text:span><text:span text:style-name="T2"><text:tab/><text:tab/></text:span><text:span text:style-name="T20"><draw:control text:anchor-type="as-char" svg:y="-0.381cm" draw:z-index="209" draw:name="Control 207" draw:style-name="gr1" draw:text-style-name="P102" svg:width="7.896cm" svg:height="0.449cm" draw:control="control207"/></text:span></text:p>
      <text:p text:style-name="P48" loext:marker-style-name="T22"/>
      <text:p text:style-name="P48" loext:marker-style-name="T22"/>
      <text:p text:style-name="P48" loext:marker-style-name="T22"/>
      <text:p text:style-name="P48" loext:marker-style-name="T22"/>
      <text:p text:style-name="P70" loext:marker-style-name="T22"><text:soft-page-break/><text:span text:style-name="T22">Gastrointestinal:</text:span></text:p>
      <text:p text:style-name="P71" loext:marker-style-name="T22"><text:span text:style-name="T22"><draw:control text:anchor-type="as-char" svg:y="-0.369cm" draw:z-index="210" draw:name="Control 208" draw:style-name="gr2" draw:text-style-name="P103" svg:width="1.008cm" svg:height="0.412cm" draw:control="control208"/></text:span><text:span text:style-name="T22"><draw:control text:anchor-type="as-char" svg:y="-0.369cm" draw:z-index="211" draw:name="Control 209" draw:style-name="gr2" draw:text-style-name="P103" svg:width="1.163cm" svg:height="0.461cm" draw:control="control209"/></text:span><text:span text:style-name="T2"><text:tab/><text:tab/></text:span><text:span text:style-name="T20">Heartburn</text:span><text:span text:style-name="T2"><text:tab/><text:tab/><text:tab/></text:span><text:span text:style-name="T20"><draw:control text:anchor-type="as-char" svg:y="-0.381cm" draw:z-index="244" draw:name="Control 242" draw:style-name="gr1" draw:text-style-name="P102" svg:width="7.896cm" svg:height="0.449cm" draw:control="control242"/></text:span></text:p>
      <text:p text:style-name="P71" loext:marker-style-name="T22"><text:span text:style-name="T22"><draw:control text:anchor-type="as-char" svg:y="-0.369cm" draw:z-index="212" draw:name="Control 210" draw:style-name="gr2" draw:text-style-name="P103" svg:width="1.008cm" svg:height="0.412cm" draw:control="control210"/></text:span><text:span text:style-name="T22"><draw:control text:anchor-type="as-char" svg:y="-0.369cm" draw:z-index="213" draw:name="Control 211" draw:style-name="gr2" draw:text-style-name="P103" svg:width="1.163cm" svg:height="0.461cm" draw:control="control211"/></text:span><text:span text:style-name="T2"><text:tab/><text:tab/></text:span><text:span text:style-name="T20">Ulcer disease</text:span><text:span text:style-name="T2"><text:tab/><text:tab/><text:tab/></text:span><text:span text:style-name="T20"><draw:control text:anchor-type="as-char" svg:y="-0.381cm" draw:z-index="245" draw:name="Control 243" draw:style-name="gr1" draw:text-style-name="P102" svg:width="7.896cm" svg:height="0.449cm" draw:control="control243"/></text:span></text:p>
      <text:p text:style-name="P71" loext:marker-style-name="T22"><text:span text:style-name="T22"><draw:control text:anchor-type="as-char" svg:y="-0.369cm" draw:z-index="214" draw:name="Control 212" draw:style-name="gr2" draw:text-style-name="P103" svg:width="1.008cm" svg:height="0.412cm" draw:control="control212"/></text:span><text:span text:style-name="T22"><draw:control text:anchor-type="as-char" svg:y="-0.369cm" draw:z-index="215" draw:name="Control 213" draw:style-name="gr2" draw:text-style-name="P103" svg:width="1.163cm" svg:height="0.461cm" draw:control="control213"/></text:span><text:span text:style-name="T2"><text:tab/><text:tab/></text:span><text:span text:style-name="T20">Nausea/vomiting</text:span><text:span text:style-name="T2"><text:tab/><text:tab/></text:span><text:span text:style-name="T20"><draw:control text:anchor-type="as-char" svg:y="-0.381cm" draw:z-index="246" draw:name="Control 244" draw:style-name="gr1" draw:text-style-name="P102" svg:width="7.896cm" svg:height="0.449cm" draw:control="control244"/></text:span></text:p>
      <text:p text:style-name="P71" loext:marker-style-name="T22"><text:span text:style-name="T22"><draw:control text:anchor-type="as-char" svg:y="-0.369cm" draw:z-index="216" draw:name="Control 214" draw:style-name="gr2" draw:text-style-name="P103" svg:width="1.008cm" svg:height="0.412cm" draw:control="control214"/></text:span><text:span text:style-name="T22"><draw:control text:anchor-type="as-char" svg:y="-0.369cm" draw:z-index="217" draw:name="Control 215" draw:style-name="gr2" draw:text-style-name="P103" svg:width="1.163cm" svg:height="0.461cm" draw:control="control215"/></text:span><text:span text:style-name="T2"><text:tab/><text:tab/></text:span><text:span text:style-name="T20">Intestinal disease</text:span><text:span text:style-name="T2"><text:tab/><text:tab/></text:span><text:span text:style-name="T20"><draw:control text:anchor-type="as-char" svg:y="-0.381cm" draw:z-index="247" draw:name="Control 245" draw:style-name="gr1" draw:text-style-name="P102" svg:width="7.896cm" svg:height="0.449cm" draw:control="control245"/></text:span></text:p>
      <text:p text:style-name="P71" loext:marker-style-name="T22"><text:span text:style-name="T22"><draw:control text:anchor-type="as-char" svg:y="-0.369cm" draw:z-index="218" draw:name="Control 216" draw:style-name="gr2" draw:text-style-name="P103" svg:width="1.008cm" svg:height="0.412cm" draw:control="control216"/></text:span><text:span text:style-name="T22"><draw:control text:anchor-type="as-char" svg:y="-0.369cm" draw:z-index="219" draw:name="Control 217" draw:style-name="gr2" draw:text-style-name="P103" svg:width="1.163cm" svg:height="0.461cm" draw:control="control217"/></text:span><text:span text:style-name="T2"><text:tab/><text:tab/></text:span><text:span text:style-name="T20">Abdominal pain</text:span><text:span text:style-name="T2"><text:tab/><text:tab/></text:span><text:span text:style-name="T20"><draw:control text:anchor-type="as-char" svg:y="-0.381cm" draw:z-index="248" draw:name="Control 246" draw:style-name="gr1" draw:text-style-name="P102" svg:width="7.896cm" svg:height="0.449cm" draw:control="control246"/></text:span></text:p>
      <text:p text:style-name="P71" loext:marker-style-name="T22"><text:span text:style-name="T22"><draw:control text:anchor-type="as-char" svg:y="-0.369cm" draw:z-index="220" draw:name="Control 218" draw:style-name="gr2" draw:text-style-name="P103" svg:width="1.008cm" svg:height="0.412cm" draw:control="control218"/></text:span><text:span text:style-name="T22"><draw:control text:anchor-type="as-char" svg:y="-0.369cm" draw:z-index="221" draw:name="Control 219" draw:style-name="gr2" draw:text-style-name="P103" svg:width="1.163cm" svg:height="0.461cm" draw:control="control219"/></text:span><text:span text:style-name="T2"><text:tab/><text:tab/></text:span><text:span text:style-name="T20">Constipation</text:span><text:span text:style-name="T2"><text:tab/><text:tab/><text:tab/></text:span><text:span text:style-name="T20"><draw:control text:anchor-type="as-char" svg:y="-0.381cm" draw:z-index="249" draw:name="Control 247" draw:style-name="gr1" draw:text-style-name="P102" svg:width="7.896cm" svg:height="0.449cm" draw:control="control247"/></text:span></text:p>
      <text:p text:style-name="P71" loext:marker-style-name="T22"><text:span text:style-name="T22"><draw:control text:anchor-type="as-char" svg:y="-0.369cm" draw:z-index="222" draw:name="Control 220" draw:style-name="gr2" draw:text-style-name="P103" svg:width="1.008cm" svg:height="0.412cm" draw:control="control220"/></text:span><text:span text:style-name="T22"><draw:control text:anchor-type="as-char" svg:y="-0.369cm" draw:z-index="223" draw:name="Control 221" draw:style-name="gr2" draw:text-style-name="P103" svg:width="1.163cm" svg:height="0.461cm" draw:control="control221"/></text:span><text:span text:style-name="T2"><text:tab/><text:tab/></text:span><text:span text:style-name="T20">Diarrhoea<text:tab/><text:tab/><text:tab/></text:span><text:span text:style-name="T20"><draw:control text:anchor-type="as-char" svg:y="-0.432cm" draw:z-index="250" draw:name="Control 248" draw:style-name="gr1" draw:text-style-name="P102" svg:width="7.896cm" svg:height="0.449cm" draw:control="control248"/></text:span></text:p>
      <text:p text:style-name="P71" loext:marker-style-name="T22"><text:span text:style-name="T22"><draw:control text:anchor-type="as-char" svg:y="-0.369cm" draw:z-index="224" draw:name="Control 222" draw:style-name="gr2" draw:text-style-name="P103" svg:width="1.008cm" svg:height="0.412cm" draw:control="control222"/></text:span><text:span text:style-name="T22"><draw:control text:anchor-type="as-char" svg:y="-0.369cm" draw:z-index="225" draw:name="Control 223" draw:style-name="gr2" draw:text-style-name="P103" svg:width="1.163cm" svg:height="0.461cm" draw:control="control223"/></text:span><text:span text:style-name="T2"><text:tab/><text:tab/></text:span><text:span text:style-name="T20">Gastroparesis (weak stomach) </text:span><text:span text:style-name="T20"><draw:control text:anchor-type="as-char" svg:y="-0.381cm" draw:z-index="251" draw:name="Control 249" draw:style-name="gr1" draw:text-style-name="P102" svg:width="7.536cm" svg:height="0.449cm" draw:control="control249"/></text:span></text:p>
      <text:p text:style-name="P71" loext:marker-style-name="T22"><text:span text:style-name="T22"><draw:control text:anchor-type="as-char" svg:y="-0.369cm" draw:z-index="226" draw:name="Control 224" draw:style-name="gr2" draw:text-style-name="P103" svg:width="1.008cm" svg:height="0.412cm" draw:control="control224"/></text:span><text:span text:style-name="T22"><draw:control text:anchor-type="as-char" svg:y="-0.369cm" draw:z-index="227" draw:name="Control 225" draw:style-name="gr2" draw:text-style-name="P103" svg:width="1.163cm" svg:height="0.461cm" draw:control="control225"/></text:span><text:span text:style-name="T2"><text:tab/><text:tab/></text:span><text:span text:style-name="T20">Milk intolerance</text:span><text:span text:style-name="T2"><text:tab/><text:tab/></text:span><text:span text:style-name="T20"><draw:control text:anchor-type="as-char" svg:y="-0.381cm" draw:z-index="252" draw:name="Control 250" draw:style-name="gr1" draw:text-style-name="P102" svg:width="7.896cm" svg:height="0.449cm" draw:control="control250"/></text:span></text:p>
      <text:p text:style-name="P71" loext:marker-style-name="T22"><text:span text:style-name="T22"><draw:control text:anchor-type="as-char" svg:y="-0.369cm" draw:z-index="228" draw:name="Control 226" draw:style-name="gr2" draw:text-style-name="P103" svg:width="1.008cm" svg:height="0.412cm" draw:control="control226"/></text:span><text:span text:style-name="T22"><draw:control text:anchor-type="as-char" svg:y="-0.369cm" draw:z-index="229" draw:name="Control 227" draw:style-name="gr2" draw:text-style-name="P103" svg:width="1.163cm" svg:height="0.461cm" draw:control="control227"/></text:span><text:span text:style-name="T2"><text:tab/><text:tab/></text:span><text:span text:style-name="T20">Egg intolerance</text:span><text:span text:style-name="T2"><text:tab/><text:tab/></text:span><text:span text:style-name="T20"><draw:control text:anchor-type="as-char" svg:y="-0.381cm" draw:z-index="253" draw:name="Control 251" draw:style-name="gr1" draw:text-style-name="P102" svg:width="7.896cm" svg:height="0.449cm" draw:control="control251"/></text:span></text:p>
      <text:p text:style-name="P71" loext:marker-style-name="T22"><text:span text:style-name="T22"><draw:control text:anchor-type="as-char" svg:y="-0.369cm" draw:z-index="230" draw:name="Control 228" draw:style-name="gr2" draw:text-style-name="P103" svg:width="1.008cm" svg:height="0.412cm" draw:control="control228"/></text:span><text:span text:style-name="T22"><draw:control text:anchor-type="as-char" svg:y="-0.369cm" draw:z-index="231" draw:name="Control 229" draw:style-name="gr2" draw:text-style-name="P103" svg:width="1.163cm" svg:height="0.461cm" draw:control="control229"/></text:span><text:span text:style-name="T2"><text:tab/><text:tab/></text:span><text:span text:style-name="T20">Hepatitis</text:span><text:span text:style-name="T2"><text:tab/><text:tab/><text:tab/></text:span><text:span text:style-name="T20"><draw:control text:anchor-type="as-char" svg:y="-0.381cm" draw:z-index="254" draw:name="Control 252" draw:style-name="gr1" draw:text-style-name="P102" svg:width="7.896cm" svg:height="0.449cm" draw:control="control252"/></text:span></text:p>
      <text:p text:style-name="P71" loext:marker-style-name="T22"><text:span text:style-name="T22"><draw:control text:anchor-type="as-char" svg:y="-0.369cm" draw:z-index="232" draw:name="Control 230" draw:style-name="gr2" draw:text-style-name="P103" svg:width="1.008cm" svg:height="0.412cm" draw:control="control230"/></text:span><text:span text:style-name="T22"><draw:control text:anchor-type="as-char" svg:y="-0.369cm" draw:z-index="233" draw:name="Control 231" draw:style-name="gr2" draw:text-style-name="P103" svg:width="1.163cm" svg:height="0.461cm" draw:control="control231"/></text:span><text:span text:style-name="T2"><text:tab/><text:tab/></text:span><text:span text:style-name="T20">Liver disease</text:span><text:span text:style-name="T2"><text:tab/><text:tab/><text:tab/></text:span><text:span text:style-name="T20"><draw:control text:anchor-type="as-char" svg:y="-0.381cm" draw:z-index="255" draw:name="Control 253" draw:style-name="gr1" draw:text-style-name="P102" svg:width="7.896cm" svg:height="0.449cm" draw:control="control253"/></text:span></text:p>
      <text:p text:style-name="P71" loext:marker-style-name="T22"><text:span text:style-name="T22"><draw:control text:anchor-type="as-char" svg:y="-0.369cm" draw:z-index="234" draw:name="Control 232" draw:style-name="gr2" draw:text-style-name="P103" svg:width="1.008cm" svg:height="0.412cm" draw:control="control232"/></text:span><text:span text:style-name="T22"><draw:control text:anchor-type="as-char" svg:y="-0.369cm" draw:z-index="235" draw:name="Control 233" draw:style-name="gr2" draw:text-style-name="P103" svg:width="1.163cm" svg:height="0.461cm" draw:control="control233"/></text:span><text:span text:style-name="T2"><text:tab/><text:tab/></text:span><text:span text:style-name="T20">Gall bladder disease</text:span><text:span text:style-name="T2"><text:tab/><text:tab/></text:span><text:span text:style-name="T20"><draw:control text:anchor-type="as-char" svg:y="-0.381cm" draw:z-index="256" draw:name="Control 254" draw:style-name="gr1" draw:text-style-name="P102" svg:width="7.896cm" svg:height="0.449cm" draw:control="control254"/></text:span></text:p>
      <text:p text:style-name="P71" loext:marker-style-name="T22"><text:span text:style-name="T22"><draw:control text:anchor-type="as-char" svg:y="-0.369cm" draw:z-index="236" draw:name="Control 234" draw:style-name="gr2" draw:text-style-name="P103" svg:width="1.008cm" svg:height="0.412cm" draw:control="control234"/></text:span><text:span text:style-name="T22"><draw:control text:anchor-type="as-char" svg:y="-0.369cm" draw:z-index="237" draw:name="Control 235" draw:style-name="gr2" draw:text-style-name="P103" svg:width="1.163cm" svg:height="0.461cm" draw:control="control235"/></text:span><text:span text:style-name="T2"><text:tab/><text:tab/></text:span><text:span text:style-name="T20">Bloody stools</text:span><text:span text:style-name="T2"><text:tab/><text:tab/><text:tab/></text:span><text:span text:style-name="T20"><draw:control text:anchor-type="as-char" svg:y="-0.381cm" draw:z-index="257" draw:name="Control 255" draw:style-name="gr1" draw:text-style-name="P102" svg:width="7.896cm" svg:height="0.449cm" draw:control="control255"/></text:span></text:p>
      <text:p text:style-name="P71" loext:marker-style-name="T22"><text:span text:style-name="T22"><draw:control text:anchor-type="as-char" svg:y="-0.369cm" draw:z-index="238" draw:name="Control 236" draw:style-name="gr2" draw:text-style-name="P103" svg:width="1.008cm" svg:height="0.412cm" draw:control="control236"/></text:span><text:span text:style-name="T22"><draw:control text:anchor-type="as-char" svg:y="-0.369cm" draw:z-index="239" draw:name="Control 237" draw:style-name="gr2" draw:text-style-name="P103" svg:width="1.163cm" svg:height="0.461cm" draw:control="control237"/></text:span><text:span text:style-name="T2"><text:tab/><text:tab/></text:span><text:span text:style-name="T20">Anaemia</text:span><text:span text:style-name="T2"><text:tab/><text:tab/><text:tab/></text:span><text:span text:style-name="T20"><draw:control text:anchor-type="as-char" svg:y="-0.381cm" draw:z-index="258" draw:name="Control 256" draw:style-name="gr1" draw:text-style-name="P102" svg:width="7.896cm" svg:height="0.449cm" draw:control="control256"/></text:span></text:p>
      <text:p text:style-name="P71" loext:marker-style-name="T22"><text:span text:style-name="T22"><draw:control text:anchor-type="as-char" svg:y="-0.369cm" draw:z-index="240" draw:name="Control 238" draw:style-name="gr2" draw:text-style-name="P103" svg:width="1.008cm" svg:height="0.412cm" draw:control="control238"/></text:span><text:span text:style-name="T22"><draw:control text:anchor-type="as-char" svg:y="-0.369cm" draw:z-index="241" draw:name="Control 239" draw:style-name="gr2" draw:text-style-name="P103" svg:width="1.163cm" svg:height="0.461cm" draw:control="control239"/></text:span><text:span text:style-name="T2"><text:tab/><text:tab/></text:span><text:span text:style-name="T20">Malnutrition</text:span><text:span text:style-name="T2"><text:tab/><text:tab/><text:tab/></text:span><text:span text:style-name="T20"><draw:control text:anchor-type="as-char" svg:y="-0.381cm" draw:z-index="259" draw:name="Control 257" draw:style-name="gr1" draw:text-style-name="P102" svg:width="7.896cm" svg:height="0.449cm" draw:control="control257"/></text:span></text:p>
      <text:p text:style-name="P71" loext:marker-style-name="T22"><text:span text:style-name="T22"><draw:control text:anchor-type="as-char" svg:y="-0.369cm" draw:z-index="242" draw:name="Control 240" draw:style-name="gr2" draw:text-style-name="P103" svg:width="1.008cm" svg:height="0.412cm" draw:control="control240"/></text:span><text:span text:style-name="T22"><draw:control text:anchor-type="as-char" svg:y="-0.369cm" draw:z-index="243" draw:name="Control 241" draw:style-name="gr2" draw:text-style-name="P103" svg:width="1.163cm" svg:height="0.461cm" draw:control="control241"/></text:span><text:span text:style-name="T2"><text:tab/><text:tab/></text:span><text:span text:style-name="T20">Dehydration</text:span><text:span text:style-name="T2"><text:tab/><text:tab/><text:tab/></text:span><text:span text:style-name="T20"><draw:control text:anchor-type="as-char" svg:y="-0.381cm" draw:z-index="260" draw:name="Control 258" draw:style-name="gr1" draw:text-style-name="P102" svg:width="7.896cm" svg:height="0.449cm" draw:control="control258"/></text:span></text:p>
      <text:p text:style-name="P72" loext:marker-style-name="T22"><text:span text:style-name="T22">Genitourinary:</text:span></text:p>
      <text:p text:style-name="P73" loext:marker-style-name="T22"><text:span text:style-name="T22"><draw:control text:anchor-type="as-char" svg:y="-0.369cm" draw:z-index="261" draw:name="Control 259" draw:style-name="gr2" draw:text-style-name="P103" svg:width="1.008cm" svg:height="0.412cm" draw:control="control259"/></text:span><text:span text:style-name="T22"><draw:control text:anchor-type="as-char" svg:y="-0.369cm" draw:z-index="262" draw:name="Control 260" draw:style-name="gr2" draw:text-style-name="P103" svg:width="1.163cm" svg:height="0.461cm" draw:control="control260"/></text:span><text:span text:style-name="T2"><text:tab/><text:tab/></text:span><text:span text:style-name="T20">Kidney disease</text:span><text:span text:style-name="T2"><text:tab/><text:tab/></text:span><text:span text:style-name="T20"><draw:control text:anchor-type="as-char" svg:y="-0.381cm" draw:z-index="273" draw:name="Control 271" draw:style-name="gr1" draw:text-style-name="P102" svg:width="7.896cm" svg:height="0.449cm" draw:control="control271"/></text:span></text:p>
      <text:p text:style-name="P73" loext:marker-style-name="T22"><text:span text:style-name="T22"><draw:control text:anchor-type="as-char" svg:y="-0.369cm" draw:z-index="263" draw:name="Control 261" draw:style-name="gr2" draw:text-style-name="P103" svg:width="1.008cm" svg:height="0.412cm" draw:control="control261"/></text:span><text:span text:style-name="T22"><draw:control text:anchor-type="as-char" svg:y="-0.369cm" draw:z-index="264" draw:name="Control 262" draw:style-name="gr2" draw:text-style-name="P103" svg:width="1.163cm" svg:height="0.461cm" draw:control="control262"/></text:span><text:span text:style-name="T2"><text:tab/><text:tab/></text:span><text:span text:style-name="T20">Protein in urine</text:span><text:span text:style-name="T2"><text:tab/><text:tab/></text:span><text:span text:style-name="T20"><draw:control text:anchor-type="as-char" svg:y="-0.381cm" draw:z-index="274" draw:name="Control 272" draw:style-name="gr1" draw:text-style-name="P102" svg:width="7.896cm" svg:height="0.449cm" draw:control="control272"/></text:span></text:p>
      <text:p text:style-name="P73" loext:marker-style-name="T22"><text:span text:style-name="T22"><draw:control text:anchor-type="as-char" svg:y="-0.369cm" draw:z-index="265" draw:name="Control 263" draw:style-name="gr2" draw:text-style-name="P103" svg:width="1.008cm" svg:height="0.412cm" draw:control="control263"/></text:span><text:span text:style-name="T22"><draw:control text:anchor-type="as-char" svg:y="-0.369cm" draw:z-index="266" draw:name="Control 264" draw:style-name="gr2" draw:text-style-name="P103" svg:width="1.163cm" svg:height="0.461cm" draw:control="control264"/></text:span><text:span text:style-name="T2"><text:tab/><text:tab/></text:span><text:span text:style-name="T20">Urinary Tract Infections</text:span><text:span text:style-name="T2"><text:tab/></text:span><text:span text:style-name="T20"><draw:control text:anchor-type="as-char" svg:y="-0.381cm" draw:z-index="275" draw:name="Control 273" draw:style-name="gr1" draw:text-style-name="P102" svg:width="7.896cm" svg:height="0.449cm" draw:control="control273"/></text:span></text:p>
      <text:p text:style-name="P73" loext:marker-style-name="T22"><text:span text:style-name="T22"><draw:control text:anchor-type="as-char" svg:y="-0.369cm" draw:z-index="267" draw:name="Control 265" draw:style-name="gr2" draw:text-style-name="P103" svg:width="1.008cm" svg:height="0.412cm" draw:control="control265"/></text:span><text:span text:style-name="T22"><draw:control text:anchor-type="as-char" svg:y="-0.369cm" draw:z-index="268" draw:name="Control 266" draw:style-name="gr2" draw:text-style-name="P103" svg:width="1.163cm" svg:height="0.461cm" draw:control="control266"/></text:span><text:span text:style-name="T2"><text:tab/><text:tab/></text:span><text:span text:style-name="T20">Blood in urine</text:span><text:span text:style-name="T2"><text:tab/><text:tab/><text:tab/></text:span><text:span text:style-name="T20"><draw:control text:anchor-type="as-char" svg:y="-0.381cm" draw:z-index="276" draw:name="Control 274" draw:style-name="gr1" draw:text-style-name="P102" svg:width="7.896cm" svg:height="0.449cm" draw:control="control274"/></text:span></text:p>
      <text:p text:style-name="P73" loext:marker-style-name="T22"><text:span text:style-name="T22"><draw:control text:anchor-type="as-char" svg:y="-0.369cm" draw:z-index="269" draw:name="Control 267" draw:style-name="gr2" draw:text-style-name="P103" svg:width="1.008cm" svg:height="0.412cm" draw:control="control267"/></text:span><text:span text:style-name="T22"><draw:control text:anchor-type="as-char" svg:y="-0.369cm" draw:z-index="270" draw:name="Control 268" draw:style-name="gr2" draw:text-style-name="P103" svg:width="1.163cm" svg:height="0.461cm" draw:control="control268"/></text:span><text:span text:style-name="T2"><text:tab/><text:tab/></text:span><text:span text:style-name="T20">Kidney stones</text:span><text:span text:style-name="T2"><text:tab/><text:tab/><text:tab/></text:span><text:span text:style-name="T20"><draw:control text:anchor-type="as-char" svg:y="-0.381cm" draw:z-index="277" draw:name="Control 275" draw:style-name="gr1" draw:text-style-name="P102" svg:width="7.896cm" svg:height="0.449cm" draw:control="control275"/></text:span></text:p>
      <text:p text:style-name="P73" loext:marker-style-name="T22"><text:span text:style-name="T22"><draw:control text:anchor-type="as-char" svg:y="-0.369cm" draw:z-index="271" draw:name="Control 269" draw:style-name="gr2" draw:text-style-name="P103" svg:width="1.008cm" svg:height="0.412cm" draw:control="control269"/></text:span><text:span text:style-name="T22"><draw:control text:anchor-type="as-char" svg:y="-0.369cm" draw:z-index="272" draw:name="Control 270" draw:style-name="gr2" draw:text-style-name="P103" svg:width="1.163cm" svg:height="0.461cm" draw:control="control270"/></text:span><text:span text:style-name="T2"><text:tab/><text:tab/></text:span><text:span text:style-name="T20">Prostate enlargement</text:span><text:span text:style-name="T2"><text:tab/><text:tab/></text:span><text:span text:style-name="T20"><draw:control text:anchor-type="as-char" svg:y="-0.381cm" draw:z-index="278" draw:name="Control 276" draw:style-name="gr1" draw:text-style-name="P102" svg:width="7.896cm" svg:height="0.449cm" draw:control="control276"/></text:span></text:p>
      <text:p text:style-name="P49" loext:marker-style-name="T23"><text:span text:style-name="T23">For women only:</text:span><text:span text:style-name="T23"/></text:p>
      <text:p text:style-name="P74" loext:marker-style-name="T20"><text:span text:style-name="T20">Last menstrual period:</text:span><text:span text:style-name="T2"><text:tab/></text:span><text:span text:style-name="T20"><draw:control text:anchor-type="as-char" svg:y="-0.381cm" draw:z-index="279" draw:name="Control 277" draw:style-name="gr1" draw:text-style-name="P102" svg:width="7.896cm" svg:height="0.449cm" draw:control="control277"/></text:span></text:p>
      <text:p text:style-name="P75" loext:marker-style-name="T20"><text:span text:style-name="T20"><text:tab/><text:tab/><text:tab/>Birth control:<text:tab/><text:tab/><text:tab/></text:span><text:span text:style-name="T20"><draw:control text:anchor-type="as-char" svg:y="-0.381cm" draw:z-index="280" draw:name="Control 278" draw:style-name="gr1" draw:text-style-name="P102" svg:width="7.896cm" svg:height="0.449cm" draw:control="control278"/></text:span></text:p>
      <text:p text:style-name="P76" loext:marker-style-name="T20"><text:span text:style-name="T20"><text:tab/><text:tab/># of childbirths:<text:tab/><text:tab/></text:span><text:span text:style-name="T20"><draw:control text:anchor-type="as-char" svg:y="-0.381cm" draw:z-index="281" draw:name="Control 279" draw:style-name="gr1" draw:text-style-name="P102" svg:width="7.896cm" svg:height="0.449cm" draw:control="control279"/></text:span></text:p>
      <text:p text:style-name="P77" loext:marker-style-name="T20"><text:span text:style-name="T20"><text:tab/><text:tab/><text:tab/>Start of menopause:<text:tab/><text:tab/></text:span><text:span text:style-name="T20"><draw:control text:anchor-type="as-char" svg:y="-0.381cm" draw:z-index="282" draw:name="Control 280" draw:style-name="gr1" draw:text-style-name="P102" svg:width="7.896cm" svg:height="0.449cm" draw:control="control280"/></text:span></text:p>
      <text:p text:style-name="P78" loext:marker-style-name="T22"><text:span text:style-name="T22">Neuro/Psyche:</text:span></text:p>
      <text:p text:style-name="P79" loext:marker-style-name="T22"><text:span text:style-name="T22"><draw:control text:anchor-type="as-char" svg:y="-0.369cm" draw:z-index="284" draw:name="Control 282" draw:style-name="gr2" draw:text-style-name="P103" svg:width="1.008cm" svg:height="0.412cm" draw:control="control282"/></text:span><text:span text:style-name="T22"><draw:control text:anchor-type="as-char" svg:y="-0.369cm" draw:z-index="285" draw:name="Control 283" draw:style-name="gr2" draw:text-style-name="P103" svg:width="1.163cm" svg:height="0.461cm" draw:control="control283"/></text:span><text:span text:style-name="T2"><text:tab/><text:tab/></text:span><text:span text:style-name="T20">Dizziness</text:span><text:span text:style-name="T2"><text:tab/><text:tab/><text:tab/></text:span><text:span text:style-name="T20"><draw:control text:anchor-type="as-char" svg:y="-0.381cm" draw:z-index="314" draw:name="Control 312" draw:style-name="gr1" draw:text-style-name="P102" svg:width="7.896cm" svg:height="0.449cm" draw:control="control312"/></text:span></text:p>
      <text:p text:style-name="P79" loext:marker-style-name="T22"><text:span text:style-name="T22"><draw:control text:anchor-type="as-char" svg:y="-0.369cm" draw:z-index="286" draw:name="Control 284" draw:style-name="gr2" draw:text-style-name="P103" svg:width="1.008cm" svg:height="0.412cm" draw:control="control284"/></text:span><text:span text:style-name="T22"><draw:control text:anchor-type="as-char" svg:y="-0.369cm" draw:z-index="287" draw:name="Control 285" draw:style-name="gr2" draw:text-style-name="P103" svg:width="1.163cm" svg:height="0.461cm" draw:control="control285"/></text:span><text:span text:style-name="T2"><text:tab/><text:tab/></text:span><text:span text:style-name="T20">Light-headedness</text:span><text:span text:style-name="T2"><text:tab/><text:tab/></text:span><text:span text:style-name="T20"><draw:control text:anchor-type="as-char" svg:y="-0.381cm" draw:z-index="315" draw:name="Control 313" draw:style-name="gr1" draw:text-style-name="P102" svg:width="7.896cm" svg:height="0.449cm" draw:control="control313"/></text:span></text:p>
      <text:p text:style-name="P79" loext:marker-style-name="T22"><text:span text:style-name="T22"><draw:control text:anchor-type="as-char" svg:y="-0.369cm" draw:z-index="288" draw:name="Control 286" draw:style-name="gr2" draw:text-style-name="P103" svg:width="1.008cm" svg:height="0.412cm" draw:control="control286"/></text:span><text:span text:style-name="T22"><draw:control text:anchor-type="as-char" svg:y="-0.369cm" draw:z-index="289" draw:name="Control 287" draw:style-name="gr2" draw:text-style-name="P103" svg:width="1.163cm" svg:height="0.461cm" draw:control="control287"/></text:span><text:span text:style-name="T2"><text:tab/><text:tab/></text:span><text:span text:style-name="T20">Seizures</text:span><text:span text:style-name="T2"><text:tab/><text:tab/><text:tab/></text:span><text:span text:style-name="T20"><draw:control text:anchor-type="as-char" svg:y="-0.381cm" draw:z-index="316" draw:name="Control 314" draw:style-name="gr1" draw:text-style-name="P102" svg:width="7.896cm" svg:height="0.449cm" draw:control="control314"/></text:span></text:p>
      <text:p text:style-name="P79" loext:marker-style-name="T22"><text:span text:style-name="T22"><draw:control text:anchor-type="as-char" svg:y="-0.369cm" draw:z-index="290" draw:name="Control 288" draw:style-name="gr2" draw:text-style-name="P103" svg:width="1.008cm" svg:height="0.412cm" draw:control="control288"/></text:span><text:span text:style-name="T22"><draw:control text:anchor-type="as-char" svg:y="-0.369cm" draw:z-index="291" draw:name="Control 289" draw:style-name="gr2" draw:text-style-name="P103" svg:width="1.163cm" svg:height="0.461cm" draw:control="control289"/></text:span><text:span text:style-name="T2"><text:tab/><text:tab/></text:span><text:span text:style-name="T20">Fainting</text:span><text:span text:style-name="T2"><text:tab/><text:tab/><text:tab/></text:span><text:span text:style-name="T20"><draw:control text:anchor-type="as-char" svg:y="-0.381cm" draw:z-index="317" draw:name="Control 315" draw:style-name="gr1" draw:text-style-name="P102" svg:width="7.896cm" svg:height="0.449cm" draw:control="control315"/></text:span></text:p>
      <text:p text:style-name="P79" loext:marker-style-name="T22"><text:span text:style-name="T22"><draw:control text:anchor-type="as-char" svg:y="-0.369cm" draw:z-index="292" draw:name="Control 290" draw:style-name="gr2" draw:text-style-name="P103" svg:width="1.008cm" svg:height="0.412cm" draw:control="control290"/></text:span><text:span text:style-name="T22"><draw:control text:anchor-type="as-char" svg:y="-0.369cm" draw:z-index="293" draw:name="Control 291" draw:style-name="gr2" draw:text-style-name="P103" svg:width="1.163cm" svg:height="0.461cm" draw:control="control291"/></text:span><text:span text:style-name="T2"><text:tab/><text:tab/></text:span><text:span text:style-name="T20">Loss of consciousness/Concussion</text:span><text:span text:style-name="T20"><draw:control text:anchor-type="as-char" svg:y="-0.381cm" draw:z-index="318" draw:name="Control 316" draw:style-name="gr1" draw:text-style-name="P102" svg:width="6.845cm" svg:height="0.449cm" draw:control="control316"/></text:span></text:p>
      <text:p text:style-name="P79" loext:marker-style-name="T22"><text:span text:style-name="T22"><draw:control text:anchor-type="as-char" svg:y="-0.369cm" draw:z-index="294" draw:name="Control 292" draw:style-name="gr2" draw:text-style-name="P103" svg:width="1.008cm" svg:height="0.412cm" draw:control="control292"/></text:span><text:span text:style-name="T22"><draw:control text:anchor-type="as-char" svg:y="-0.369cm" draw:z-index="295" draw:name="Control 293" draw:style-name="gr2" draw:text-style-name="P103" svg:width="1.163cm" svg:height="0.461cm" draw:control="control293"/></text:span><text:span text:style-name="T2"><text:tab/><text:tab/></text:span><text:span text:style-name="T20">Neuropathy</text:span><text:span text:style-name="T2"><text:tab/><text:tab/><text:tab/></text:span><text:span text:style-name="T20"><draw:control text:anchor-type="as-char" svg:y="-0.381cm" draw:z-index="319" draw:name="Control 317" draw:style-name="gr1" draw:text-style-name="P102" svg:width="7.896cm" svg:height="0.449cm" draw:control="control317"/></text:span></text:p>
      <text:p text:style-name="P79" loext:marker-style-name="T22"><text:span text:style-name="T22"><draw:control text:anchor-type="as-char" svg:y="-0.369cm" draw:z-index="296" draw:name="Control 294" draw:style-name="gr2" draw:text-style-name="P103" svg:width="1.008cm" svg:height="0.412cm" draw:control="control294"/></text:span><text:span text:style-name="T22"><draw:control text:anchor-type="as-char" svg:y="-0.369cm" draw:z-index="297" draw:name="Control 295" draw:style-name="gr2" draw:text-style-name="P103" svg:width="1.163cm" svg:height="0.461cm" draw:control="control295"/></text:span><text:span text:style-name="T2"><text:tab/><text:tab/></text:span><text:span text:style-name="T20">Numbness</text:span><text:span text:style-name="T2"><text:tab/><text:tab/><text:tab/></text:span><text:span text:style-name="T20"><draw:control text:anchor-type="as-char" svg:y="-0.381cm" draw:z-index="320" draw:name="Control 318" draw:style-name="gr1" draw:text-style-name="P102" svg:width="7.896cm" svg:height="0.449cm" draw:control="control318"/></text:span></text:p>
      <text:p text:style-name="P79" loext:marker-style-name="T22"><text:span text:style-name="T22"><draw:control text:anchor-type="as-char" svg:y="-0.369cm" draw:z-index="298" draw:name="Control 296" draw:style-name="gr2" draw:text-style-name="P103" svg:width="1.008cm" svg:height="0.412cm" draw:control="control296"/></text:span><text:span text:style-name="T22"><draw:control text:anchor-type="as-char" svg:y="-0.369cm" draw:z-index="299" draw:name="Control 297" draw:style-name="gr2" draw:text-style-name="P103" svg:width="1.163cm" svg:height="0.461cm" draw:control="control297"/></text:span><text:span text:style-name="T2"><text:tab/><text:tab/></text:span><text:span text:style-name="T20">Tingling</text:span><text:span text:style-name="T2"><text:tab/><text:tab/><text:tab/></text:span><text:span text:style-name="T20"><draw:control text:anchor-type="as-char" svg:y="-0.381cm" draw:z-index="321" draw:name="Control 319" draw:style-name="gr1" draw:text-style-name="P102" svg:width="7.896cm" svg:height="0.449cm" draw:control="control319"/></text:span></text:p>
      <text:p text:style-name="P79" loext:marker-style-name="T22"><text:span text:style-name="T22"><draw:control text:anchor-type="as-char" svg:y="-0.369cm" draw:z-index="300" draw:name="Control 298" draw:style-name="gr2" draw:text-style-name="P103" svg:width="1.008cm" svg:height="0.412cm" draw:control="control298"/></text:span><text:span text:style-name="T22"><draw:control text:anchor-type="as-char" svg:y="-0.369cm" draw:z-index="301" draw:name="Control 299" draw:style-name="gr2" draw:text-style-name="P103" svg:width="1.163cm" svg:height="0.461cm" draw:control="control299"/></text:span><text:span text:style-name="T2"><text:tab/><text:tab/></text:span><text:span text:style-name="T20">Burning</text:span><text:span text:style-name="T2"><text:tab/><text:tab/><text:tab/></text:span><text:span text:style-name="T20"><draw:control text:anchor-type="as-char" svg:y="-0.381cm" draw:z-index="322" draw:name="Control 320" draw:style-name="gr1" draw:text-style-name="P102" svg:width="7.896cm" svg:height="0.449cm" draw:control="control320"/></text:span></text:p>
      <text:p text:style-name="P79" loext:marker-style-name="T22"><text:span text:style-name="T22"><draw:control text:anchor-type="as-char" svg:y="-0.369cm" draw:z-index="302" draw:name="Control 300" draw:style-name="gr2" draw:text-style-name="P103" svg:width="1.008cm" svg:height="0.412cm" draw:control="control300"/></text:span><text:span text:style-name="T22"><draw:control text:anchor-type="as-char" svg:y="-0.369cm" draw:z-index="303" draw:name="Control 301" draw:style-name="gr2" draw:text-style-name="P103" svg:width="1.163cm" svg:height="0.461cm" draw:control="control301"/></text:span><text:span text:style-name="T2"><text:tab/><text:tab/></text:span><text:span text:style-name="T20">Pain</text:span><text:span text:style-name="T2"><text:tab/><text:tab/><text:tab/><text:tab/></text:span><text:span text:style-name="T20"><draw:control text:anchor-type="as-char" svg:y="-0.381cm" draw:z-index="323" draw:name="Control 321" draw:style-name="gr1" draw:text-style-name="P102" svg:width="7.896cm" svg:height="0.449cm" draw:control="control321"/></text:span></text:p>
      <text:p text:style-name="P79" loext:marker-style-name="T22"><text:span text:style-name="T22"><draw:control text:anchor-type="as-char" svg:y="-0.369cm" draw:z-index="304" draw:name="Control 302" draw:style-name="gr2" draw:text-style-name="P103" svg:width="1.008cm" svg:height="0.412cm" draw:control="control302"/></text:span><text:span text:style-name="T22"><draw:control text:anchor-type="as-char" svg:y="-0.369cm" draw:z-index="305" draw:name="Control 303" draw:style-name="gr2" draw:text-style-name="P103" svg:width="1.163cm" svg:height="0.461cm" draw:control="control303"/></text:span><text:span text:style-name="T2"><text:tab/><text:tab/></text:span><text:span text:style-name="T20">Walking disturbance</text:span><text:span text:style-name="T2"><text:tab/><text:tab/></text:span><text:span text:style-name="T20"><draw:control text:anchor-type="as-char" svg:y="-0.381cm" draw:z-index="324" draw:name="Control 322" draw:style-name="gr1" draw:text-style-name="P102" svg:width="7.896cm" svg:height="0.449cm" draw:control="control345"/></text:span></text:p>
      <text:p text:style-name="P79" loext:marker-style-name="T22"><text:span text:style-name="T22"><draw:control text:anchor-type="as-char" svg:y="-0.369cm" draw:z-index="306" draw:name="Control 304" draw:style-name="gr2" draw:text-style-name="P103" svg:width="1.008cm" svg:height="0.412cm" draw:control="control304"/></text:span><text:span text:style-name="T22"><draw:control text:anchor-type="as-char" svg:y="-0.369cm" draw:z-index="307" draw:name="Control 305" draw:style-name="gr2" draw:text-style-name="P103" svg:width="1.163cm" svg:height="0.461cm" draw:control="control305"/></text:span><text:span text:style-name="T2"><text:tab/><text:tab/></text:span><text:span text:style-name="T20">PTSD</text:span><text:span text:style-name="T2"><text:tab/><text:tab/><text:tab/><text:tab/></text:span><text:span text:style-name="T20"><draw:control text:anchor-type="as-char" svg:y="-0.381cm" draw:z-index="325" draw:name="Control 323" draw:style-name="gr1" draw:text-style-name="P102" svg:width="7.896cm" svg:height="0.449cm" draw:control="control322"/></text:span></text:p>
      <text:p text:style-name="P79" loext:marker-style-name="T22"><text:span text:style-name="T22"><draw:control text:anchor-type="as-char" svg:y="-0.369cm" draw:z-index="308" draw:name="Control 306" draw:style-name="gr2" draw:text-style-name="P103" svg:width="1.008cm" svg:height="0.412cm" draw:control="control306"/></text:span><text:span text:style-name="T22"><draw:control text:anchor-type="as-char" svg:y="-0.369cm" draw:z-index="309" draw:name="Control 307" draw:style-name="gr2" draw:text-style-name="P103" svg:width="1.163cm" svg:height="0.461cm" draw:control="control307"/></text:span><text:span text:style-name="T2"><text:tab/><text:tab/></text:span><text:span text:style-name="T20">Depression</text:span><text:span text:style-name="T2"><text:tab/><text:tab/><text:tab/></text:span><text:span text:style-name="T20"><draw:control text:anchor-type="as-char" svg:y="-0.381cm" draw:z-index="326" draw:name="Control 324" draw:style-name="gr1" draw:text-style-name="P102" svg:width="7.896cm" svg:height="0.449cm" draw:control="control323"/></text:span></text:p>
      <text:p text:style-name="P79" loext:marker-style-name="T22"><text:span text:style-name="T22"><draw:control text:anchor-type="as-char" svg:y="-0.369cm" draw:z-index="310" draw:name="Control 308" draw:style-name="gr2" draw:text-style-name="P103" svg:width="1.008cm" svg:height="0.412cm" draw:control="control308"/></text:span><text:span text:style-name="T22"><draw:control text:anchor-type="as-char" svg:y="-0.369cm" draw:z-index="311" draw:name="Control 309" draw:style-name="gr2" draw:text-style-name="P103" svg:width="1.163cm" svg:height="0.461cm" draw:control="control309"/></text:span><text:span text:style-name="T2"><text:tab/><text:tab/></text:span><text:span text:style-name="T20">Other Psychiatric disorder</text:span><text:span text:style-name="T21">s</text:span><text:span text:style-name="T2"><text:tab/></text:span><text:span text:style-name="T20"><draw:control text:anchor-type="as-char" svg:y="-0.381cm" draw:z-index="327" draw:name="Control 325" draw:style-name="gr1" draw:text-style-name="P102" svg:width="7.896cm" svg:height="0.449cm" draw:control="control324"/></text:span></text:p>
      <text:p text:style-name="P79" loext:marker-style-name="T22"><text:span text:style-name="T22"><draw:control text:anchor-type="as-char" svg:y="-0.369cm" draw:z-index="312" draw:name="Control 310" draw:style-name="gr2" draw:text-style-name="P103" svg:width="1.008cm" svg:height="0.412cm" draw:control="control310"/></text:span><text:span text:style-name="T22"><draw:control text:anchor-type="as-char" svg:y="-0.369cm" draw:z-index="313" draw:name="Control 311" draw:style-name="gr2" draw:text-style-name="P103" svg:width="1.163cm" svg:height="0.461cm" draw:control="control311"/></text:span><text:span text:style-name="T22"><text:tab/></text:span><text:span text:style-name="T2"><text:tab/></text:span><text:span text:style-name="T20">Altered sleep pattern</text:span><text:span text:style-name="T2"><text:tab/><text:tab/></text:span><text:span text:style-name="T20"><draw:control text:anchor-type="as-char" svg:y="-0.381cm" draw:z-index="328" draw:name="Control 326" draw:style-name="gr1" draw:text-style-name="P102" svg:width="7.896cm" svg:height="0.449cm" draw:control="control325"/></text:span></text:p>
      <text:p text:style-name="P46" loext:marker-style-name="T20"/>
      <text:p text:style-name="P46" loext:marker-style-name="T20"/>
      <text:p text:style-name="P46" loext:marker-style-name="T20"/>
      <text:p text:style-name="P46" loext:marker-style-name="T20"/>
      <text:p text:style-name="P46" loext:marker-style-name="T20"/>
      <text:p text:style-name="P80" loext:marker-style-name="T22"><text:soft-page-break/><text:span text:style-name="T22">Musculoskeletal:</text:span></text:p>
      <text:p text:style-name="P81" loext:marker-style-name="T22"><text:span text:style-name="T22"><draw:control text:anchor-type="as-char" svg:y="-0.369cm" draw:z-index="329" draw:name="Control 329" draw:style-name="gr2" draw:text-style-name="P103" svg:width="1.008cm" svg:height="0.412cm" draw:control="control326"/></text:span><text:span text:style-name="T22"><draw:control text:anchor-type="as-char" svg:y="-0.369cm" draw:z-index="330" draw:name="Control 330" draw:style-name="gr2" draw:text-style-name="P103" svg:width="1.163cm" svg:height="0.461cm" draw:control="control327"/></text:span><text:span text:style-name="T2"><text:tab/><text:tab/></text:span><text:span text:style-name="T20">Joint pain/swelling</text:span><text:span text:style-name="T2"><text:tab/><text:tab/></text:span><text:span text:style-name="T20"><draw:control text:anchor-type="as-char" svg:y="-0.381cm" draw:z-index="335" draw:name="Control 327" draw:style-name="gr1" draw:text-style-name="P102" svg:width="7.896cm" svg:height="0.449cm" draw:control="control332"/></text:span><text:span text:style-name="T22"><draw:control text:anchor-type="as-char" svg:y="-0.369cm" draw:z-index="331" draw:name="Control 331" draw:style-name="gr2" draw:text-style-name="P103" svg:width="1.008cm" svg:height="0.412cm" draw:control="control328"/></text:span><text:span text:style-name="T22"><draw:control text:anchor-type="as-char" svg:y="-0.369cm" draw:z-index="332" draw:name="Control 332" draw:style-name="gr2" draw:text-style-name="P103" svg:width="1.163cm" svg:height="0.461cm" draw:control="control329"/></text:span><text:span text:style-name="T2"><text:tab/><text:tab/></text:span><text:span text:style-name="T20">Arthritis</text:span><text:span text:style-name="T2"><text:tab/><text:tab/><text:tab/></text:span><text:span text:style-name="T20"><draw:control text:anchor-type="as-char" svg:y="-0.381cm" draw:z-index="336" draw:name="Control 328" draw:style-name="gr1" draw:text-style-name="P102" svg:width="7.896cm" svg:height="0.449cm" draw:control="control333"/></text:span><text:span text:style-name="T22"><draw:control text:anchor-type="as-char" svg:y="-0.369cm" draw:z-index="333" draw:name="Control 333" draw:style-name="gr2" draw:text-style-name="P103" svg:width="1.008cm" svg:height="0.412cm" draw:control="control330"/></text:span><text:span text:style-name="T22"><draw:control text:anchor-type="as-char" svg:y="-0.369cm" draw:z-index="334" draw:name="Control 334" draw:style-name="gr2" draw:text-style-name="P103" svg:width="1.163cm" svg:height="0.461cm" draw:control="control331"/></text:span><text:span text:style-name="T2"><text:tab/><text:tab/></text:span><text:span text:style-name="T20">Weakness in arms/legs</text:span><text:span text:style-name="T2"><text:tab/></text:span><text:span text:style-name="T20"><draw:control text:anchor-type="as-char" svg:y="-0.381cm" draw:z-index="337" draw:name="Control 335" draw:style-name="gr1" draw:text-style-name="P102" svg:width="7.896cm" svg:height="0.449cm" draw:control="control334"/></text:span></text:p>
      <text:p text:style-name="P81" loext:marker-style-name="T22"><text:span text:style-name="T22"><draw:control text:anchor-type="as-char" svg:y="-0.369cm" draw:z-index="338" draw:name="Control 336" draw:style-name="gr2" draw:text-style-name="P103" svg:width="1.008cm" svg:height="0.412cm" draw:control="control335"/></text:span><text:span text:style-name="T22"><draw:control text:anchor-type="as-char" svg:y="-0.369cm" draw:z-index="339" draw:name="Control 337" draw:style-name="gr2" draw:text-style-name="P103" svg:width="1.163cm" svg:height="0.461cm" draw:control="control336"/></text:span><text:span text:style-name="T2"><text:tab/><text:tab/></text:span><text:span text:style-name="T20">Fatigue: </text:span><text:span text:style-name="T2"><text:tab/><text:tab/><text:tab/><text:tab/></text:span></text:p>
      <text:p text:style-name="P82" loext:marker-style-name="T20"><text:span text:style-name="T20"><text:s text:c="8"/></text:span><text:span text:style-name="T2"><text:tab/><text:tab/></text:span><text:span text:style-name="T20"> <text:s text:c="11"/></text:span><text:span text:style-name="T22">Greater than 6 months<text:tab/></text:span><text:span text:style-name="T22"><draw:control text:anchor-type="as-char" svg:y="-0.381cm" draw:z-index="348" draw:name="Control 346" draw:style-name="gr1" draw:text-style-name="P102" svg:width="7.896cm" svg:height="0.449cm" draw:control="control346"/></text:span></text:p>
      <text:p text:style-name="P82" loext:marker-style-name="T20"><text:span text:style-name="T20"><text:s text:c="6"/></text:span><text:span text:style-name="T2"><text:tab/><text:tab/></text:span><text:span text:style-name="T20"> <text:s text:c="9"/></text:span><text:span text:style-name="T22"><text:s text:c="2"/>After viral Illness</text:span><text:span text:style-name="T2"><text:tab/><text:tab/></text:span><text:span text:style-name="T20"><draw:control text:anchor-type="as-char" svg:y="-0.381cm" draw:z-index="349" draw:name="Control 347" draw:style-name="gr1" draw:text-style-name="P102" svg:width="7.896cm" svg:height="0.449cm" draw:control="control347"/></text:span></text:p>
      <text:p text:style-name="P83" loext:marker-style-name="T20"><text:span text:style-name="T22"><draw:control text:anchor-type="as-char" svg:y="-0.369cm" draw:z-index="340" draw:name="Control 338" draw:style-name="gr2" draw:text-style-name="P103" svg:width="1.008cm" svg:height="0.412cm" draw:control="control337"/></text:span><text:span text:style-name="T22"><draw:control text:anchor-type="as-char" svg:y="-0.369cm" draw:z-index="341" draw:name="Control 339" draw:style-name="gr2" draw:text-style-name="P103" svg:width="1.163cm" svg:height="0.461cm" draw:control="control338"/></text:span><text:span text:style-name="T2"><text:tab/><text:tab/></text:span><text:span text:style-name="T20">Muscle wasting</text:span><text:span text:style-name="T2"><text:tab/><text:tab/></text:span><text:span text:style-name="T20"><draw:control text:anchor-type="as-char" svg:y="-0.381cm" draw:z-index="350" draw:name="Control 348" draw:style-name="gr1" draw:text-style-name="P102" svg:width="7.896cm" svg:height="0.449cm" draw:control="control348"/></text:span><text:span text:style-name="T22"><draw:control text:anchor-type="as-char" svg:y="-0.369cm" draw:z-index="342" draw:name="Control 340" draw:style-name="gr2" draw:text-style-name="P103" svg:width="1.008cm" svg:height="0.412cm" draw:control="control339"/></text:span><text:span text:style-name="T22"><draw:control text:anchor-type="as-char" svg:y="-0.369cm" draw:z-index="343" draw:name="Control 341" draw:style-name="gr2" draw:text-style-name="P103" svg:width="1.163cm" svg:height="0.461cm" draw:control="control340"/></text:span><text:span text:style-name="T2"><text:tab/><text:tab/></text:span><text:span text:style-name="T20">Back pain</text:span><text:span text:style-name="T2"><text:tab/><text:tab/><text:tab/></text:span><text:span text:style-name="T20"><draw:control text:anchor-type="as-char" svg:y="-0.381cm" draw:z-index="351" draw:name="Control 349" draw:style-name="gr1" draw:text-style-name="P102" svg:width="7.896cm" svg:height="0.449cm" draw:control="control349"/></text:span><text:span text:style-name="T22"><draw:control text:anchor-type="as-char" svg:y="-0.369cm" draw:z-index="344" draw:name="Control 342" draw:style-name="gr2" draw:text-style-name="P103" svg:width="1.008cm" svg:height="0.412cm" draw:control="control341"/></text:span><text:span text:style-name="T22"><draw:control text:anchor-type="as-char" svg:y="-0.369cm" draw:z-index="345" draw:name="Control 343" draw:style-name="gr2" draw:text-style-name="P103" svg:width="1.163cm" svg:height="0.461cm" draw:control="control342"/></text:span><text:span text:style-name="T2"><text:tab/><text:tab/></text:span><text:span text:style-name="T20">Gout</text:span><text:span text:style-name="T2"><text:tab/><text:tab/><text:tab/><text:tab/></text:span><text:span text:style-name="T20"><draw:control text:anchor-type="as-char" svg:y="-0.381cm" draw:z-index="352" draw:name="Control 350" draw:style-name="gr1" draw:text-style-name="P102" svg:width="7.896cm" svg:height="0.449cm" draw:control="control350"/></text:span><text:span text:style-name="T22"><draw:control text:anchor-type="as-char" svg:y="-0.369cm" draw:z-index="346" draw:name="Control 344" draw:style-name="gr2" draw:text-style-name="P103" svg:width="1.008cm" svg:height="0.412cm" draw:control="control343"/></text:span><text:span text:style-name="T22"><draw:control text:anchor-type="as-char" svg:y="-0.369cm" draw:z-index="347" draw:name="Control 345" draw:style-name="gr2" draw:text-style-name="P103" svg:width="1.163cm" svg:height="0.461cm" draw:control="control344"/></text:span><text:span text:style-name="T2"><text:tab/><text:tab/></text:span><text:span text:style-name="T20">Tender points</text:span><text:span text:style-name="T2"><text:tab/><text:tab/><text:tab/></text:span><text:span text:style-name="T20"><draw:control text:anchor-type="as-char" svg:y="-0.381cm" draw:z-index="353" draw:name="Control 351" draw:style-name="gr1" draw:text-style-name="P102" svg:width="7.896cm" svg:height="0.449cm" draw:control="control351"/></text:span></text:p>
      <text:p text:style-name="P48" loext:marker-style-name="T20"/>
      <text:p text:style-name="P84" loext:marker-style-name="T22"><text:span text:style-name="T22">Other:</text:span></text:p>
      <text:p text:style-name="P85" loext:marker-style-name="T22"><text:span text:style-name="T22"><draw:control text:anchor-type="as-char" svg:y="-0.369cm" draw:z-index="354" draw:name="Control 352" draw:style-name="gr2" draw:text-style-name="P103" svg:width="1.008cm" svg:height="0.412cm" draw:control="control352"/></text:span><text:span text:style-name="T22"><draw:control text:anchor-type="as-char" svg:y="-0.369cm" draw:z-index="355" draw:name="Control 353" draw:style-name="gr2" draw:text-style-name="P103" svg:width="1.163cm" svg:height="0.461cm" draw:control="control353"/></text:span><text:span text:style-name="T2"><text:tab/><text:tab/></text:span><text:span text:style-name="T20">Thyroid disorder</text:span><text:span text:style-name="T2"><text:tab/><text:tab/></text:span><text:span text:style-name="T20"><draw:control text:anchor-type="as-char" svg:y="-0.381cm" draw:z-index="366" draw:name="Control 364" draw:style-name="gr1" draw:text-style-name="P102" svg:width="7.896cm" svg:height="0.449cm" draw:control="control364"/></text:span><text:span text:style-name="T22"><draw:control text:anchor-type="as-char" svg:y="-0.369cm" draw:z-index="356" draw:name="Control 354" draw:style-name="gr2" draw:text-style-name="P103" svg:width="1.008cm" svg:height="0.412cm" draw:control="control354"/></text:span><text:span text:style-name="T22"><draw:control text:anchor-type="as-char" svg:y="-0.369cm" draw:z-index="357" draw:name="Control 355" draw:style-name="gr2" draw:text-style-name="P103" svg:width="1.163cm" svg:height="0.461cm" draw:control="control355"/></text:span><text:span text:style-name="T2"><text:tab/><text:tab/></text:span><text:span text:style-name="T20">Unusual hair growth or loss</text:span><text:span text:style-name="T2"><text:tab/></text:span><text:span text:style-name="T20"><draw:control text:anchor-type="as-char" svg:y="-0.381cm" draw:z-index="367" draw:name="Control 365" draw:style-name="gr1" draw:text-style-name="P102" svg:width="7.896cm" svg:height="0.449cm" draw:control="control365"/></text:span><text:span text:style-name="T22"><draw:control text:anchor-type="as-char" svg:y="-0.369cm" draw:z-index="358" draw:name="Control 356" draw:style-name="gr2" draw:text-style-name="P103" svg:width="1.008cm" svg:height="0.412cm" draw:control="control356"/></text:span><text:span text:style-name="T22"><draw:control text:anchor-type="as-char" svg:y="-0.369cm" draw:z-index="359" draw:name="Control 357" draw:style-name="gr2" draw:text-style-name="P103" svg:width="1.163cm" svg:height="0.461cm" draw:control="control357"/></text:span><text:span text:style-name="T2"><text:tab/><text:tab/></text:span><text:span text:style-name="T20">Fractures</text:span><text:span text:style-name="T2"><text:tab/><text:tab/><text:tab/></text:span><text:span text:style-name="T20"><draw:control text:anchor-type="as-char" svg:y="-0.381cm" draw:z-index="368" draw:name="Control 366" draw:style-name="gr1" draw:text-style-name="P102" svg:width="7.896cm" svg:height="0.449cm" draw:control="control366"/></text:span><text:span text:style-name="T22"><draw:control text:anchor-type="as-char" svg:y="-0.369cm" draw:z-index="360" draw:name="Control 358" draw:style-name="gr2" draw:text-style-name="P103" svg:width="1.008cm" svg:height="0.412cm" draw:control="control358"/></text:span><text:span text:style-name="T22"><draw:control text:anchor-type="as-char" svg:y="-0.369cm" draw:z-index="361" draw:name="Control 359" draw:style-name="gr2" draw:text-style-name="P103" svg:width="1.163cm" svg:height="0.461cm" draw:control="control359"/></text:span><text:span text:style-name="T2"><text:tab/><text:tab/></text:span><text:span text:style-name="T20">High arches or clawed feet</text:span><text:span text:style-name="T2"><text:tab/></text:span><text:span text:style-name="T20"><draw:control text:anchor-type="as-char" svg:y="-0.381cm" draw:z-index="369" draw:name="Control 367" draw:style-name="gr1" draw:text-style-name="P102" svg:width="7.896cm" svg:height="0.449cm" draw:control="control367"/></text:span><text:span text:style-name="T22"><draw:control text:anchor-type="as-char" svg:y="-0.369cm" draw:z-index="362" draw:name="Control 360" draw:style-name="gr2" draw:text-style-name="P103" svg:width="1.008cm" svg:height="0.412cm" draw:control="control360"/></text:span><text:span text:style-name="T22"><draw:control text:anchor-type="as-char" svg:y="-0.369cm" draw:z-index="363" draw:name="Control 361" draw:style-name="gr2" draw:text-style-name="P103" svg:width="1.163cm" svg:height="0.461cm" draw:control="control361"/></text:span><text:span text:style-name="T2"><text:tab/><text:tab/></text:span><text:span text:style-name="T20">Exposure to Toxins</text:span><text:span text:style-name="T2"><text:tab/><text:tab/></text:span><text:span text:style-name="T20"><draw:control text:anchor-type="as-char" svg:y="-0.381cm" draw:z-index="370" draw:name="Control 368" draw:style-name="gr1" draw:text-style-name="P102" svg:width="7.896cm" svg:height="0.449cm" draw:control="control368"/></text:span><text:span text:style-name="T22"><draw:control text:anchor-type="as-char" svg:y="-0.369cm" draw:z-index="364" draw:name="Control 362" draw:style-name="gr2" draw:text-style-name="P103" svg:width="1.008cm" svg:height="0.412cm" draw:control="control362"/></text:span><text:span text:style-name="T22"><draw:control text:anchor-type="as-char" svg:y="-0.369cm" draw:z-index="365" draw:name="Control 363" draw:style-name="gr2" draw:text-style-name="P103" svg:width="1.163cm" svg:height="0.461cm" draw:control="control363"/></text:span><text:span text:style-name="T20"><text:tab/><text:tab/>Any other medical conditions? </text:span><text:span text:style-name="T20"><draw:control text:anchor-type="as-char" svg:y="-0.381cm" draw:z-index="371" draw:name="Control 369" draw:style-name="gr1" draw:text-style-name="P102" svg:width="7.642cm" svg:height="0.449cm" draw:control="control369"/></text:span></text:p>
      <text:p text:style-name="P85" loext:marker-style-name="T22"><text:span text:style-name="T25"/></text:p>
      <text:p text:style-name="P85" loext:marker-style-name="T22"><text:span text:style-name="T29">Surgical History</text:span></text:p>
      <text:p text:style-name="P85" loext:marker-style-name="T22"><text:span text:style-name="T24"><draw:control text:anchor-type="as-char" svg:y="-0.369cm" draw:z-index="372" draw:name="Control 370" draw:style-name="gr2" draw:text-style-name="P103" svg:width="1.47cm" svg:height="0.412cm" draw:control="control370"/></text:span><text:span text:style-name="T24"><draw:control text:anchor-type="as-char" svg:y="-0.369cm" draw:z-index="373" draw:name="Control 371" draw:style-name="gr2" draw:text-style-name="P103" svg:width="1.588cm" svg:height="0.461cm" draw:control="control371"/></text:span></text:p>
      <text:p text:style-name="P85" loext:marker-style-name="T22"><text:span text:style-name="T24"/></text:p>
      <text:p text:style-name="P49" loext:marker-style-name="T20"><text:span text:style-name="T20">If yes, please specify:</text:span></text:p>
      <text:p text:style-name="P86" loext:marker-style-name="T20"><text:span text:style-name="T20">1. </text:span><text:span text:style-name="T20"><draw:control text:anchor-type="as-char" svg:y="-0.482cm" draw:z-index="374" draw:name="Control 372" draw:style-name="gr1" draw:text-style-name="P102" svg:width="7.642cm" svg:height="0.449cm" draw:control="control372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482cm" draw:z-index="379" draw:name="Control 377" draw:style-name="gr1" draw:text-style-name="P102" svg:width="3.32cm" svg:height="0.449cm" draw:control="control377"/></text:span></text:p>
      <text:p text:style-name="P87" loext:marker-style-name="T20"><text:span text:style-name="T20">2. </text:span><text:span text:style-name="T20"><draw:control text:anchor-type="as-char" svg:y="-0.482cm" draw:z-index="375" draw:name="Control 373" draw:style-name="gr1" draw:text-style-name="P102" svg:width="7.642cm" svg:height="0.449cm" draw:control="control373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482cm" draw:z-index="380" draw:name="Control 378" draw:style-name="gr1" draw:text-style-name="P102" svg:width="3.32cm" svg:height="0.449cm" draw:control="control378"/></text:span></text:p>
      <text:p text:style-name="P87" loext:marker-style-name="T20"><text:span text:style-name="T20">3. </text:span><text:span text:style-name="T20"><draw:control text:anchor-type="as-char" svg:y="-0.482cm" draw:z-index="376" draw:name="Control 374" draw:style-name="gr1" draw:text-style-name="P102" svg:width="7.642cm" svg:height="0.449cm" draw:control="control374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482cm" draw:z-index="381" draw:name="Control 379" draw:style-name="gr1" draw:text-style-name="P102" svg:width="3.32cm" svg:height="0.449cm" draw:control="control379"/></text:span></text:p>
      <text:p text:style-name="P87" loext:marker-style-name="T20"><text:span text:style-name="T20">4. </text:span><text:span text:style-name="T20"><draw:control text:anchor-type="as-char" svg:y="-0.482cm" draw:z-index="377" draw:name="Control 375" draw:style-name="gr1" draw:text-style-name="P102" svg:width="7.642cm" svg:height="0.449cm" draw:control="control375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482cm" draw:z-index="382" draw:name="Control 380" draw:style-name="gr1" draw:text-style-name="P102" svg:width="3.32cm" svg:height="0.449cm" draw:control="control380"/></text:span></text:p>
      <text:p text:style-name="P87" loext:marker-style-name="T17"><text:span text:style-name="T20">5. </text:span><text:span text:style-name="T20"><draw:control text:anchor-type="as-char" svg:y="-0.482cm" draw:z-index="378" draw:name="Control 376" draw:style-name="gr1" draw:text-style-name="P102" svg:width="7.642cm" svg:height="0.449cm" draw:control="control376"/></text:span><text:span text:style-name="T20"><text:s/>date </text:span><text:span text:style-name="T5">(</text:span><text:span text:style-name="T6">DD/MM/YY</text:span><text:span text:style-name="T7">)</text:span><text:span text:style-name="T20">: </text:span><text:span text:style-name="T20"><draw:control text:anchor-type="as-char" svg:y="-0.482cm" draw:z-index="383" draw:name="Control 381" draw:style-name="gr1" draw:text-style-name="P102" svg:width="3.32cm" svg:height="0.449cm" draw:control="control38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ova" svg:font-family="'Arial Nova'" style:font-family-generic="roman" style:font-pitch="variable"/>
    <style:font-face style:name="Arial Nova1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style:vertical-align="auto"/>
      <style:text-properties fo:font-size="12pt" fo:language="en" fo:country="A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Normal_20_Table_20__28_WW_29_">
      <style:paragraph-properties fo:padding="0cm" fo:border="none" style:shadow="none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ja" style:country-asian="JP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style:font-name="Arial" fo:font-family="Arial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Header_20_Char" style:display-name="Header Char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Footer_20_Char" style:display-name="Footer Char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" style:num-suffix="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" style:num-suffix="" text:bullet-char="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Arial Nova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Y" style:num-suffix="Y" text:bullet-char="Y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(Body)'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ec18" officeooo:paragraph-rsid="0028ec18"/>
    </style:style>
    <style:style style:name="MT1" style:family="text">
      <style:text-properties officeooo:rsid="002b046f"/>
    </style:style>
    <style:style style:name="MT2" style:family="text">
      <style:text-properties officeooo:rsid="0175ea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edQ<text:span text:style-name="MT1">2</text:span>MAT v<text:span text:style-name="MT2">2</text:span>.0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7:11:14.146000000</meta:creation-date>
    <dc:date>2024-12-08T21:10:15.250000000</dc:date>
    <meta:editing-duration>PT15H37M36S</meta:editing-duration>
    <meta:editing-cycles>263</meta:editing-cycles>
    <meta:generator>LibreOffice/7.6.4.1$Windows_X86_64 LibreOffice_project/e19e193f88cd6c0525a17fb7a176ed8e6a3e2aa1</meta:generator>
    <meta:print-date>2024-12-08T20:54:32.223000000</meta:print-date>
    <meta:printed-by>PDF files</meta:printed-by>
    <meta:document-statistic meta:table-count="4" meta:image-count="0" meta:object-count="0" meta:page-count="5" meta:paragraph-count="237" meta:word-count="428" meta:character-count="3560" meta:non-whitespace-character-count="2781"/>
  </office:meta>
</office:document-meta>
</file>